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33cc66"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stroke="none" draw:fill="gradient" draw:fill-gradient-name="Gradient_20_7" draw:textarea-vertical-align="middle"/>
    </style:style>
    <style:style style:name="gr4" style:family="graphic" style:parent-style-name="standard">
      <style:graphic-properties draw:stroke="none" draw:fill="gradient" draw:fill-gradient-name="Gradient_20_12" draw:textarea-vertical-align="middle"/>
    </style:style>
    <style:style style:name="gr5" style:family="graphic" style:parent-style-name="standard">
      <style:graphic-properties draw:stroke="none" draw:fill="gradient" draw:fill-gradient-name="Gradient_20_9" draw:textarea-vertical-align="middle"/>
    </style:style>
    <style:style style:name="gr6" style:family="graphic" style:parent-style-name="standard">
      <style:graphic-properties draw:stroke="none" draw:fill="gradient" draw:fill-gradient-name="Gradient_20_10" draw:textarea-vertical-align="middle"/>
    </style:style>
    <style:style style:name="gr7" style:family="graphic" style:parent-style-name="standard">
      <style:graphic-properties draw:fill="solid" draw:fill-color="#008000" draw:textarea-vertical-align="middle"/>
    </style:style>
    <style:style style:name="gr8" style:family="graphic" style:parent-style-name="standard">
      <style:graphic-properties draw:fill="solid" draw:fill-color="#99ccff" draw:textarea-vertical-align="middle"/>
    </style:style>
    <style:style style:name="gr9" style:family="graphic" style:parent-style-name="standard">
      <style:graphic-properties draw:fill="solid" draw:fill-color="#ffffff" draw:textarea-vertical-align="middle"/>
    </style:style>
    <style:style style:name="gr10" style:family="graphic" style:parent-style-name="standard">
      <style:graphic-properties draw:textarea-vertical-align="middle"/>
    </style:style>
    <style:style style:name="gr11" style:family="graphic" style:parent-style-name="standard">
      <style:graphic-properties draw:stroke="none" draw:textarea-vertical-align="middle"/>
    </style:style>
    <style:style style:name="gr12" style:family="graphic" style:parent-style-name="standard">
      <style:graphic-properties draw:stroke="none"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fo:min-height="0cm" fo:min-width="0cm" fo:wrap-option="no-wrap" draw:shadow="hidden"/>
    </style:style>
    <style:style style:name="gr14" style:family="graphic" style:parent-style-name="standard">
      <style:graphic-properties draw:fill="none" draw:textarea-horizontal-align="justify" draw:textarea-vertical-align="middle" draw:auto-grow-height="false" fo:min-height="0cm" fo:min-width="0cm" fo:wrap-option="no-wrap" draw:shadow="hidden"/>
    </style:style>
    <style:style style:name="gr15" style:family="graphic" style:parent-style-name="objectwithoutfill">
      <style:graphic-properties draw:stroke="dash" draw:stroke-dash="Ultrafine_20_2_20_Dots_20_3_20_Dashes" draw:fill="none" draw:textarea-vertical-align="middle"/>
    </style:style>
    <style:style style:name="gr16" style:family="graphic" style:parent-style-name="objectwithoutfill">
      <style:graphic-properties draw:stroke="none" draw:fill="solid" draw:fill-color="#3deb3d" draw:textarea-vertical-align="middl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fill="solid" draw:fill-color="#dc2300" draw:textarea-horizontal-align="justify" draw:textarea-vertical-align="middle" draw:auto-grow-height="false"/>
    </style:style>
    <style:style style:name="gr19" style:family="graphic" style:parent-style-name="standard">
      <style:graphic-properties draw:fill="solid" draw:fill-color="#99ccff" draw:textarea-horizontal-align="justify" draw:textarea-vertical-align="middle" draw:auto-grow-height="false"/>
    </style:style>
    <style:style style:name="gr20" style:family="graphic" style:parent-style-name="standard">
      <style:graphic-properties draw:fill="solid" draw:fill-color="#ffffff" draw:textarea-horizontal-align="justify" draw:textarea-vertical-align="middle" draw:auto-grow-height="false" draw:shadow="hidden"/>
    </style:style>
    <style:style style:name="gr21" style:family="graphic" style:parent-style-name="standard">
      <style:graphic-properties draw:fill="solid" draw:fill-color="#ffffcc" draw:textarea-horizontal-align="justify" draw:textarea-vertical-align="middle" draw:auto-grow-height="false"/>
    </style:style>
    <style:style style:name="gr22" style:family="graphic" style:parent-style-name="standard">
      <style:graphic-properties draw:fill="solid" draw:fill-color="#996633" draw:textarea-horizontal-align="justify" draw:textarea-vertical-align="middle" draw:auto-grow-height="false"/>
    </style:style>
    <style:style style:name="gr23" style:family="graphic" style:parent-style-name="standard">
      <style:graphic-properties draw:fill="solid" draw:fill-color="#355e00" draw:textarea-horizontal-align="justify" draw:textarea-vertical-align="middle" draw:auto-grow-height="false"/>
    </style:style>
    <style:style style:name="gr24" style:family="graphic" style:parent-style-name="standard">
      <style:graphic-properties draw:fill="solid" draw:fill-color="#5c8526" draw:textarea-horizontal-align="justify" draw:textarea-vertical-align="middle" draw:auto-grow-height="false"/>
    </style:style>
    <style:style style:name="gr25" style:family="graphic" style:parent-style-name="standard">
      <style:graphic-properties draw:fill="solid" draw:fill-color="#23b8dc" draw:textarea-horizontal-align="justify" draw:textarea-vertical-align="middle" draw:auto-grow-height="false"/>
    </style:style>
    <style:style style:name="gr26" style:family="graphic" style:parent-style-name="objectwithoutfill">
      <style:graphic-properties draw:fill="solid" draw:fill-color="#ffff99" draw:textarea-vertical-align="middle"/>
    </style:style>
    <style:style style:name="gr27" style:family="graphic" style:parent-style-name="standard">
      <style:graphic-properties svg:stroke-width="0.1cm" draw:fill="solid" draw:fill-color="#33cc66"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4cm" svg:stroke-color="#808080" draw:marker-start-width="6.05cm" draw:marker-end-width="6.05cm" draw:fill="none" draw:textarea-vertical-align="middle" fo:padding-top="2.125cm" fo:padding-bottom="2.125cm" fo:padding-left="2.25cm" fo:padding-right="2.25cm"/>
    </style:style>
    <style:style style:name="gr29" style:family="graphic" style:parent-style-name="standard">
      <style:graphic-properties draw:stroke="solid" svg:stroke-width="4cm" svg:stroke-color="#808080" draw:marker-start-width="6.05cm" draw:marker-end-width="6.05cm" draw:fill="none" draw:textarea-horizontal-align="justify" draw:textarea-vertical-align="middle" draw:auto-grow-height="false" fo:padding-top="2.125cm" fo:padding-bottom="2.125cm" fo:padding-left="2.25cm" fo:padding-right="2.25cm" draw:shadow="hidden"/>
    </style:style>
    <style:style style:name="gr30" style:family="graphic" style:parent-style-name="objectwithoutfill">
      <style:graphic-properties draw:stroke="dash" draw:stroke-dash="Fine_20_Dashed" svg:stroke-width="0.3cm" svg:stroke-color="#ffffff" draw:marker-start-width="0.5cm" draw:marker-end-width="0.5cm" draw:fill="none" draw:textarea-vertical-align="middle" fo:padding-top="0.275cm" fo:padding-bottom="0.275cm" fo:padding-left="0.4cm" fo:padding-right="0.4cm"/>
    </style:style>
    <style:style style:name="gr31" style:family="graphic" style:parent-style-name="standard">
      <style:graphic-properties draw:stroke="dash" draw:stroke-dash="Fine_20_Dashed" svg:stroke-width="0.3cm" svg:stroke-color="#ffffff" draw:marker-start-width="0.5cm" draw:marker-end-width="0.5cm" draw:fill="none" draw:textarea-horizontal-align="justify" draw:textarea-vertical-align="middle" draw:auto-grow-height="false" fo:padding-top="0.275cm" fo:padding-bottom="0.275cm" fo:padding-left="0.4cm" fo:padding-right="0.4cm" draw:shadow="hidden"/>
    </style:style>
    <style:style style:name="gr32" style:family="graphic" style:parent-style-name="standard">
      <style:graphic-properties draw:fill="solid" draw:fill-color="#0099ff"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draw:shadow="hidden"/>
    </style:style>
    <style:style style:name="gr34" style:family="graphic" style:parent-style-name="standard">
      <style:graphic-properties draw:fill="solid" draw:fill-color="#33cc66" draw:textarea-horizontal-align="justify" draw:textarea-vertical-align="middle" draw:auto-grow-height="false" draw:shadow="hidden"/>
    </style:style>
    <style:style style:name="gr35" style:family="graphic" style:parent-style-name="objectwithoutfill">
      <style:graphic-properties draw:fill="solid" draw:fill-color="#b84700" draw:textarea-vertical-align="middle"/>
    </style:style>
    <style:style style:name="gr36" style:family="graphic" style:parent-style-name="standard">
      <style:graphic-properties draw:fill="solid" draw:fill-color="#00ae00" draw:textarea-vertical-align="middle"/>
    </style:style>
    <style:style style:name="gr37" style:family="graphic" style:parent-style-name="standard">
      <style:graphic-properties draw:fill="solid" draw:fill-color="#ff6633" draw:textarea-horizontal-align="justify" draw:textarea-vertical-align="middle" draw:auto-grow-height="false"/>
    </style:style>
    <style:style style:name="gr38" style:family="graphic" style:parent-style-name="standard">
      <style:graphic-properties draw:fill="solid" draw:fill-color="#33cc66" draw:textarea-vertical-align="middle"/>
    </style:style>
    <style:style style:name="gr39" style:family="graphic" style:parent-style-name="standard">
      <style:graphic-properties draw:fill="solid" draw:fill-color="#00dcff" draw:textarea-horizontal-align="justify" draw:textarea-vertical-align="middle" draw:auto-grow-height="false" draw:shadow="hidden"/>
    </style:style>
    <style:style style:name="gr40" style:family="graphic" style:parent-style-name="standard">
      <style:graphic-properties draw:fill="solid" draw:fill-color="#00b8ff" draw:textarea-vertical-align="middle"/>
    </style:style>
    <style:style style:name="gr41" style:family="graphic" style:parent-style-name="standard">
      <style:graphic-properties draw:fill="solid" draw:fill-color="#83caff" draw:textarea-vertical-align="middle"/>
    </style:style>
    <style:style style:name="gr42" style:family="graphic" style:parent-style-name="standard">
      <style:graphic-properties draw:fill="solid" draw:fill-color="#7da647" draw:textarea-horizontal-align="justify" draw:textarea-vertical-align="middle" draw:auto-grow-height="false" fo:min-height="0cm" fo:min-width="0cm" fo:wrap-option="no-wrap"/>
    </style:style>
    <style:style style:name="gr43" style:family="graphic" style:parent-style-name="standard">
      <style:graphic-properties draw:fill="solid" draw:fill-color="#b84700" draw:textarea-vertical-align="middle"/>
    </style:style>
    <style:style style:name="gr44" style:family="graphic" style:parent-style-name="standard">
      <style:graphic-properties svg:stroke-color="#0000ff" draw:fill="solid" draw:fill-color="#00b8ff" draw:textarea-vertical-align="middle"/>
    </style:style>
    <style:style style:name="gr45" style:family="graphic" style:parent-style-name="standard">
      <style:graphic-properties draw:fill="solid" draw:fill-color="#666666" draw:textarea-horizontal-align="justify" draw:textarea-vertical-align="middle" draw:auto-grow-height="false"/>
    </style:style>
    <style:style style:name="gr46" style:family="graphic" style:parent-style-name="standard">
      <style:graphic-properties draw:textarea-horizontal-align="justify" draw:textarea-vertical-align="middle" draw:auto-grow-height="false"/>
    </style:style>
    <style:style style:name="gr47" style:family="graphic" style:parent-style-name="standard">
      <style:graphic-properties draw:fill="solid" draw:fill-color="#4c4c4c" draw:textarea-horizontal-align="justify" draw:textarea-vertical-align="middle" draw:auto-grow-height="false"/>
    </style:style>
    <style:style style:name="gr48" style:family="graphic" style:parent-style-name="standard">
      <style:graphic-properties draw:fill="solid" draw:fill-color="#83caff" draw:textarea-horizontal-align="justify" draw:textarea-vertical-align="middle" draw:auto-grow-height="false"/>
    </style:style>
    <style:style style:name="gr49" style:family="graphic" style:parent-style-name="standard">
      <style:graphic-properties draw:fill="solid" draw:fill-color="#ccffff" draw:textarea-horizontal-align="justify" draw:textarea-vertical-align="middle" draw:auto-grow-height="false"/>
    </style:style>
    <style:style style:name="gr50" style:family="graphic" style:parent-style-name="standard">
      <style:graphic-properties draw:fill="solid" draw:fill-color="#3deb3d"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2" style:family="graphic" style:parent-style-name="standard">
      <style:graphic-properties draw:fill="solid" draw:fill-color="#c0c0c0" draw:textarea-horizontal-align="justify" draw:textarea-vertical-align="middle" draw:auto-grow-height="false"/>
    </style:style>
    <style:style style:name="gr53" style:family="graphic" style:parent-style-name="standard">
      <style:graphic-properties draw:fill="solid" draw:fill-color="#355e00" draw:textarea-horizontal-align="justify" draw:textarea-vertical-align="middle" draw:auto-grow-height="false" fo:min-height="0cm" fo:min-width="0cm" fo:wrap-option="no-wrap"/>
    </style:style>
    <style:style style:name="gr54" style:family="graphic" style:parent-style-name="standard">
      <style:graphic-properties draw:fill="solid" draw:fill-color="#cccccc" draw:textarea-vertical-align="middle"/>
    </style:style>
    <style:style style:name="gr55" style:family="graphic" style:parent-style-name="standard">
      <style:graphic-properties draw:fill="solid" draw:fill-color="#999999" draw:textarea-horizontal-align="justify" draw:textarea-vertical-align="middle" draw:auto-grow-height="false"/>
    </style:style>
    <style:style style:name="gr56" style:family="graphic" style:parent-style-name="standard">
      <style:graphic-properties draw:fill="solid" draw:fill-color="#eb613d" draw:textarea-horizontal-align="justify" draw:textarea-vertical-align="middle" draw:auto-grow-height="false"/>
    </style:style>
    <style:style style:name="gr57" style:family="graphic" style:parent-style-name="standard">
      <style:graphic-properties draw:fill="solid" draw:fill-color="#e6e6e6" draw:textarea-horizontal-align="justify" draw:textarea-vertical-align="middle" draw:auto-grow-height="false"/>
    </style:style>
    <style:style style:name="gr58" style:family="graphic" style:parent-style-name="standard">
      <style:graphic-properties draw:fill="solid" draw:fill-color="#cfe7e5" draw:textarea-horizontal-align="justify" draw:textarea-vertical-align="middle" draw:auto-grow-height="false"/>
    </style:style>
    <style:style style:name="gr59" style:family="graphic" style:parent-style-name="standard">
      <style:graphic-properties draw:fill="solid" draw:fill-color="#000000" draw:textarea-horizontal-align="justify" draw:textarea-vertical-align="middle" draw:auto-grow-height="false"/>
    </style:style>
    <style:style style:name="gr60" style:family="graphic" style:parent-style-name="objectwithoutfill">
      <style:graphic-properties svg:stroke-width="0.1cm" draw:marker-start-width="0.35cm" draw:marker-end-width="0.35cm" draw:fill="none" draw:fill-color="#ffffff" draw:textarea-vertical-align="middle" fo:padding-top="0.175cm" fo:padding-bottom="0.175cm" fo:padding-left="0.3cm" fo:padding-right="0.3cm"/>
    </style:style>
    <style:style style:name="gr61" style:family="graphic" style:parent-style-name="standard">
      <style:graphic-properties draw:fill="solid" draw:fill-color="#ff0000" draw:textarea-horizontal-align="justify" draw:textarea-vertical-align="middle" draw:auto-grow-height="false"/>
    </style:style>
    <style:style style:name="gr62" style:family="graphic" style:parent-style-name="standard">
      <style:graphic-properties draw:fill="solid" draw:fill-color="#ffff00" draw:textarea-horizontal-align="justify" draw:textarea-vertical-align="middle" draw:auto-grow-height="false"/>
    </style:style>
    <style:style style:name="gr63" style:family="graphic" style:parent-style-name="standard">
      <style:graphic-properties draw:fill="solid" draw:fill-color="#579d1c" draw:textarea-horizontal-align="justify" draw:textarea-vertical-align="middle" draw:auto-grow-height="false"/>
    </style:style>
    <style:style style:name="gr64" style:family="graphic" style:parent-style-name="standard">
      <style:graphic-properties draw:fill="solid" draw:fill-color="#2323dc" draw:textarea-horizontal-align="justify" draw:textarea-vertical-align="middle" draw:auto-grow-height="false"/>
    </style:style>
    <style:style style:name="gr65" style:family="graphic" style:parent-style-name="standard">
      <style:graphic-properties draw:fill="solid" draw:fill-color="#cfe7e5" draw:textarea-horizontal-align="justify" draw:textarea-vertical-align="middle" draw:auto-grow-height="false" draw:shadow="hidden"/>
    </style:style>
    <style:style style:name="gr66" style:family="graphic" style:parent-style-name="standard">
      <style:graphic-properties draw:fill="solid" draw:fill-color="#cccccc" draw:textarea-horizontal-align="justify" draw:textarea-vertical-align="middle" draw:auto-grow-height="false"/>
    </style:style>
    <style:style style:name="gr67" style:family="graphic" style:parent-style-name="standard">
      <style:graphic-properties draw:fill="solid" draw:fill-color="#ffffff" draw:textarea-horizontal-align="justify" draw:textarea-vertical-align="middle" draw:auto-grow-height="false" fo:min-height="0cm" fo:min-width="0cm" fo:wrap-option="no-wrap"/>
    </style:style>
    <style:style style:name="gr68" style:family="graphic" style:parent-style-name="standard">
      <style:graphic-properties svg:stroke-width="0.2cm" svg:stroke-color="#00ff00" draw:marker-start-width="0.5cm" draw:marker-end-width="0.5cm" draw:fill="none" draw:fill-color="#ffffff" draw:textarea-vertical-align="middle" draw:auto-grow-height="false" fo:min-height="0.749cm" fo:min-width="0.499cm" fo:padding-top="0.225cm" fo:padding-bottom="0.225cm" fo:padding-left="0.35cm" fo:padding-right="0.35cm"/>
    </style:style>
    <style:style style:name="gr69" style:family="graphic" style:parent-style-name="standard">
      <style:graphic-properties draw:fill="solid" draw:fill-color="#00dcff" draw:textarea-horizontal-align="justify" draw:textarea-vertical-align="middle" draw:auto-grow-height="false"/>
    </style:style>
    <style:style style:name="gr70" style:family="graphic" style:parent-style-name="standard">
      <style:graphic-properties draw:fill="solid" draw:fill-color="#804c19" draw:textarea-horizontal-align="justify" draw:textarea-vertical-align="middle" draw:auto-grow-height="false"/>
    </style:style>
    <style:style style:name="gr71" style:family="graphic" style:parent-style-name="standard">
      <style:graphic-properties draw:fill="solid" draw:fill-color="#004a4a" draw:textarea-horizontal-align="justify" draw:textarea-vertical-align="middle" draw:auto-grow-height="false"/>
    </style:style>
    <style:style style:name="gr72" style:family="graphic" style:parent-style-name="standard">
      <style:graphic-properties draw:fill="solid" draw:fill-color="#ff3366" draw:textarea-horizontal-align="justify" draw:textarea-vertical-align="middle" draw:auto-grow-height="false"/>
    </style:style>
    <style:style style:name="gr73" style:family="graphic" style:parent-style-name="standard">
      <style:graphic-properties draw:fill="solid" draw:fill-color="#00ffff" draw:textarea-horizontal-align="justify" draw:textarea-vertical-align="middle" draw:auto-grow-height="false"/>
    </style:style>
    <style:style style:name="gr74" style:family="graphic" style:parent-style-name="standard">
      <style:graphic-properties draw:fill="solid" draw:fill-color="#666666" draw:textarea-horizontal-align="justify" draw:textarea-vertical-align="middle" draw:auto-grow-height="false" draw:shadow="hidden"/>
    </style:style>
    <style:style style:name="gr75" style:family="graphic" style:parent-style-name="standard">
      <style:graphic-properties draw:fill="solid" draw:fill-color="#4c1900" draw:textarea-horizontal-align="justify" draw:textarea-vertical-align="middle" draw:auto-grow-height="false"/>
    </style:style>
    <style:style style:name="gr76" style:family="graphic" style:parent-style-name="standard">
      <style:graphic-properties draw:fill="solid" draw:fill-color="#ffff66" draw:textarea-horizontal-align="justify" draw:textarea-vertical-align="middle" draw:auto-grow-height="false"/>
    </style:style>
    <style:style style:name="gr77" style:family="graphic" style:parent-style-name="standard">
      <style:graphic-properties draw:stroke="none" draw:fill="solid" draw:fill-color="#ffff00" draw:fill-gradient-name="Gradient_20_1" draw:opacity-name="Transparency_20_1" draw:textarea-vertical-align="middle"/>
    </style:style>
    <style:style style:name="gr78" style:family="graphic" style:parent-style-name="standard">
      <style:graphic-properties draw:stroke="none" draw:fill="solid" draw:fill-color="#ffff00" draw:fill-gradient-name="Gradient_20_1" draw:opacity-name="Transparency_20_2" draw:textarea-vertical-align="middle"/>
    </style:style>
    <style:style style:name="gr79" style:family="graphic" style:parent-style-name="standard">
      <style:graphic-properties draw:fill="solid" draw:fill-color="#663300" draw:textarea-vertical-align="middle"/>
    </style:style>
    <style:style style:name="gr80" style:family="graphic" style:parent-style-name="standard">
      <style:graphic-properties draw:fill="solid" draw:fill-color="#ffffcc" draw:textarea-vertical-align="middle"/>
    </style:style>
    <style:style style:name="gr81" style:family="graphic" style:parent-style-name="standard">
      <style:graphic-properties draw:fill="solid" draw:fill-color="#b3b300" draw:textarea-vertical-align="middle"/>
    </style:style>
    <style:style style:name="gr82" style:family="graphic" style:parent-style-name="standard">
      <style:graphic-properties draw:fill="solid" draw:fill-color="#ffff66" draw:textarea-vertical-align="middle"/>
    </style:style>
    <style:style style:name="gr83" style:family="graphic" style:parent-style-name="standard">
      <style:graphic-properties draw:fill="solid" draw:fill-color="#ffff99" draw:textarea-vertical-align="middle"/>
    </style:style>
    <style:style style:name="gr84" style:family="graphic" style:parent-style-name="standard">
      <style:graphic-properties draw:fill="solid" draw:fill-color="#804c19" draw:textarea-vertical-align="middle"/>
    </style:style>
    <style:style style:name="gr85" style:family="graphic" style:parent-style-name="standard">
      <style:graphic-properties draw:fill="solid" draw:fill-color="#cccc00" draw:textarea-vertical-align="middle"/>
    </style:style>
    <style:style style:name="gr86" style:family="graphic" style:parent-style-name="standard">
      <style:graphic-properties draw:fill-color="#cfe7e5" draw:textarea-horizontal-align="justify" draw:textarea-vertical-align="middle" draw:auto-grow-height="false" draw:shadow="hidden"/>
    </style:style>
    <style:style style:name="gr87" style:family="graphic" style:parent-style-name="standard">
      <style:graphic-properties draw:fill="solid" draw:fill-color="#4c4c4c" draw:textarea-vertical-align="middle"/>
    </style:style>
    <style:style style:name="gr88" style:family="graphic" style:parent-style-name="standard">
      <style:graphic-properties draw:textarea-horizontal-align="justify" draw:textarea-vertical-align="middle" draw:auto-grow-height="false" draw:shadow="hidden"/>
    </style:style>
    <style:style style:name="gr89" style:family="graphic" style:parent-style-name="standard">
      <style:graphic-properties draw:fill="solid" draw:fill-color="#ffcc99" draw:textarea-vertical-align="middle"/>
    </style:style>
    <style:style style:name="gr90" style:family="graphic" style:parent-style-name="standard">
      <style:graphic-properties draw:fill="solid" draw:fill-color="#ffcc99" draw:textarea-horizontal-align="justify" draw:textarea-vertical-align="middle" draw:auto-grow-height="false" draw:shadow="hidden"/>
    </style:style>
    <style:style style:name="gr91" style:family="graphic" style:parent-style-name="standard">
      <style:graphic-properties draw:fill="solid" draw:fill-color="#ff3366" draw:textarea-vertical-align="middle"/>
    </style:style>
    <style:style style:name="P1" style:family="paragraph">
      <style:paragraph-properties fo:text-align="center"/>
    </style:style>
    <style:style style:name="P2" style:family="paragraph">
      <style:text-properties fo:color="#ffffff" fo:font-family="'Arial Black'" style:font-family-generic="swiss" style:font-pitch="variable" fo:font-size="200pt" fo:font-weight="bold" style:font-size-asian="200pt" style:font-weight-asian="bold" style:font-size-complex="200pt" style:font-weight-complex="bold"/>
    </style:style>
    <style:style style:name="P3" style:family="paragraph">
      <style:text-properties fo:color="#ff0000" fo:font-size="66pt" style:font-size-asian="66pt" style:font-size-complex="66pt"/>
    </style:style>
    <style:style style:name="T1" style:family="text">
      <style:text-properties fo:color="#ffffff" fo:font-family="'Arial Black'" style:font-family-generic="swiss" style:font-pitch="variable" fo:font-size="200pt" fo:font-weight="bold" style:font-size-asian="200pt" style:font-weight-asian="bold" style:font-size-complex="200pt" style:font-weight-complex="bold"/>
    </style:style>
    <style:style style:name="T2" style:family="text">
      <style:text-properties fo:color="#ff0000"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21cm" svg:height="21cm" svg:x="0cm" svg:y="0cm">
          <text:p/>
          <draw:enhanced-geometry svg:viewBox="0 0 21600 21600" draw:type="rectangle" draw:enhanced-path="M 0 0 L 21600 0 21600 21600 0 21600 0 0 Z N"/>
        </draw:custom-shape>
        <draw:custom-shape draw:style-name="gr2" draw:text-style-name="P1" draw:layer="layout" svg:width="0.7cm" svg:height="0.5cm" svg:x="16.2cm" svg:y="2.8cm">
          <text:p/>
          <draw:enhanced-geometry svg:viewBox="0 0 21600 21600" draw:text-areas="3000 3320 17110 17330" draw:type="cloud-callout" draw:modifiers="234549.500713267 123391.6167664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3" draw:text-style-name="P1" draw:layer="layout" svg:width="5.995cm" svg:height="1.396cm" svg:x="3.675cm" svg:y="1.215cm" svg:viewBox="0 0 5996 1397" svg:d="m0 1397c1007-600 2164-1036 3156-1397 315 90 2133 781 2840 1397z">
          <text:p/>
        </draw:path>
        <draw:path draw:style-name="gr3" draw:text-style-name="P1" draw:layer="layout" svg:width="9.33cm" svg:height="2.174cm" svg:x="8.516cm" svg:y="1.852cm" svg:viewBox="0 0 9331 2175" svg:d="m0 2175c1567-935 3367-1614 4911-2175 491 140 3320 1216 4420 2175z">
          <text:p/>
        </draw:path>
        <draw:path draw:style-name="gr3" draw:text-style-name="P1" draw:layer="layout" svg:width="5.995cm" svg:height="1.396cm" svg:x="5.163cm" svg:y="1.801cm" svg:viewBox="0 0 5996 1397" svg:d="m0 1397c1007-600 2164-1036 3156-1397 315 90 2133 781 2840 1397z">
          <text:p/>
        </draw:path>
        <draw:path draw:style-name="gr3" draw:text-style-name="P1" draw:layer="layout" svg:width="5.995cm" svg:height="1.396cm" svg:x="12.505cm" svg:y="1.8cm" svg:viewBox="0 0 5996 1397" svg:d="m0 1397c1007-600 2164-1036 3156-1397 315 90 2133 781 2840 1397z">
          <text:p/>
        </draw:path>
        <draw:path draw:style-name="gr3" draw:text-style-name="P1" draw:layer="layout" svg:width="5.93cm" svg:height="1.099cm" svg:x="10.5cm" svg:y="3.3cm" svg:viewBox="0 0 5931 1100" svg:d="m0 1100c996-473 2140-816 3121-1100 313 71 2111 615 2810 1100z">
          <text:p/>
        </draw:path>
        <draw:path draw:style-name="gr4" draw:text-style-name="P1" draw:layer="layout" svg:width="8.299cm" svg:height="1.934cm" svg:x="3.3cm" svg:y="4cm" svg:viewBox="0 0 8300 1935" svg:d="m0 1935c1394-832 2995-1436 4368-1935 437 125 2954 1081 3932 1935z">
          <text:p/>
        </draw:path>
        <draw:path draw:style-name="gr4" draw:text-style-name="P1" draw:layer="layout" svg:width="8.299cm" svg:height="1.934cm" svg:x="0.2cm" svg:y="2.465cm" svg:viewBox="0 0 8300 1935" svg:d="m0 1935c1394-832 2995-1436 4368-1935 437 125 2954 1081 3932 1935z">
          <text:p/>
        </draw:path>
        <draw:path draw:style-name="gr3" draw:text-style-name="P1" draw:layer="layout" svg:width="3.202cm" svg:height="0.53cm" svg:x="12.697cm" svg:y="2.557cm" svg:viewBox="0 0 3203 531" svg:d="m0 531c538-228 1156-394 1686-531 168 34 1139 297 1517 531z">
          <text:p/>
        </draw:path>
        <draw:path draw:style-name="gr3" draw:text-style-name="P1" draw:layer="layout" svg:width="6.428cm" svg:height="1.498cm" svg:x="14.2cm" svg:y="1.902cm" svg:viewBox="0 0 6429 1499" svg:d="m0 1499c1079-645 2320-1112 3384-1499 338 97 2288 838 3045 1499z">
          <text:p/>
        </draw:path>
        <draw:path draw:style-name="gr3" draw:text-style-name="P1" draw:layer="layout" svg:width="9.33cm" svg:height="2.174cm" svg:x="11.169cm" svg:y="2.7cm" svg:viewBox="0 0 9331 2175" svg:d="m0 2175c1567-935 3367-1614 4911-2175 491 140 3320 1216 4420 2175z">
          <text:p/>
        </draw:path>
        <draw:path draw:style-name="gr5" draw:text-style-name="P1" draw:layer="layout" svg:width="6.864cm" svg:height="1.599cm" svg:x="0cm" svg:y="2.9cm" svg:viewBox="0 0 6865 1600" svg:d="m0 1600c1153-688 2477-1187 3613-1600 361 103 2443 894 3252 1600z">
          <text:p/>
        </draw:path>
        <draw:path draw:style-name="gr5" draw:text-style-name="P1" draw:layer="layout" svg:width="6.864cm" svg:height="1.599cm" svg:x="0.2cm" svg:y="4.1cm" svg:viewBox="0 0 6865 1600" svg:d="m0 1600c1153-688 2477-1187 3613-1600 361 103 2443 894 3252 1600z">
          <text:p/>
        </draw:path>
        <draw:path draw:style-name="gr3" draw:text-style-name="P1" draw:layer="layout" svg:width="10.099cm" svg:height="2.199cm" svg:x="4.7cm" svg:y="1.8cm" svg:viewBox="0 0 10100 2200" svg:d="m0 2200c1696-946 3645-1632 5316-2200 531 142 3594 1230 4784 2200z">
          <text:p/>
        </draw:path>
        <draw:path draw:style-name="gr3" draw:text-style-name="P1" draw:layer="layout" svg:width="4.83cm" svg:height="1.274cm" svg:x="7.5cm" svg:y="2.825cm" svg:viewBox="0 0 4831 1275" svg:d="m0 1275c811-548 1743-946 2543-1275 254 82 1719 713 2288 1275z">
          <text:p/>
        </draw:path>
        <draw:path draw:style-name="gr5" draw:text-style-name="P1" draw:layer="layout" svg:width="13.299cm" svg:height="3.099cm" svg:x="5.6cm" svg:y="10.5cm" svg:viewBox="0 0 13300 3100" svg:d="m0 3100c2233-1333 4800-2300 7000-3100 700 200 4733 1733 6300 3100z">
          <text:p/>
        </draw:path>
        <draw:path draw:style-name="gr4" draw:text-style-name="P1" draw:layer="layout" svg:width="13.299cm" svg:height="3.099cm" svg:x="1.8cm" svg:y="7.5cm" svg:viewBox="0 0 13300 3100" svg:d="m0 3100c2233-1333 4800-2300 7000-3100 700 200 4733 1733 6300 3100z">
          <text:p/>
        </draw:path>
        <draw:path draw:style-name="gr5" draw:text-style-name="P1" draw:layer="layout" svg:width="6.864cm" svg:height="1.599cm" svg:x="0.235cm" svg:y="8.7cm" svg:viewBox="0 0 6865 1600" svg:d="m0 1600c1153-688 2477-1187 3613-1600 361 103 2443 894 3252 1600z">
          <text:p/>
        </draw:path>
        <draw:path draw:style-name="gr5" draw:text-style-name="P1" draw:layer="layout" svg:width="6.864cm" svg:height="1.599cm" svg:x="0.135cm" svg:y="9.2cm" svg:viewBox="0 0 6865 1600" svg:d="m0 1600c1153-688 2477-1187 3613-1600 361 103 2443 894 3252 1600z">
          <text:p/>
        </draw:path>
        <draw:path draw:style-name="gr4" draw:text-style-name="P1" draw:layer="layout" svg:width="4.088cm" svg:height="1.399cm" svg:x="17cm" svg:y="2.2cm" svg:viewBox="0 0 4089 1400" svg:d="m4089 1400c-687-602-1476-1039-2152-1400-215 90-1455 782-1937 1400z">
          <text:p/>
        </draw:path>
        <draw:path draw:style-name="gr5" draw:text-style-name="P1" draw:layer="layout" svg:width="7.185cm" svg:height="1.599cm" svg:x="13.4cm" svg:y="5.2cm" svg:viewBox="0 0 7186 1600" svg:d="m7186 1600c-1206-688-2593-1187-3782-1600-378 103-2557 894-3404 1600z">
          <text:p/>
        </draw:path>
        <draw:path draw:style-name="gr5" draw:text-style-name="P1" draw:layer="layout" svg:width="9.685cm" svg:height="2.599cm" svg:x="11.3cm" svg:y="8.7cm" svg:viewBox="0 0 9686 2600" svg:d="m9686 2600c-1626-1118-3496-1929-5098-2600-510 168-3447 1453-4588 2600z">
          <text:p/>
        </draw:path>
        <draw:path draw:style-name="gr5" draw:text-style-name="P1" draw:layer="layout" svg:width="7.185cm" svg:height="1.599cm" svg:x="13.6cm" svg:y="10.5cm" svg:viewBox="0 0 7186 1600" svg:d="m7186 1600c-1206-688-2593-1187-3782-1600-378 103-2557 894-3404 1600z">
          <text:p/>
        </draw:path>
        <draw:path draw:style-name="gr3" draw:text-style-name="P1" draw:layer="layout" svg:width="9.33cm" svg:height="2.174cm" svg:x="2.369cm" svg:y="2.8cm" svg:viewBox="0 0 9331 2175" svg:d="m0 2175c1567-935 3367-1614 4911-2175 491 140 3320 1216 4420 2175z">
          <text:p/>
        </draw:path>
        <draw:path draw:style-name="gr3" draw:text-style-name="P1" draw:layer="layout" svg:width="7.599cm" svg:height="1.699cm" svg:x="3.3cm" svg:y="4.5cm" svg:viewBox="0 0 7600 1700" svg:d="m0 1700c1276-731 2743-1261 4000-1700 400 110 2705 950 3600 1700z">
          <text:p/>
        </draw:path>
        <draw:path draw:style-name="gr5" draw:text-style-name="P1" draw:layer="layout" svg:width="6.864cm" svg:height="1.599cm" svg:x="0.3cm" svg:y="5.4cm" svg:viewBox="0 0 6865 1600" svg:d="m0 1600c1153-688 2477-1187 3613-1600 361 103 2443 894 3252 1600z">
          <text:p/>
        </draw:path>
        <draw:path draw:style-name="gr3" draw:text-style-name="P1" draw:layer="layout" svg:width="8.399cm" svg:height="2.399cm" svg:x="3cm" svg:y="5.2cm" svg:viewBox="0 0 8400 2400" svg:d="m0 2400c1410-1032 3032-1781 4421-2400 442 155 2989 1342 3979 2400z">
          <text:p/>
        </draw:path>
        <draw:path draw:style-name="gr6" draw:text-style-name="P1" draw:layer="layout" svg:width="6.899cm" svg:height="1.999cm" svg:x="2.7cm" svg:y="6.7cm" svg:viewBox="0 0 6900 2000" svg:d="m0 2000c1158-860 2490-1484 3632-2000 363 129 2455 1118 3268 2000z">
          <text:p/>
        </draw:path>
        <draw:path draw:style-name="gr5" draw:text-style-name="P1" draw:layer="layout" svg:width="6.864cm" svg:height="1.599cm" svg:x="0.3cm" svg:y="7.2cm" svg:viewBox="0 0 6865 1600" svg:d="m0 1600c1153-688 2477-1187 3613-1600 361 103 2443 894 3252 1600z">
          <text:p/>
        </draw:path>
        <draw:path draw:style-name="gr7" draw:text-style-name="P1" draw:layer="layout" svg:width="7.136cm" svg:height="9.999cm" draw:transform="skewX (-0.0385717764690748) rotate (1.02764986357426) translate (4.8cm 10.5cm)" svg:viewBox="0 0 7137 10000" svg:d="m7137 8081-1836 1919-2380-4418-1313-3563-1608-2019 3275 8c-14 1584-146 1654 521 1748 1999 283 683 3127 2189 3046 773 1369 1152 3279 1152 3279z">
          <text:p/>
        </draw:path>
        <draw:path draw:style-name="gr5" draw:text-style-name="P1" draw:layer="layout" svg:width="4.099cm" svg:height="0.799cm" svg:x="16.8cm" svg:y="2.8cm" svg:viewBox="0 0 4100 800" svg:d="m4100 800c-688-344-1480-594-2158-800-216 52-1459 447-1942 800z">
          <text:p/>
        </draw:path>
        <draw:path draw:style-name="gr4" draw:text-style-name="P1" draw:layer="layout" svg:width="4.788cm" svg:height="1.434cm" svg:x="16cm" svg:y="3.5cm" svg:viewBox="0 0 4789 1435" svg:d="m4789 1435c-804-617-1728-1065-2521-1435-252 93-1704 802-2268 1435z">
          <text:p/>
        </draw:path>
        <draw:path draw:style-name="gr5" draw:text-style-name="P1" draw:layer="layout" svg:width="3.899cm" svg:height="0.599cm" svg:x="17.2cm" svg:y="4.3cm" svg:viewBox="0 0 3900 600" svg:d="m3900 600c-655-258-1407-445-2053-600-205 39-1387 335-1847 600z">
          <text:p/>
        </draw:path>
        <draw:path draw:style-name="gr6" draw:text-style-name="P1" draw:layer="layout" svg:width="8.699cm" svg:height="2.199cm" svg:x="12.237cm" svg:y="3.931cm" svg:viewBox="0 0 8700 2200" svg:d="m0 2200c1461-946 3140-1632 4579-2200 458 142 3096 1230 4121 2200z">
          <text:p/>
        </draw:path>
        <draw:path draw:style-name="gr6" draw:text-style-name="P1" draw:layer="layout" svg:width="13.299cm" svg:height="3.099cm" svg:x="7.1cm" svg:y="3.6cm" svg:viewBox="0 0 13300 3100" svg:d="m0 3100c2233-1333 4800-2300 7000-3100 700 200 4733 1733 6300 3100z">
          <text:p/>
        </draw:path>
        <draw:path draw:style-name="gr6" draw:text-style-name="P1" draw:layer="layout" svg:width="9.299cm" svg:height="2.499cm" svg:x="10cm" svg:y="5.3cm" svg:viewBox="0 0 9300 2500" svg:d="m0 2500c1561-1075 3356-1855 4895-2500 489 161 3309 1398 4405 2500z">
          <text:p/>
        </draw:path>
        <draw:path draw:style-name="gr5" draw:text-style-name="P1" draw:layer="layout" svg:width="7.185cm" svg:height="1.599cm" svg:x="13.8cm" svg:y="6.3cm" svg:viewBox="0 0 7186 1600" svg:d="m7186 1600c-1206-688-2593-1187-3782-1600-378 103-2557 894-3404 1600z">
          <text:p/>
        </draw:path>
        <draw:path draw:style-name="gr8" draw:text-style-name="P1" draw:layer="layout" svg:width="6.554cm" svg:height="7.839cm" draw:transform="skewX (-0.199840199353351) rotate (0.941605131450941) translate (5.96460443774246cm 8.43779464634932cm)" svg:viewBox="0 0 6555 7840" svg:d="m5176 6343-1331 1497-699-2037-973-675 47-1324-881-735 124-941-1403-80-60-2010 1674-38c1909 81 3967 664 4774 2200 561 1067-1272 4143-1272 4143z">
          <text:p/>
        </draw:path>
        <draw:path draw:style-name="gr9" draw:text-style-name="P1" draw:layer="layout" svg:width="4.922cm" svg:height="5.947cm" draw:transform="skewX (-0.227067335684462) rotate (0.92624623403339) translate (7.27406524367159cm 6.58049646556255cm)" svg:viewBox="0 0 4923 5948" svg:d="m3072 5948-846-1057 74-1540-1187-839 418-1120-1531-1364 1192-28c603 66 1919 198 2559 610s760 1644 1123 2158c400 768-1802 3180-1802 3180z">
          <text:p/>
        </draw:path>
        <draw:custom-shape draw:style-name="gr2" draw:text-style-name="P1" draw:layer="layout" svg:width="2.57cm" svg:height="0.707cm" svg:x="7.547cm" svg:y="1.4cm">
          <text:p/>
          <draw:enhanced-geometry svg:viewBox="0 0 21600 21600" draw:text-areas="3000 3320 17110 17330" draw:type="cloud-callout" draw:modifiers="28623.5705950992 31210.16949152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4cm" svg:height="1.1cm" svg:x="6.1cm" svg:y="2.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4cm" svg:height="1.1cm" svg:x="4.6cm" svg:y="2.8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4cm" svg:height="1.1cm" svg:x="16.9cm" svg:y="5.5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4cm" svg:height="1.1cm" svg:x="3.5cm" svg:y="4.3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4cm" svg:height="1.1cm" svg:x="3.1cm" svg:y="2.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4cm" svg:height="1.1cm" svg:x="13.2cm" svg:y="2.6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10" draw:text-style-name="P1" draw:layer="layout" svg:width="2.387cm" svg:height="6.899cm" svg:x="10.3cm" svg:y="6.2cm" svg:viewBox="0 0 2388 6900" svg:d="m1689 0c616 1078-2063 1623-1644 2284 921 1453-8 416 1792 916-100 400-1300 600-500 3700l700-300c-600-3263-13-2345 335-2847 178-1245-1103-712-1862-1632-519-629 1930-1180 1179-2121z">
          <text:p/>
        </draw:path>
        <draw:custom-shape draw:style-name="gr2" draw:text-style-name="P1" draw:layer="layout" svg:width="4cm" svg:height="1.1cm" svg:x="4.8cm" svg:y="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4" draw:text-style-name="P1" draw:layer="layout" svg:width="13.299cm" svg:height="3.099cm" svg:x="1.6cm" svg:y="9.6cm" svg:viewBox="0 0 13300 3100" svg:d="m0 3100c2233-1333 4800-2300 7000-3100 700 200 4733 1733 6300 3100z">
          <text:p/>
        </draw:path>
        <draw:path draw:style-name="gr4" draw:text-style-name="P1" draw:layer="layout" svg:width="13.299cm" svg:height="3.099cm" svg:x="0.3cm" svg:y="9.7cm" svg:viewBox="0 0 13300 3100" svg:d="m0 3100c2233-1333 4800-2300 7000-3100 700 200 4733 1733 6300 3100z">
          <text:p/>
        </draw:path>
        <draw:path draw:style-name="gr4" draw:text-style-name="P1" draw:layer="layout" svg:width="13.299cm" svg:height="3.099cm" svg:x="7cm" svg:y="9.4cm" svg:viewBox="0 0 13300 3100" svg:d="m0 3100c2233-1333 4800-2300 7000-3100 700 200 4733 1733 6300 3100z">
          <text:p/>
        </draw:path>
        <draw:path draw:style-name="gr4" draw:text-style-name="P1" draw:layer="layout" svg:width="11.799cm" svg:height="3.099cm" svg:x="9cm" svg:y="9.9cm" svg:viewBox="0 0 11800 3100" svg:d="m0 3100c1981-1333 4259-2300 6211-3100 621 200 4199 1733 5589 3100z">
          <text:p/>
        </draw:path>
        <draw:path draw:style-name="gr5" draw:text-style-name="P1" draw:layer="layout" svg:width="8.599cm" svg:height="2.499cm" svg:x="12cm" svg:y="10.5cm" svg:viewBox="0 0 8600 2500" svg:d="m0 2500c1444-1075 3104-1855 4526-2500 453 161 3061 1398 4074 2500z">
          <text:p/>
        </draw:path>
        <draw:custom-shape draw:style-name="gr2" draw:text-style-name="P1" draw:layer="layout" svg:width="4cm" svg:height="1.1cm" svg:x="16.6cm" svg:y="6.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5" draw:text-style-name="P1" draw:layer="layout" svg:width="10.599cm" svg:height="3.099cm" svg:x="0.1cm" svg:y="9.9cm" svg:viewBox="0 0 10600 3100" svg:d="m0 3100c1780-1333 3826-2300 5579-3100 558 200 3772 1733 5021 3100z">
          <text:p/>
        </draw:path>
        <draw:path draw:style-name="gr5" draw:text-style-name="P1" draw:layer="layout" svg:width="8.099cm" svg:height="3.099cm" svg:x="9.3cm" svg:y="11.2cm" svg:viewBox="0 0 8100 3100" svg:d="m0 3100c1360-1333 2923-2300 4263-3100 426 200 2883 1733 3837 3100z">
          <text:p/>
        </draw:path>
        <draw:path draw:style-name="gr5" draw:text-style-name="P1" draw:layer="layout" svg:width="7.899cm" svg:height="2.499cm" svg:x="12.9cm" svg:y="13.6cm" svg:viewBox="0 0 7900 2500" svg:d="m0 2500c1343-1333 4076-1700 5400-2500 421 200 1557 1033 2500 2400z">
          <text:p/>
        </draw:path>
        <draw:path draw:style-name="gr5" draw:text-style-name="P1" draw:layer="layout" svg:width="10.399cm" svg:height="3.099cm" svg:x="0.1cm" svg:y="12.7cm" svg:viewBox="0 0 10400 3100" svg:d="m0 3100c1746-1333 3753-2300 5474-3100 547 200 3701 1733 4926 3100z">
          <text:p/>
        </draw:path>
        <draw:path draw:style-name="gr5" draw:text-style-name="P1" draw:layer="layout" svg:width="13.299cm" svg:height="3.099cm" svg:x="3.7cm" svg:y="13.4cm" svg:viewBox="0 0 13300 3100" svg:d="m0 3100c2233-1333 4800-2300 7000-3100 506 443 2274 1100 3900 1900 975 480 1881 1005 2400 1200z">
          <text:p/>
        </draw:path>
        <draw:path draw:style-name="gr11" draw:text-style-name="P1" draw:layer="layout" svg:width="5.599cm" svg:height="6.33cm" svg:x="5.7cm" svg:y="14.669cm" svg:viewBox="0 0 5600 6331" svg:d="m4800 31c33 67-9200-1100 800 6300h-1373c-3067-3600-3027-1800-4227-5000 353-1294 4800-1300 4800-1300z">
          <text:p/>
        </draw:path>
        <draw:path draw:style-name="gr11" draw:text-style-name="P1" draw:layer="layout" svg:width="3.115cm" svg:height="4.099cm" svg:x="3.795cm" svg:y="13.4cm" svg:viewBox="0 0 3116 4100" svg:d="m1405 0c-327 661 822 495 600 900-489 891-1864 797-1500 1000 861 440 1833 647 2200 1200l411 1000c-906-1067-2927-1892-3111-2200-95-763 1198-436 1600-1000 275-386-599-323-200-900z">
          <text:p/>
        </draw:path>
        <draw:path draw:style-name="gr11" draw:text-style-name="P1" draw:layer="layout" svg:width="10.351cm" svg:height="5.699cm" svg:x="8.948cm" svg:y="14cm" svg:viewBox="0 0 10352 5700" svg:d="m9652 0c616 661-2063 995-1644 1400 921 891 2238 597 1551 800-1623 440-10307 1100-9507 3000l400 500c-600-2000 9535-3092 9883-3400 178-763-1103-436-1862-1000-519-386 1930-723 1179-1300z">
          <text:p/>
        </draw:path>
        <draw:path draw:style-name="gr11" draw:text-style-name="P1" draw:layer="layout" svg:width="3.609cm" svg:height="3.099cm" svg:x="12.6cm" svg:y="14.3cm" svg:viewBox="0 0 3610 3100" svg:d="m1000 500 1900 800c-1700 100-4000 1200-1763 1800l963-200c-2037-1000 1152-1098 1500-1600 200-600-2600-1000-3600-1300z">
          <text:p/>
        </draw:path>
        <draw:custom-shape draw:style-name="gr12" draw:text-style-name="P1" draw:layer="layout" svg:width="3.2cm" svg:height="0.5cm" svg:x="16.6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3" draw:text-style-name="P1" draw:layer="layout" svg:width="4cm" svg:height="1.1cm" svg:x="14.1cm" svg:y="10.5cm" svg:viewBox="0 0 4001 1101" svg:d="m357 364c-74-136 272-264 619-264 109-1 222 12 315 32 88-62 253-99 439-99 123 2 253 20 346 53 67-54 207-86 359-86 128 0 245 23 319 59 85-37 213-59 346-59 217 0 400 57 439 138 210 22 361 95 361 179 0 25-11 50-42 73 89 41 142 91 142 143 0 116-238 215-546 232 0 111-237 199-533 199-102 0-199-11-284-31-78 98-324 168-600 168-206 0-400-42-517-107-109 25-52 40-365 40-257 0-494-52-618-135-297-2-449-69-449-152 0-39 39-74 110-103-128-25-198-73-198-129 0-78 155-142 357-151zm-357-364zm4001 1101z">
            <text:p/>
          </draw:path>
          <draw:path draw:style-name="gr14" draw:text-style-name="P1" draw:layer="layout" svg:width="0.029cm" svg:height="0.038cm" svg:x="14.1cm" svg:y="10.5cm" svg:viewBox="0 0 30 39" svg:d="m0 0c4 13 20 27 30 39">
            <text:p/>
          </draw:path>
          <draw:path draw:style-name="gr14" draw:text-style-name="P1" draw:layer="layout" svg:width="0.128cm" svg:height="0.035cm" svg:x="14.1cm" svg:y="10.5cm" svg:viewBox="0 0 129 36" svg:d="m0 0c42 10 94 23 129 36">
            <text:p/>
          </draw:path>
          <draw:path draw:style-name="gr14" draw:text-style-name="P1" draw:layer="layout" svg:width="0.032cm" svg:height="0.035cm" svg:x="14.1cm" svg:y="10.5cm" svg:viewBox="0 0 33 36" svg:d="m33 0c-15 11-24 24-33 36">
            <text:p/>
          </draw:path>
          <draw:path draw:style-name="gr14" draw:text-style-name="P1" draw:layer="layout" svg:width="0.06cm" svg:height="0.042cm" svg:x="14.1cm" svg:y="10.5cm" svg:viewBox="0 0 61 43" svg:d="m61 0c-28 12-43 28-61 43">
            <text:p/>
          </draw:path>
          <draw:path draw:style-name="gr14" draw:text-style-name="P1" draw:layer="layout" svg:width="0.016cm" svg:height="0.033cm" svg:x="14.1cm" svg:y="10.5cm" svg:viewBox="0 0 17 34" svg:d="m0 0c4 9 23 29 15 34">
            <text:p/>
          </draw:path>
          <draw:path draw:style-name="gr14" draw:text-style-name="P1" draw:layer="layout" svg:width="0.132cm" svg:height="0.067cm" svg:x="14.1cm" svg:y="10.5cm" svg:viewBox="0 0 133 68" svg:d="m133 0c-32 26-74 49-133 68">
            <text:p/>
          </draw:path>
          <draw:path draw:style-name="gr14" draw:text-style-name="P1" draw:layer="layout" svg:width="0.309cm" svg:height="0.181cm" svg:x="14.1cm" svg:y="10.5cm" svg:viewBox="0 0 310 182" svg:d="m308 182c15-42-70-144-308-182">
            <text:p/>
          </draw:path>
          <draw:path draw:style-name="gr14" draw:text-style-name="P1" draw:layer="layout" svg:width="0.023cm" svg:height="0.048cm" svg:x="14.1cm" svg:y="10.5cm" svg:viewBox="0 0 24 49" svg:d="m0 49c15-17 21-32 24-49">
            <text:p/>
          </draw:path>
          <draw:path draw:style-name="gr14" draw:text-style-name="P1" draw:layer="layout" svg:width="0.066cm" svg:height="0.043cm" svg:x="14.1cm" svg:y="10.5cm" svg:viewBox="0 0 67 44" svg:d="m67 44c-30-13-48-29-67-44">
            <text:p/>
          </draw:path>
          <draw:path draw:style-name="gr14" draw:text-style-name="P1" draw:layer="layout" svg:width="0.102cm" svg:height="0.009cm" svg:x="14.1cm" svg:y="10.5cm" svg:viewBox="0 0 103 10" svg:d="m0 10c35-2 70-5 103-10">
            <text:p/>
          </draw:path>
          <draw:path draw:style-name="gr14" draw:text-style-name="P1" draw:layer="layout" svg:width="0.232cm" svg:height="0.02cm" svg:x="14.1cm" svg:y="10.5cm" svg:viewBox="0 0 233 21" svg:d="m0 0c61 13 131 25 233 20">
            <text:p/>
          </draw:path>
          <draw:line draw:style-name="gr15" draw:text-style-name="P1" draw:layer="layout" svg:x1="14.5cm" svg:y1="11.5cm" svg:x2="14cm" svg:y2="12.8cm">
            <text:p/>
          </draw:line>
          <draw:line draw:style-name="gr15" draw:text-style-name="P1" draw:layer="layout" svg:x1="14.9cm" svg:y1="11.5cm" svg:x2="14.4cm" svg:y2="12.8cm">
            <text:p/>
          </draw:line>
          <draw:line draw:style-name="gr15" draw:text-style-name="P1" draw:layer="layout" svg:x1="17.4cm" svg:y1="11.6cm" svg:x2="16.9cm" svg:y2="12.9cm">
            <text:p/>
          </draw:line>
          <draw:line draw:style-name="gr15" draw:text-style-name="P1" draw:layer="layout" svg:x1="17.6cm" svg:y1="11.5cm" svg:x2="17.1cm" svg:y2="12.8cm">
            <text:p/>
          </draw:line>
          <draw:line draw:style-name="gr15" draw:text-style-name="P1" draw:layer="layout" svg:x1="17cm" svg:y1="11.7cm" svg:x2="16.5cm" svg:y2="13cm">
            <text:p/>
          </draw:line>
          <draw:line draw:style-name="gr15" draw:text-style-name="P1" draw:layer="layout" svg:x1="16.6cm" svg:y1="11.7cm" svg:x2="16.1cm" svg:y2="13cm">
            <text:p/>
          </draw:line>
          <draw:line draw:style-name="gr15" draw:text-style-name="P1" draw:layer="layout" svg:x1="16.3cm" svg:y1="11.6cm" svg:x2="15.8cm" svg:y2="12.9cm">
            <text:p/>
          </draw:line>
          <draw:line draw:style-name="gr15" draw:text-style-name="P1" draw:layer="layout" svg:x1="16cm" svg:y1="11.6cm" svg:x2="15.5cm" svg:y2="12.9cm">
            <text:p/>
          </draw:line>
          <draw:line draw:style-name="gr15" draw:text-style-name="P1" draw:layer="layout" svg:x1="15.7cm" svg:y1="11.7cm" svg:x2="15.2cm" svg:y2="13cm">
            <text:p/>
          </draw:line>
          <draw:line draw:style-name="gr15" draw:text-style-name="P1" draw:layer="layout" svg:x1="15.4cm" svg:y1="11.6cm" svg:x2="14.9cm" svg:y2="12.9cm">
            <text:p/>
          </draw:line>
          <draw:line draw:style-name="gr15" draw:text-style-name="P1" draw:layer="layout" svg:x1="15.1cm" svg:y1="11.6cm" svg:x2="14.6cm" svg:y2="12.9cm">
            <text:p/>
          </draw:line>
        </draw:g>
        <draw:g>
          <draw:path draw:style-name="gr13" draw:text-style-name="P1" draw:layer="layout" svg:width="4cm" svg:height="1.1cm" svg:x="11.1cm" svg:y="0.7cm" svg:viewBox="0 0 4001 1101" svg:d="m357 364c-74-136 272-264 619-264 109-1 222 12 315 32 88-62 253-99 439-99 123 2 253 20 346 53 67-54 207-86 359-86 128 0 245 23 319 59 85-37 213-59 346-59 217 0 400 57 439 138 210 22 361 95 361 179 0 25-11 50-42 73 89 41 142 91 142 143 0 116-238 215-546 232 0 111-237 199-533 199-102 0-199-11-284-31-78 98-324 168-600 168-206 0-400-42-517-107-109 25-52 40-365 40-257 0-494-52-618-135-297-2-449-69-449-152 0-39 39-74 110-103-128-25-198-73-198-129 0-78 155-142 357-151zm-357-364zm4001 1101z">
            <text:p/>
          </draw:path>
          <draw:path draw:style-name="gr14" draw:text-style-name="P1" draw:layer="layout" svg:width="0.029cm" svg:height="0.038cm" svg:x="11.1cm" svg:y="0.7cm" svg:viewBox="0 0 30 39" svg:d="m0 0c4 13 20 27 30 39">
            <text:p/>
          </draw:path>
          <draw:path draw:style-name="gr14" draw:text-style-name="P1" draw:layer="layout" svg:width="0.128cm" svg:height="0.035cm" svg:x="11.1cm" svg:y="0.7cm" svg:viewBox="0 0 129 36" svg:d="m0 0c42 10 94 23 129 36">
            <text:p/>
          </draw:path>
          <draw:path draw:style-name="gr14" draw:text-style-name="P1" draw:layer="layout" svg:width="0.032cm" svg:height="0.035cm" svg:x="11.1cm" svg:y="0.7cm" svg:viewBox="0 0 33 36" svg:d="m33 0c-15 11-24 24-33 36">
            <text:p/>
          </draw:path>
          <draw:path draw:style-name="gr14" draw:text-style-name="P1" draw:layer="layout" svg:width="0.06cm" svg:height="0.042cm" svg:x="11.1cm" svg:y="0.7cm" svg:viewBox="0 0 61 43" svg:d="m61 0c-28 12-43 28-61 43">
            <text:p/>
          </draw:path>
          <draw:path draw:style-name="gr14" draw:text-style-name="P1" draw:layer="layout" svg:width="0.016cm" svg:height="0.033cm" svg:x="11.1cm" svg:y="0.7cm" svg:viewBox="0 0 17 34" svg:d="m0 0c4 9 23 29 15 34">
            <text:p/>
          </draw:path>
          <draw:path draw:style-name="gr14" draw:text-style-name="P1" draw:layer="layout" svg:width="0.132cm" svg:height="0.067cm" svg:x="11.1cm" svg:y="0.7cm" svg:viewBox="0 0 133 68" svg:d="m133 0c-32 26-74 49-133 68">
            <text:p/>
          </draw:path>
          <draw:path draw:style-name="gr14" draw:text-style-name="P1" draw:layer="layout" svg:width="0.309cm" svg:height="0.181cm" svg:x="11.1cm" svg:y="0.7cm" svg:viewBox="0 0 310 182" svg:d="m308 182c15-42-70-144-308-182">
            <text:p/>
          </draw:path>
          <draw:path draw:style-name="gr14" draw:text-style-name="P1" draw:layer="layout" svg:width="0.023cm" svg:height="0.048cm" svg:x="11.1cm" svg:y="0.7cm" svg:viewBox="0 0 24 49" svg:d="m0 49c15-17 21-32 24-49">
            <text:p/>
          </draw:path>
          <draw:path draw:style-name="gr14" draw:text-style-name="P1" draw:layer="layout" svg:width="0.066cm" svg:height="0.043cm" svg:x="11.1cm" svg:y="0.7cm" svg:viewBox="0 0 67 44" svg:d="m67 44c-30-13-48-29-67-44">
            <text:p/>
          </draw:path>
          <draw:path draw:style-name="gr14" draw:text-style-name="P1" draw:layer="layout" svg:width="0.102cm" svg:height="0.009cm" svg:x="11.1cm" svg:y="0.7cm" svg:viewBox="0 0 103 10" svg:d="m0 10c35-2 70-5 103-10">
            <text:p/>
          </draw:path>
          <draw:path draw:style-name="gr14" draw:text-style-name="P1" draw:layer="layout" svg:width="0.232cm" svg:height="0.02cm" svg:x="11.1cm" svg:y="0.7cm" svg:viewBox="0 0 233 21" svg:d="m0 0c61 13 131 25 233 20">
            <text:p/>
          </draw:path>
          <draw:line draw:style-name="gr15" draw:text-style-name="P1" draw:layer="layout" svg:x1="11.5cm" svg:y1="1.7cm" svg:x2="11cm" svg:y2="3cm">
            <text:p/>
          </draw:line>
          <draw:line draw:style-name="gr15" draw:text-style-name="P1" draw:layer="layout" svg:x1="11.9cm" svg:y1="1.7cm" svg:x2="11.4cm" svg:y2="3cm">
            <text:p/>
          </draw:line>
          <draw:line draw:style-name="gr15" draw:text-style-name="P1" draw:layer="layout" svg:x1="14.4cm" svg:y1="1.8cm" svg:x2="13.9cm" svg:y2="3.1cm">
            <text:p/>
          </draw:line>
          <draw:line draw:style-name="gr15" draw:text-style-name="P1" draw:layer="layout" svg:x1="14.6cm" svg:y1="1.7cm" svg:x2="14.1cm" svg:y2="3cm">
            <text:p/>
          </draw:line>
          <draw:line draw:style-name="gr15" draw:text-style-name="P1" draw:layer="layout" svg:x1="14cm" svg:y1="1.9cm" svg:x2="13.5cm" svg:y2="3.2cm">
            <text:p/>
          </draw:line>
          <draw:line draw:style-name="gr15" draw:text-style-name="P1" draw:layer="layout" svg:x1="13.6cm" svg:y1="1.9cm" svg:x2="13.1cm" svg:y2="3.2cm">
            <text:p/>
          </draw:line>
          <draw:line draw:style-name="gr15" draw:text-style-name="P1" draw:layer="layout" svg:x1="13.3cm" svg:y1="1.8cm" svg:x2="12.8cm" svg:y2="3.1cm">
            <text:p/>
          </draw:line>
          <draw:line draw:style-name="gr15" draw:text-style-name="P1" draw:layer="layout" svg:x1="13cm" svg:y1="1.8cm" svg:x2="12.5cm" svg:y2="3.1cm">
            <text:p/>
          </draw:line>
          <draw:line draw:style-name="gr15" draw:text-style-name="P1" draw:layer="layout" svg:x1="12.7cm" svg:y1="1.9cm" svg:x2="12.2cm" svg:y2="3.2cm">
            <text:p/>
          </draw:line>
          <draw:line draw:style-name="gr15" draw:text-style-name="P1" draw:layer="layout" svg:x1="12.4cm" svg:y1="1.8cm" svg:x2="11.9cm" svg:y2="3.1cm">
            <text:p/>
          </draw:line>
          <draw:line draw:style-name="gr15" draw:text-style-name="P1" draw:layer="layout" svg:x1="12.1cm" svg:y1="1.8cm" svg:x2="11.6cm" svg:y2="3.1cm">
            <text:p/>
          </draw:line>
        </draw:g>
        <draw:g>
          <draw:path draw:style-name="gr13" draw:text-style-name="P1" draw:layer="layout" svg:width="4cm" svg:height="1.1cm" svg:x="1.7cm" svg:y="8.3cm" svg:viewBox="0 0 4001 1101" svg:d="m357 364c-74-136 272-264 619-264 109-1 222 12 315 32 88-62 253-99 439-99 123 2 253 20 346 53 67-54 207-86 359-86 128 0 245 23 319 59 85-37 213-59 346-59 217 0 400 57 439 138 210 22 361 95 361 179 0 25-11 50-42 73 89 41 142 91 142 143 0 116-238 215-546 232 0 111-237 199-533 199-102 0-199-11-284-31-78 98-324 168-600 168-206 0-400-42-517-107-109 25-52 40-365 40-257 0-494-52-618-135-297-2-449-69-449-152 0-39 39-74 110-103-128-25-198-73-198-129 0-78 155-142 357-151zm-357-364zm4001 1101z">
            <text:p/>
          </draw:path>
          <draw:path draw:style-name="gr14" draw:text-style-name="P1" draw:layer="layout" svg:width="0.029cm" svg:height="0.038cm" svg:x="1.7cm" svg:y="8.3cm" svg:viewBox="0 0 30 39" svg:d="m0 0c4 13 20 27 30 39">
            <text:p/>
          </draw:path>
          <draw:path draw:style-name="gr14" draw:text-style-name="P1" draw:layer="layout" svg:width="0.128cm" svg:height="0.035cm" svg:x="1.7cm" svg:y="8.3cm" svg:viewBox="0 0 129 36" svg:d="m0 0c42 10 94 23 129 36">
            <text:p/>
          </draw:path>
          <draw:path draw:style-name="gr14" draw:text-style-name="P1" draw:layer="layout" svg:width="0.032cm" svg:height="0.035cm" svg:x="1.7cm" svg:y="8.3cm" svg:viewBox="0 0 33 36" svg:d="m33 0c-15 11-24 24-33 36">
            <text:p/>
          </draw:path>
          <draw:path draw:style-name="gr14" draw:text-style-name="P1" draw:layer="layout" svg:width="0.06cm" svg:height="0.042cm" svg:x="1.7cm" svg:y="8.3cm" svg:viewBox="0 0 61 43" svg:d="m61 0c-28 12-43 28-61 43">
            <text:p/>
          </draw:path>
          <draw:path draw:style-name="gr14" draw:text-style-name="P1" draw:layer="layout" svg:width="0.016cm" svg:height="0.033cm" svg:x="1.7cm" svg:y="8.3cm" svg:viewBox="0 0 17 34" svg:d="m0 0c4 9 23 29 15 34">
            <text:p/>
          </draw:path>
          <draw:path draw:style-name="gr14" draw:text-style-name="P1" draw:layer="layout" svg:width="0.132cm" svg:height="0.067cm" svg:x="1.7cm" svg:y="8.3cm" svg:viewBox="0 0 133 68" svg:d="m133 0c-32 26-74 49-133 68">
            <text:p/>
          </draw:path>
          <draw:path draw:style-name="gr14" draw:text-style-name="P1" draw:layer="layout" svg:width="0.309cm" svg:height="0.181cm" svg:x="1.7cm" svg:y="8.3cm" svg:viewBox="0 0 310 182" svg:d="m308 182c15-42-70-144-308-182">
            <text:p/>
          </draw:path>
          <draw:path draw:style-name="gr14" draw:text-style-name="P1" draw:layer="layout" svg:width="0.023cm" svg:height="0.048cm" svg:x="1.7cm" svg:y="8.3cm" svg:viewBox="0 0 24 49" svg:d="m0 49c15-17 21-32 24-49">
            <text:p/>
          </draw:path>
          <draw:path draw:style-name="gr14" draw:text-style-name="P1" draw:layer="layout" svg:width="0.066cm" svg:height="0.043cm" svg:x="1.7cm" svg:y="8.3cm" svg:viewBox="0 0 67 44" svg:d="m67 44c-30-13-48-29-67-44">
            <text:p/>
          </draw:path>
          <draw:path draw:style-name="gr14" draw:text-style-name="P1" draw:layer="layout" svg:width="0.102cm" svg:height="0.009cm" svg:x="1.7cm" svg:y="8.3cm" svg:viewBox="0 0 103 10" svg:d="m0 10c35-2 70-5 103-10">
            <text:p/>
          </draw:path>
          <draw:path draw:style-name="gr14" draw:text-style-name="P1" draw:layer="layout" svg:width="0.232cm" svg:height="0.02cm" svg:x="1.7cm" svg:y="8.3cm" svg:viewBox="0 0 233 21" svg:d="m0 0c61 13 131 25 233 20">
            <text:p/>
          </draw:path>
          <draw:line draw:style-name="gr15" draw:text-style-name="P1" draw:layer="layout" svg:x1="2.1cm" svg:y1="9.3cm" svg:x2="1.6cm" svg:y2="10.6cm">
            <text:p/>
          </draw:line>
          <draw:line draw:style-name="gr15" draw:text-style-name="P1" draw:layer="layout" svg:x1="2.5cm" svg:y1="9.3cm" svg:x2="2cm" svg:y2="10.6cm">
            <text:p/>
          </draw:line>
          <draw:line draw:style-name="gr15" draw:text-style-name="P1" draw:layer="layout" svg:x1="5cm" svg:y1="9.4cm" svg:x2="4.5cm" svg:y2="10.7cm">
            <text:p/>
          </draw:line>
          <draw:line draw:style-name="gr15" draw:text-style-name="P1" draw:layer="layout" svg:x1="5.2cm" svg:y1="9.3cm" svg:x2="4.7cm" svg:y2="10.6cm">
            <text:p/>
          </draw:line>
          <draw:line draw:style-name="gr15" draw:text-style-name="P1" draw:layer="layout" svg:x1="4.6cm" svg:y1="9.5cm" svg:x2="4.1cm" svg:y2="10.8cm">
            <text:p/>
          </draw:line>
          <draw:line draw:style-name="gr15" draw:text-style-name="P1" draw:layer="layout" svg:x1="4.2cm" svg:y1="9.5cm" svg:x2="3.7cm" svg:y2="10.8cm">
            <text:p/>
          </draw:line>
          <draw:line draw:style-name="gr15" draw:text-style-name="P1" draw:layer="layout" svg:x1="3.9cm" svg:y1="9.4cm" svg:x2="3.4cm" svg:y2="10.7cm">
            <text:p/>
          </draw:line>
          <draw:line draw:style-name="gr15" draw:text-style-name="P1" draw:layer="layout" svg:x1="3.6cm" svg:y1="9.4cm" svg:x2="3.1cm" svg:y2="10.7cm">
            <text:p/>
          </draw:line>
          <draw:line draw:style-name="gr15" draw:text-style-name="P1" draw:layer="layout" svg:x1="3.3cm" svg:y1="9.5cm" svg:x2="2.8cm" svg:y2="10.8cm">
            <text:p/>
          </draw:line>
          <draw:line draw:style-name="gr15" draw:text-style-name="P1" draw:layer="layout" svg:x1="3cm" svg:y1="9.4cm" svg:x2="2.5cm" svg:y2="10.7cm">
            <text:p/>
          </draw:line>
          <draw:line draw:style-name="gr15" draw:text-style-name="P1" draw:layer="layout" svg:x1="2.7cm" svg:y1="9.4cm" svg:x2="2.2cm" svg:y2="10.7cm">
            <text:p/>
          </draw:line>
        </draw:g>
        <draw:g>
          <draw:path draw:style-name="gr13" draw:text-style-name="P1" draw:layer="layout" svg:width="4cm" svg:height="1.1cm" svg:x="2.599cm" svg:y="4.2cm" svg:viewBox="0 0 4001 1101" svg:d="m357 364c-74-136 272-264 619-264 109-1 222 12 315 32 88-62 253-99 439-99 123 2 253 20 346 53 67-54 207-86 359-86 128 0 245 23 319 59 85-37 213-59 346-59 217 0 400 57 439 138 210 22 361 95 361 179 0 25-11 50-42 73 89 41 142 91 142 143 0 116-238 215-546 232 0 111-237 199-533 199-102 0-199-11-284-31-78 98-324 168-600 168-206 0-400-42-517-107-109 25-52 40-365 40-257 0-494-52-618-135-297-2-449-69-449-152 0-39 39-74 110-103-128-25-198-73-198-129 0-78 155-142 357-151zm-357-364zm4001 1101z">
            <text:p/>
          </draw:path>
          <draw:path draw:style-name="gr14" draw:text-style-name="P1" draw:layer="layout" svg:width="0.029cm" svg:height="0.038cm" svg:x="2.599cm" svg:y="4.2cm" svg:viewBox="0 0 30 39" svg:d="m0 0c4 13 20 27 30 39">
            <text:p/>
          </draw:path>
          <draw:path draw:style-name="gr14" draw:text-style-name="P1" draw:layer="layout" svg:width="0.128cm" svg:height="0.035cm" svg:x="2.599cm" svg:y="4.2cm" svg:viewBox="0 0 129 36" svg:d="m0 0c42 10 94 23 129 36">
            <text:p/>
          </draw:path>
          <draw:path draw:style-name="gr14" draw:text-style-name="P1" draw:layer="layout" svg:width="0.032cm" svg:height="0.035cm" svg:x="2.599cm" svg:y="4.2cm" svg:viewBox="0 0 33 36" svg:d="m33 0c-15 11-24 24-33 36">
            <text:p/>
          </draw:path>
          <draw:path draw:style-name="gr14" draw:text-style-name="P1" draw:layer="layout" svg:width="0.06cm" svg:height="0.042cm" svg:x="2.599cm" svg:y="4.2cm" svg:viewBox="0 0 61 43" svg:d="m61 0c-28 12-43 28-61 43">
            <text:p/>
          </draw:path>
          <draw:path draw:style-name="gr14" draw:text-style-name="P1" draw:layer="layout" svg:width="0.016cm" svg:height="0.033cm" svg:x="2.599cm" svg:y="4.2cm" svg:viewBox="0 0 17 34" svg:d="m0 0c4 9 23 29 15 34">
            <text:p/>
          </draw:path>
          <draw:path draw:style-name="gr14" draw:text-style-name="P1" draw:layer="layout" svg:width="0.132cm" svg:height="0.067cm" svg:x="2.599cm" svg:y="4.2cm" svg:viewBox="0 0 133 68" svg:d="m133 0c-32 26-74 49-133 68">
            <text:p/>
          </draw:path>
          <draw:path draw:style-name="gr14" draw:text-style-name="P1" draw:layer="layout" svg:width="0.309cm" svg:height="0.181cm" svg:x="2.599cm" svg:y="4.2cm" svg:viewBox="0 0 310 182" svg:d="m308 182c15-42-70-144-308-182">
            <text:p/>
          </draw:path>
          <draw:path draw:style-name="gr14" draw:text-style-name="P1" draw:layer="layout" svg:width="0.023cm" svg:height="0.048cm" svg:x="2.599cm" svg:y="4.2cm" svg:viewBox="0 0 24 49" svg:d="m0 49c15-17 21-32 24-49">
            <text:p/>
          </draw:path>
          <draw:path draw:style-name="gr14" draw:text-style-name="P1" draw:layer="layout" svg:width="0.066cm" svg:height="0.043cm" svg:x="2.599cm" svg:y="4.2cm" svg:viewBox="0 0 67 44" svg:d="m67 44c-30-13-48-29-67-44">
            <text:p/>
          </draw:path>
          <draw:path draw:style-name="gr14" draw:text-style-name="P1" draw:layer="layout" svg:width="0.102cm" svg:height="0.009cm" svg:x="2.599cm" svg:y="4.2cm" svg:viewBox="0 0 103 10" svg:d="m0 10c35-2 70-5 103-10">
            <text:p/>
          </draw:path>
          <draw:path draw:style-name="gr14" draw:text-style-name="P1" draw:layer="layout" svg:width="0.232cm" svg:height="0.02cm" svg:x="2.599cm" svg:y="4.2cm" svg:viewBox="0 0 233 21" svg:d="m0 0c61 13 131 25 233 20">
            <text:p/>
          </draw:path>
          <draw:line draw:style-name="gr15" draw:text-style-name="P1" draw:layer="layout" svg:x1="2.999cm" svg:y1="5.2cm" svg:x2="2.499cm" svg:y2="6.5cm">
            <text:p/>
          </draw:line>
          <draw:line draw:style-name="gr15" draw:text-style-name="P1" draw:layer="layout" svg:x1="3.399cm" svg:y1="5.2cm" svg:x2="2.899cm" svg:y2="6.5cm">
            <text:p/>
          </draw:line>
          <draw:line draw:style-name="gr15" draw:text-style-name="P1" draw:layer="layout" svg:x1="5.899cm" svg:y1="5.3cm" svg:x2="5.399cm" svg:y2="6.6cm">
            <text:p/>
          </draw:line>
          <draw:line draw:style-name="gr15" draw:text-style-name="P1" draw:layer="layout" svg:x1="6.099cm" svg:y1="5.2cm" svg:x2="5.599cm" svg:y2="6.5cm">
            <text:p/>
          </draw:line>
          <draw:line draw:style-name="gr15" draw:text-style-name="P1" draw:layer="layout" svg:x1="5.499cm" svg:y1="5.4cm" svg:x2="4.999cm" svg:y2="6.7cm">
            <text:p/>
          </draw:line>
          <draw:line draw:style-name="gr15" draw:text-style-name="P1" draw:layer="layout" svg:x1="5.099cm" svg:y1="5.4cm" svg:x2="4.599cm" svg:y2="6.7cm">
            <text:p/>
          </draw:line>
          <draw:line draw:style-name="gr15" draw:text-style-name="P1" draw:layer="layout" svg:x1="4.799cm" svg:y1="5.3cm" svg:x2="4.299cm" svg:y2="6.6cm">
            <text:p/>
          </draw:line>
          <draw:line draw:style-name="gr15" draw:text-style-name="P1" draw:layer="layout" svg:x1="4.499cm" svg:y1="5.3cm" svg:x2="3.999cm" svg:y2="6.6cm">
            <text:p/>
          </draw:line>
          <draw:line draw:style-name="gr15" draw:text-style-name="P1" draw:layer="layout" svg:x1="4.199cm" svg:y1="5.4cm" svg:x2="3.699cm" svg:y2="6.7cm">
            <text:p/>
          </draw:line>
          <draw:line draw:style-name="gr15" draw:text-style-name="P1" draw:layer="layout" svg:x1="3.899cm" svg:y1="5.3cm" svg:x2="3.399cm" svg:y2="6.6cm">
            <text:p/>
          </draw:line>
          <draw:line draw:style-name="gr15" draw:text-style-name="P1" draw:layer="layout" svg:x1="3.599cm" svg:y1="5.3cm" svg:x2="3.099cm" svg:y2="6.6cm">
            <text:p/>
          </draw:line>
        </draw:g>
        <draw:g>
          <draw:path draw:style-name="gr13" draw:text-style-name="P1" draw:layer="layout" svg:width="4cm" svg:height="1.1cm" svg:x="17cm" svg:y="7cm" svg:viewBox="0 0 4001 1101" svg:d="m357 364c-74-136 272-264 619-264 109-1 222 12 315 32 88-62 253-99 439-99 123 2 253 20 346 53 67-54 207-86 359-86 128 0 245 23 319 59 85-37 213-59 346-59 217 0 400 57 439 138 210 22 361 95 361 179 0 25-11 50-42 73 89 41 142 91 142 143 0 116-238 215-546 232 0 111-237 199-533 199-102 0-199-11-284-31-78 98-324 168-600 168-206 0-400-42-517-107-109 25-52 40-365 40-257 0-494-52-618-135-297-2-449-69-449-152 0-39 39-74 110-103-128-25-198-73-198-129 0-78 155-142 357-151zm-357-364zm4001 1101z">
            <text:p/>
          </draw:path>
          <draw:path draw:style-name="gr14" draw:text-style-name="P1" draw:layer="layout" svg:width="0.029cm" svg:height="0.038cm" svg:x="17cm" svg:y="7cm" svg:viewBox="0 0 30 39" svg:d="m0 0c4 13 20 27 30 39">
            <text:p/>
          </draw:path>
          <draw:path draw:style-name="gr14" draw:text-style-name="P1" draw:layer="layout" svg:width="0.128cm" svg:height="0.035cm" svg:x="17cm" svg:y="7cm" svg:viewBox="0 0 129 36" svg:d="m0 0c42 10 94 23 129 36">
            <text:p/>
          </draw:path>
          <draw:path draw:style-name="gr14" draw:text-style-name="P1" draw:layer="layout" svg:width="0.032cm" svg:height="0.035cm" svg:x="17cm" svg:y="7cm" svg:viewBox="0 0 33 36" svg:d="m33 0c-15 11-24 24-33 36">
            <text:p/>
          </draw:path>
          <draw:path draw:style-name="gr14" draw:text-style-name="P1" draw:layer="layout" svg:width="0.06cm" svg:height="0.042cm" svg:x="17cm" svg:y="7cm" svg:viewBox="0 0 61 43" svg:d="m61 0c-28 12-43 28-61 43">
            <text:p/>
          </draw:path>
          <draw:path draw:style-name="gr14" draw:text-style-name="P1" draw:layer="layout" svg:width="0.016cm" svg:height="0.033cm" svg:x="17cm" svg:y="7cm" svg:viewBox="0 0 17 34" svg:d="m0 0c4 9 23 29 15 34">
            <text:p/>
          </draw:path>
          <draw:path draw:style-name="gr14" draw:text-style-name="P1" draw:layer="layout" svg:width="0.132cm" svg:height="0.067cm" svg:x="17cm" svg:y="7cm" svg:viewBox="0 0 133 68" svg:d="m133 0c-32 26-74 49-133 68">
            <text:p/>
          </draw:path>
          <draw:path draw:style-name="gr14" draw:text-style-name="P1" draw:layer="layout" svg:width="0.309cm" svg:height="0.181cm" svg:x="17cm" svg:y="7cm" svg:viewBox="0 0 310 182" svg:d="m308 182c15-42-70-144-308-182">
            <text:p/>
          </draw:path>
          <draw:path draw:style-name="gr14" draw:text-style-name="P1" draw:layer="layout" svg:width="0.023cm" svg:height="0.048cm" svg:x="17cm" svg:y="7cm" svg:viewBox="0 0 24 49" svg:d="m0 49c15-17 21-32 24-49">
            <text:p/>
          </draw:path>
          <draw:path draw:style-name="gr14" draw:text-style-name="P1" draw:layer="layout" svg:width="0.066cm" svg:height="0.043cm" svg:x="17cm" svg:y="7cm" svg:viewBox="0 0 67 44" svg:d="m67 44c-30-13-48-29-67-44">
            <text:p/>
          </draw:path>
          <draw:path draw:style-name="gr14" draw:text-style-name="P1" draw:layer="layout" svg:width="0.102cm" svg:height="0.009cm" svg:x="17cm" svg:y="7cm" svg:viewBox="0 0 103 10" svg:d="m0 10c35-2 70-5 103-10">
            <text:p/>
          </draw:path>
          <draw:path draw:style-name="gr14" draw:text-style-name="P1" draw:layer="layout" svg:width="0.232cm" svg:height="0.02cm" svg:x="17cm" svg:y="7cm" svg:viewBox="0 0 233 21" svg:d="m0 0c61 13 131 25 233 20">
            <text:p/>
          </draw:path>
          <draw:line draw:style-name="gr15" draw:text-style-name="P1" draw:layer="layout" svg:x1="17.4cm" svg:y1="8cm" svg:x2="16.9cm" svg:y2="9.3cm">
            <text:p/>
          </draw:line>
          <draw:line draw:style-name="gr15" draw:text-style-name="P1" draw:layer="layout" svg:x1="17.8cm" svg:y1="8cm" svg:x2="17.3cm" svg:y2="9.3cm">
            <text:p/>
          </draw:line>
          <draw:line draw:style-name="gr15" draw:text-style-name="P1" draw:layer="layout" svg:x1="20.3cm" svg:y1="8.1cm" svg:x2="19.8cm" svg:y2="9.4cm">
            <text:p/>
          </draw:line>
          <draw:line draw:style-name="gr15" draw:text-style-name="P1" draw:layer="layout" svg:x1="20.5cm" svg:y1="8cm" svg:x2="20cm" svg:y2="9.3cm">
            <text:p/>
          </draw:line>
          <draw:line draw:style-name="gr15" draw:text-style-name="P1" draw:layer="layout" svg:x1="19.9cm" svg:y1="8.2cm" svg:x2="19.4cm" svg:y2="9.5cm">
            <text:p/>
          </draw:line>
          <draw:line draw:style-name="gr15" draw:text-style-name="P1" draw:layer="layout" svg:x1="19.5cm" svg:y1="8.2cm" svg:x2="19cm" svg:y2="9.5cm">
            <text:p/>
          </draw:line>
          <draw:line draw:style-name="gr15" draw:text-style-name="P1" draw:layer="layout" svg:x1="19.2cm" svg:y1="8.1cm" svg:x2="18.7cm" svg:y2="9.4cm">
            <text:p/>
          </draw:line>
          <draw:line draw:style-name="gr15" draw:text-style-name="P1" draw:layer="layout" svg:x1="18.9cm" svg:y1="8.1cm" svg:x2="18.4cm" svg:y2="9.4cm">
            <text:p/>
          </draw:line>
          <draw:line draw:style-name="gr15" draw:text-style-name="P1" draw:layer="layout" svg:x1="18.6cm" svg:y1="8.2cm" svg:x2="18.1cm" svg:y2="9.5cm">
            <text:p/>
          </draw:line>
          <draw:line draw:style-name="gr15" draw:text-style-name="P1" draw:layer="layout" svg:x1="18.3cm" svg:y1="8.1cm" svg:x2="17.8cm" svg:y2="9.4cm">
            <text:p/>
          </draw:line>
          <draw:line draw:style-name="gr15" draw:text-style-name="P1" draw:layer="layout" svg:x1="18cm" svg:y1="8.1cm" svg:x2="17.5cm" svg:y2="9.4cm">
            <text:p/>
          </draw:line>
        </draw:g>
        <draw:g>
          <draw:path draw:style-name="gr13" draw:text-style-name="P1" draw:layer="layout" svg:width="4cm" svg:height="1.1cm" svg:x="6.2cm" svg:y="11.7cm" svg:viewBox="0 0 4001 1101" svg:d="m357 364c-74-136 272-264 619-264 109-1 222 12 315 32 88-62 253-99 439-99 123 2 253 20 346 53 67-54 207-86 359-86 128 0 245 23 319 59 85-37 213-59 346-59 217 0 400 57 439 138 210 22 361 95 361 179 0 25-11 50-42 73 89 41 142 91 142 143 0 116-238 215-546 232 0 111-237 199-533 199-102 0-199-11-284-31-78 98-324 168-600 168-206 0-400-42-517-107-109 25-52 40-365 40-257 0-494-52-618-135-297-2-449-69-449-152 0-39 39-74 110-103-128-25-198-73-198-129 0-78 155-142 357-151zm-357-364zm4001 1101z">
            <text:p/>
          </draw:path>
          <draw:path draw:style-name="gr14" draw:text-style-name="P1" draw:layer="layout" svg:width="0.029cm" svg:height="0.038cm" svg:x="6.2cm" svg:y="11.7cm" svg:viewBox="0 0 30 39" svg:d="m0 0c4 13 20 27 30 39">
            <text:p/>
          </draw:path>
          <draw:path draw:style-name="gr14" draw:text-style-name="P1" draw:layer="layout" svg:width="0.128cm" svg:height="0.035cm" svg:x="6.2cm" svg:y="11.7cm" svg:viewBox="0 0 129 36" svg:d="m0 0c42 10 94 23 129 36">
            <text:p/>
          </draw:path>
          <draw:path draw:style-name="gr14" draw:text-style-name="P1" draw:layer="layout" svg:width="0.032cm" svg:height="0.035cm" svg:x="6.2cm" svg:y="11.7cm" svg:viewBox="0 0 33 36" svg:d="m33 0c-15 11-24 24-33 36">
            <text:p/>
          </draw:path>
          <draw:path draw:style-name="gr14" draw:text-style-name="P1" draw:layer="layout" svg:width="0.06cm" svg:height="0.042cm" svg:x="6.2cm" svg:y="11.7cm" svg:viewBox="0 0 61 43" svg:d="m61 0c-28 12-43 28-61 43">
            <text:p/>
          </draw:path>
          <draw:path draw:style-name="gr14" draw:text-style-name="P1" draw:layer="layout" svg:width="0.016cm" svg:height="0.033cm" svg:x="6.2cm" svg:y="11.7cm" svg:viewBox="0 0 17 34" svg:d="m0 0c4 9 23 29 15 34">
            <text:p/>
          </draw:path>
          <draw:path draw:style-name="gr14" draw:text-style-name="P1" draw:layer="layout" svg:width="0.132cm" svg:height="0.067cm" svg:x="6.2cm" svg:y="11.7cm" svg:viewBox="0 0 133 68" svg:d="m133 0c-32 26-74 49-133 68">
            <text:p/>
          </draw:path>
          <draw:path draw:style-name="gr14" draw:text-style-name="P1" draw:layer="layout" svg:width="0.309cm" svg:height="0.181cm" svg:x="6.2cm" svg:y="11.7cm" svg:viewBox="0 0 310 182" svg:d="m308 182c15-42-70-144-308-182">
            <text:p/>
          </draw:path>
          <draw:path draw:style-name="gr14" draw:text-style-name="P1" draw:layer="layout" svg:width="0.023cm" svg:height="0.048cm" svg:x="6.2cm" svg:y="11.7cm" svg:viewBox="0 0 24 49" svg:d="m0 49c15-17 21-32 24-49">
            <text:p/>
          </draw:path>
          <draw:path draw:style-name="gr14" draw:text-style-name="P1" draw:layer="layout" svg:width="0.066cm" svg:height="0.043cm" svg:x="6.2cm" svg:y="11.7cm" svg:viewBox="0 0 67 44" svg:d="m67 44c-30-13-48-29-67-44">
            <text:p/>
          </draw:path>
          <draw:path draw:style-name="gr14" draw:text-style-name="P1" draw:layer="layout" svg:width="0.102cm" svg:height="0.009cm" svg:x="6.2cm" svg:y="11.7cm" svg:viewBox="0 0 103 10" svg:d="m0 10c35-2 70-5 103-10">
            <text:p/>
          </draw:path>
          <draw:path draw:style-name="gr14" draw:text-style-name="P1" draw:layer="layout" svg:width="0.232cm" svg:height="0.02cm" svg:x="6.2cm" svg:y="11.7cm" svg:viewBox="0 0 233 21" svg:d="m0 0c61 13 131 25 233 20">
            <text:p/>
          </draw:path>
          <draw:line draw:style-name="gr15" draw:text-style-name="P1" draw:layer="layout" svg:x1="6.6cm" svg:y1="12.7cm" svg:x2="6.1cm" svg:y2="14cm">
            <text:p/>
          </draw:line>
          <draw:line draw:style-name="gr15" draw:text-style-name="P1" draw:layer="layout" svg:x1="7cm" svg:y1="12.7cm" svg:x2="6.5cm" svg:y2="14cm">
            <text:p/>
          </draw:line>
          <draw:line draw:style-name="gr15" draw:text-style-name="P1" draw:layer="layout" svg:x1="9.5cm" svg:y1="12.8cm" svg:x2="9cm" svg:y2="14.1cm">
            <text:p/>
          </draw:line>
          <draw:line draw:style-name="gr15" draw:text-style-name="P1" draw:layer="layout" svg:x1="9.7cm" svg:y1="12.7cm" svg:x2="9.2cm" svg:y2="14cm">
            <text:p/>
          </draw:line>
          <draw:line draw:style-name="gr15" draw:text-style-name="P1" draw:layer="layout" svg:x1="9.1cm" svg:y1="12.9cm" svg:x2="8.6cm" svg:y2="14.2cm">
            <text:p/>
          </draw:line>
          <draw:line draw:style-name="gr15" draw:text-style-name="P1" draw:layer="layout" svg:x1="8.7cm" svg:y1="12.9cm" svg:x2="8.2cm" svg:y2="14.2cm">
            <text:p/>
          </draw:line>
          <draw:line draw:style-name="gr15" draw:text-style-name="P1" draw:layer="layout" svg:x1="8.4cm" svg:y1="12.8cm" svg:x2="7.9cm" svg:y2="14.1cm">
            <text:p/>
          </draw:line>
          <draw:line draw:style-name="gr15" draw:text-style-name="P1" draw:layer="layout" svg:x1="8.1cm" svg:y1="12.8cm" svg:x2="7.6cm" svg:y2="14.1cm">
            <text:p/>
          </draw:line>
          <draw:line draw:style-name="gr15" draw:text-style-name="P1" draw:layer="layout" svg:x1="7.8cm" svg:y1="12.9cm" svg:x2="7.3cm" svg:y2="14.2cm">
            <text:p/>
          </draw:line>
          <draw:line draw:style-name="gr15" draw:text-style-name="P1" draw:layer="layout" svg:x1="7.5cm" svg:y1="12.8cm" svg:x2="7cm" svg:y2="14.1cm">
            <text:p/>
          </draw:line>
          <draw:line draw:style-name="gr15" draw:text-style-name="P1" draw:layer="layout" svg:x1="7.2cm" svg:y1="12.8cm" svg:x2="6.7cm" svg:y2="14.1cm">
            <text:p/>
          </draw:line>
        </draw:g>
        <draw:path draw:style-name="gr11" draw:text-style-name="P1" draw:layer="layout" svg:width="4.516cm" svg:height="0.535cm" svg:x="12.3cm" svg:y="17.2cm" svg:viewBox="0 0 4517 536" svg:d="m4126 141c-765 191-1700-145-2026 95l-2100 300c805-463 4328-218 4492-351 84-332-42-132-366-44z">
          <text:p/>
        </draw:path>
      </draw:page>
      <draw:page draw:name="page2" draw:style-name="dp1" draw:master-page-name="標準">
        <draw:custom-shape draw:style-name="gr1" draw:text-style-name="P1" draw:layer="layout" svg:width="21cm" svg:height="21cm" svg:x="0cm" svg:y="0cm">
          <text:p/>
          <draw:enhanced-geometry svg:viewBox="0 0 21600 21600" draw:type="rectangle" draw:enhanced-path="M 0 0 L 21600 0 21600 21600 0 21600 0 0 Z N"/>
        </draw:custom-shape>
        <draw:path draw:style-name="gr5" draw:text-style-name="P1" draw:layer="layout" svg:width="15.699cm" svg:height="5.499cm" svg:x="0cm" svg:y="1.7cm" svg:viewBox="0 0 15700 5500" svg:d="m0 5500c2636-2365 5666-4081 8263-5500 826 355 5587 3075 7437 5500z">
          <text:p/>
        </draw:path>
        <draw:path draw:style-name="gr11" draw:text-style-name="P1" draw:layer="layout" svg:width="3.4cm" svg:height="4cm" svg:x="8.6cm" svg:y="16.999cm" svg:viewBox="0 0 3401 4001" svg:d="m3400 101c33 40-4341 3297-741 3900h-1373c-3067-2171 473-784-727-2714 27-122 1750-1324 1941-1286 500 99 839 173 900 100z">
          <text:p/>
        </draw:path>
        <draw:path draw:style-name="gr5" draw:text-style-name="P1" draw:layer="layout" svg:width="9.541cm" svg:height="2.899cm" svg:x="11.458cm" svg:y="3.8cm" svg:viewBox="0 0 9542 2900" svg:d="m0 2900c1602-1247 3444-2152 5022-2900 502 187 3396 1621 4520 2900z">
          <text:p/>
        </draw:path>
        <draw:path draw:style-name="gr5" draw:text-style-name="P1" draw:layer="layout" svg:width="14.699cm" svg:height="3.799cm" svg:x="4.7cm" svg:y="2.8cm" svg:viewBox="0 0 14700 3800" svg:d="m0 3800c2468-1634 5305-2819 7737-3800 773 245 5231 2124 6963 3800z">
          <text:p/>
        </draw:path>
        <draw:path draw:style-name="gr11" draw:text-style-name="P1" draw:layer="layout" svg:width="2.387cm" svg:height="3.799cm" svg:x="9.811cm" svg:y="5.2cm" svg:viewBox="0 0 2388 3800" svg:d="m1689 0c616 661-2063 995-1644 1400 921 891 2238 597 1551 800-1623 440-1507-300-707 1600h100c-600-2000 1035-1192 1383-1500 178-763-1103-436-1862-1000-519-386 1930-723 1179-1300z">
          <text:p/>
        </draw:path>
        <draw:g>
          <draw:path draw:style-name="gr13" draw:text-style-name="P1" draw:layer="layout" svg:width="6.341cm" svg:height="1.744cm" svg:x="8.858cm" svg:y="0.437cm" svg:viewBox="0 0 6342 1745" svg:d="m566 577c-117-216 431-418 981-418 173-2 352 19 500 50 139-98 401-157 695-157 195 3 401 32 549 84 106-85 328-136 569-136 203 0 388 36 506 94 134-59 337-94 548-94 344 0 634 90 696 219 333 35 572 150 572 284 0 39-17 79-66 115 141 65 225 144 225 227 0 184-377 341-866 368 0 176-375 315-845 315-161 0-315-17-450-49-123 155-513 266-951 266-326 0-634-66-819-169-173 39-83 63-579 63-407 0-783-82-980-214-471-3-712-109-712-241 0-62 62-117 175-163-203-40-314-116-314-205 0-123 246-225 566-239zm-566-577zm6342 1745z">
            <text:p/>
          </draw:path>
          <draw:path draw:style-name="gr14" draw:text-style-name="P1" draw:layer="layout" svg:width="0.046cm" svg:height="0.061cm" svg:x="8.858cm" svg:y="0.437cm" svg:viewBox="0 0 47 62" svg:d="m0 0c6 21 32 43 47 62">
            <text:p/>
          </draw:path>
          <draw:path draw:style-name="gr14" draw:text-style-name="P1" draw:layer="layout" svg:width="0.203cm" svg:height="0.056cm" svg:x="8.858cm" svg:y="0.437cm" svg:viewBox="0 0 204 57" svg:d="m0 0c66 16 149 37 204 57">
            <text:p/>
          </draw:path>
          <draw:path draw:style-name="gr14" draw:text-style-name="P1" draw:layer="layout" svg:width="0.051cm" svg:height="0.056cm" svg:x="8.858cm" svg:y="0.437cm" svg:viewBox="0 0 52 57" svg:d="m52 0c-24 18-38 38-52 57">
            <text:p/>
          </draw:path>
          <draw:path draw:style-name="gr14" draw:text-style-name="P1" draw:layer="layout" svg:width="0.096cm" svg:height="0.067cm" svg:x="8.858cm" svg:y="0.437cm" svg:viewBox="0 0 97 68" svg:d="m97 0c-45 19-68 44-97 68">
            <text:p/>
          </draw:path>
          <draw:path draw:style-name="gr14" draw:text-style-name="P1" draw:layer="layout" svg:width="0.026cm" svg:height="0.053cm" svg:x="8.858cm" svg:y="0.437cm" svg:viewBox="0 0 27 54" svg:d="m0 0c6 14 37 46 24 54">
            <text:p/>
          </draw:path>
          <draw:path draw:style-name="gr14" draw:text-style-name="P1" draw:layer="layout" svg:width="0.21cm" svg:height="0.107cm" svg:x="8.858cm" svg:y="0.437cm" svg:viewBox="0 0 211 108" svg:d="m211 0c-51 41-118 78-211 108">
            <text:p/>
          </draw:path>
          <draw:path draw:style-name="gr14" draw:text-style-name="P1" draw:layer="layout" svg:width="0.49cm" svg:height="0.288cm" svg:x="8.858cm" svg:y="0.437cm" svg:viewBox="0 0 491 289" svg:d="m489 289c23-67-111-229-489-289">
            <text:p/>
          </draw:path>
          <draw:path draw:style-name="gr14" draw:text-style-name="P1" draw:layer="layout" svg:width="0.037cm" svg:height="0.077cm" svg:x="8.858cm" svg:y="0.437cm" svg:viewBox="0 0 38 78" svg:d="m0 78c24-27 34-51 38-78">
            <text:p/>
          </draw:path>
          <draw:path draw:style-name="gr14" draw:text-style-name="P1" draw:layer="layout" svg:width="0.106cm" svg:height="0.069cm" svg:x="8.858cm" svg:y="0.437cm" svg:viewBox="0 0 107 70" svg:d="m107 70c-48-21-76-46-107-70">
            <text:p/>
          </draw:path>
          <draw:path draw:style-name="gr14" draw:text-style-name="P1" draw:layer="layout" svg:width="0.163cm" svg:height="0.015cm" svg:x="8.858cm" svg:y="0.437cm" svg:viewBox="0 0 164 16" svg:d="m0 16c56-3 111-8 164-16">
            <text:p/>
          </draw:path>
          <draw:path draw:style-name="gr14" draw:text-style-name="P1" draw:layer="layout" svg:width="0.368cm" svg:height="0.033cm" svg:x="8.858cm" svg:y="0.437cm" svg:viewBox="0 0 369 34" svg:d="m0 0c97 20 208 40 369 32">
            <text:p/>
          </draw:path>
          <draw:line draw:style-name="gr15" draw:text-style-name="P1" draw:layer="layout" svg:x1="9.492cm" svg:y1="2.022cm" svg:x2="8.699cm" svg:y2="4.083cm">
            <text:p/>
          </draw:line>
          <draw:line draw:style-name="gr15" draw:text-style-name="P1" draw:layer="layout" svg:x1="10.126cm" svg:y1="2.022cm" svg:x2="9.333cm" svg:y2="4.083cm">
            <text:p/>
          </draw:line>
          <draw:line draw:style-name="gr15" draw:text-style-name="P1" draw:layer="layout" svg:x1="14.089cm" svg:y1="2.181cm" svg:x2="13.296cm" svg:y2="4.242cm">
            <text:p/>
          </draw:line>
          <draw:line draw:style-name="gr15" draw:text-style-name="P1" draw:layer="layout" svg:x1="14.406cm" svg:y1="2.022cm" svg:x2="13.613cm" svg:y2="4.083cm">
            <text:p/>
          </draw:line>
          <draw:line draw:style-name="gr15" draw:text-style-name="P1" draw:layer="layout" svg:x1="13.455cm" svg:y1="2.339cm" svg:x2="12.662cm" svg:y2="4.4cm">
            <text:p/>
          </draw:line>
          <draw:line draw:style-name="gr15" draw:text-style-name="P1" draw:layer="layout" svg:x1="12.821cm" svg:y1="2.339cm" svg:x2="12.028cm" svg:y2="4.4cm">
            <text:p/>
          </draw:line>
          <draw:line draw:style-name="gr15" draw:text-style-name="P1" draw:layer="layout" svg:x1="12.345cm" svg:y1="2.181cm" svg:x2="11.552cm" svg:y2="4.242cm">
            <text:p/>
          </draw:line>
          <draw:line draw:style-name="gr15" draw:text-style-name="P1" draw:layer="layout" svg:x1="11.87cm" svg:y1="2.181cm" svg:x2="11.077cm" svg:y2="4.242cm">
            <text:p/>
          </draw:line>
          <draw:line draw:style-name="gr15" draw:text-style-name="P1" draw:layer="layout" svg:x1="11.394cm" svg:y1="2.339cm" svg:x2="10.601cm" svg:y2="4.4cm">
            <text:p/>
          </draw:line>
          <draw:line draw:style-name="gr15" draw:text-style-name="P1" draw:layer="layout" svg:x1="10.919cm" svg:y1="2.181cm" svg:x2="10.126cm" svg:y2="4.242cm">
            <text:p/>
          </draw:line>
          <draw:line draw:style-name="gr15" draw:text-style-name="P1" draw:layer="layout" svg:x1="10.443cm" svg:y1="2.181cm" svg:x2="9.65cm" svg:y2="4.242cm">
            <text:p/>
          </draw:line>
        </draw:g>
        <draw:path draw:style-name="gr5" draw:text-style-name="P1" draw:layer="layout" svg:width="13.141cm" svg:height="5.499cm" svg:x="7.758cm" svg:y="2.9cm" svg:viewBox="0 0 13142 5500" svg:d="m0 5500c2206-2365 4743-4081 6917-5500 692 355 4677 3075 6225 5500z">
          <text:p/>
        </draw:path>
        <draw:path draw:style-name="gr5" draw:text-style-name="P1" draw:layer="layout" svg:width="6.799cm" svg:height="3.599cm" svg:x="13.4cm" svg:y="5.4cm" svg:viewBox="0 0 6800 3600" svg:d="m0 3600c1142-1548 2454-2671 3579-3600 358 232 2420 2013 3221 3600z">
          <text:p/>
        </draw:path>
        <draw:path draw:style-name="gr5" draw:text-style-name="P1" draw:layer="layout" svg:width="9.499cm" svg:height="3.899cm" svg:x="0.4cm" svg:y="5.3cm" svg:viewBox="0 0 9500 3900" svg:d="m0 3900c1595-1677 3429-2894 5000-3900 500 252 3381 2180 4500 3900z">
          <text:p/>
        </draw:path>
        <draw:path draw:style-name="gr5" draw:text-style-name="P1" draw:layer="layout" svg:width="7.785cm" svg:height="2.999cm" svg:x="0.514cm" svg:y="5.4cm" svg:viewBox="0 0 7786 3000" svg:d="m0 3000c1307-1290 2810-2226 4098-3000 410 194 2770 1677 3688 3000z">
          <text:p/>
        </draw:path>
        <draw:path draw:style-name="gr5" draw:text-style-name="P1" draw:layer="layout" svg:width="9.441cm" svg:height="4.999cm" svg:x="10.058cm" svg:y="6.2cm" svg:viewBox="0 0 9442 5000" svg:d="m0 5000c1585-2150 3408-3710 4969-5000 497 323 3361 2795 4473 5000z">
          <text:p/>
        </draw:path>
        <draw:path draw:style-name="gr5" draw:text-style-name="P1" draw:layer="layout" svg:width="12.299cm" svg:height="4.699cm" svg:x="0.8cm" svg:y="6.4cm" svg:viewBox="0 0 12300 4700" svg:d="m0 4700c2065-2021 4439-3487 6474-4700 647 303 4377 2627 5826 4700z">
          <text:p/>
        </draw:path>
        <draw:path draw:style-name="gr5" draw:text-style-name="P1" draw:layer="layout" svg:width="14.099cm" svg:height="5.499cm" svg:x="0.2cm" svg:y="3.2cm" svg:viewBox="0 0 14100 5500" svg:d="m0 5500c2367-2365 5089-4081 7421-5500 742 355 5018 3075 6679 5500z">
          <text:p/>
        </draw:path>
        <draw:path draw:style-name="gr5" draw:text-style-name="P1" draw:layer="layout" svg:width="9.441cm" svg:height="4.999cm" svg:x="10.758cm" svg:y="4.7cm" svg:viewBox="0 0 9442 5000" svg:d="m0 5000c1585-2150 3408-3710 4969-5000 497 323 3361 2795 4473 5000z">
          <text:p/>
        </draw:path>
        <draw:path draw:style-name="gr5" draw:text-style-name="P1" draw:layer="layout" svg:width="12.299cm" svg:height="4.699cm" svg:x="0cm" svg:y="4.9cm" svg:viewBox="0 0 12300 4700" svg:d="m0 4700c2065-2021 4439-3487 6474-4700 647 303 4377 2627 5826 4700z">
          <text:p/>
        </draw:path>
        <draw:path draw:style-name="gr5" draw:text-style-name="P1" draw:layer="layout" svg:width="9.441cm" svg:height="4.999cm" svg:x="10.758cm" svg:y="4.7cm" svg:viewBox="0 0 9442 5000" svg:d="m0 5000c1585-2150 3408-3710 4969-5000 497 323 3361 2795 4473 5000z">
          <text:p/>
        </draw:path>
        <draw:path draw:style-name="gr5" draw:text-style-name="P1" draw:layer="layout" svg:width="12.299cm" svg:height="4.699cm" svg:x="0cm" svg:y="4.9cm" svg:viewBox="0 0 12300 4700" svg:d="m0 4700c2065-2021 4439-3487 6474-4700 647 303 4377 2627 5826 4700z">
          <text:p/>
        </draw:path>
        <draw:path draw:style-name="gr5" draw:text-style-name="P1" draw:layer="layout" svg:width="8.641cm" svg:height="4.999cm" svg:x="10.758cm" svg:y="6.8cm" svg:viewBox="0 0 8642 5000" svg:d="m0 5000c1451-2150 3119-3710 4548-5000 455 323 3076 2795 4094 5000z">
          <text:p/>
        </draw:path>
        <draw:path draw:style-name="gr5" draw:text-style-name="P1" draw:layer="layout" svg:width="11.199cm" svg:height="4.699cm" svg:x="0.4cm" svg:y="5.7cm" svg:viewBox="0 0 11200 4700" svg:d="m0 4700c1948-2021 4186-3487 6105-4700 611 303 3728 2627 5095 4700z">
          <text:p/>
        </draw:path>
        <draw:path draw:style-name="gr5" draw:text-style-name="P1" draw:layer="layout" svg:width="9.099cm" svg:height="4.799cm" svg:x="2.3cm" svg:y="7.5cm" svg:viewBox="0 0 9100 4800" svg:d="m0 4800c1528-2064 3284-3561 4789-4800 479 310 3239 2683 4311 4800z">
          <text:p/>
        </draw:path>
        <draw:path draw:style-name="gr5" draw:text-style-name="P1" draw:layer="layout" svg:width="8.299cm" svg:height="4.999cm" svg:x="12.7cm" svg:y="6.6cm" svg:viewBox="0 0 8300 5000" svg:d="m0 5000c1394-2150 2995-3710 4368-5000 437 323 2954 2795 3932 5000z">
          <text:p/>
        </draw:path>
        <draw:path draw:style-name="gr5" draw:text-style-name="P1" draw:layer="layout" svg:width="8.699cm" svg:height="4.699cm" svg:x="0.5cm" svg:y="7.6cm" svg:viewBox="0 0 8700 4700" svg:d="m0 4700c1461-2021 3140-3487 4579-4700 458 303 3096 2627 4121 4700z">
          <text:p/>
        </draw:path>
        <draw:path draw:style-name="gr5" draw:text-style-name="P1" draw:layer="layout" svg:width="10.099cm" svg:height="4.999cm" svg:x="10.7cm" svg:y="7.8cm" svg:viewBox="0 0 10100 5000" svg:d="m0 5000c1696-2150 3645-3710 5316-5000 531 323 3594 2795 4784 5000z">
          <text:p/>
        </draw:path>
        <draw:path draw:style-name="gr5" draw:text-style-name="P1" draw:layer="layout" svg:width="12.299cm" svg:height="4.699cm" svg:x="-0.1cm" svg:y="8.6cm" svg:viewBox="0 0 12300 4700" svg:d="m0 4700c2065-2021 4439-3487 6474-4700 647 303 4377 2627 5826 4700z">
          <text:p/>
        </draw:path>
        <draw:path draw:style-name="gr11" draw:text-style-name="P1" draw:layer="layout" svg:width="2.311cm" svg:height="7.012cm" svg:x="10.488cm" svg:y="5.587cm" svg:viewBox="0 0 2312 7013" svg:d="m809 13c403-96 1289 744 1500 1800 54 131-712 482-900 1200-119 275 494 560 500 900-3 321-1098 487-1097 800-50 301 545 269 700 500 259 386-1103 1100-503 1800l-500-200c-231-193-100-1100 500-1300 660-220-1150-536-1000-800 130-373 1092-505 1200-800 149-265-852-583-600-1000 241-309 1537-327 1300-1200 210-709-981-1012-700-1300s-366-462-400-400z">
          <text:p/>
        </draw:path>
        <draw:path draw:style-name="gr16" draw:text-style-name="P1" draw:layer="layout" svg:width="8.227cm" svg:height="10.079cm" draw:transform="rotate (-0.961676417848876) translate (13.1339901634681cm 7.78718257199661cm)" svg:viewBox="0 0 8228 10080" svg:d="m82 9710c1276 1195 2899-803 4781-1785s3474-2842 3359-5339c-72-1551-609-1400-1610-2586l-4738 3645-1834 5426c0 0-113 493 42 639z">
          <text:p/>
        </draw:path>
        <draw:g>
          <draw:custom-shape draw:style-name="gr17" draw:text-style-name="P1" draw:layer="layout" svg:width="1.377cm" svg:height="0.736cm" svg:x="16.134cm" svg:y="14.464cm">
            <text:p/>
            <draw:enhanced-geometry svg:viewBox="0 0 21600 21600" draw:type="rectangle" draw:enhanced-path="M 0 0 L 21600 0 21600 21600 0 21600 0 0 Z N"/>
          </draw:custom-shape>
          <draw:custom-shape draw:style-name="gr18" draw:text-style-name="P1" draw:layer="layout" svg:width="1.756cm" svg:height="0.417cm" svg:x="15.944cm" svg:y="14.10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9" draw:text-style-name="P1" draw:layer="layout" svg:width="0.962cm" svg:height="0.604cm" svg:x="16.341cm" svg:y="14.54cm">
            <text:p/>
            <draw:enhanced-geometry svg:viewBox="0 0 21600 21600" draw:type="rectangle" draw:enhanced-path="M 0 0 L 21600 0 21600 21600 0 21600 0 0 Z N"/>
          </draw:custom-shape>
          <draw:path draw:style-name="gr20" draw:text-style-name="P1" draw:layer="layout" svg:width="0.962cm" svg:height="0.603cm" svg:x="16.341cm" svg:y="14.539cm" svg:viewBox="0 0 963 604" svg:d="m462 0h38v290h463v24h-463v290h-38v-290h-462v-24h462zm-462-290zm963 604z">
            <text:p/>
          </draw:path>
        </draw:g>
        <draw:g>
          <draw:custom-shape draw:style-name="gr17" draw:text-style-name="P1" draw:layer="layout" svg:width="1.377cm" svg:height="0.736cm" svg:x="12.934cm" svg:y="16.964cm">
            <text:p/>
            <draw:enhanced-geometry svg:viewBox="0 0 21600 21600" draw:type="rectangle" draw:enhanced-path="M 0 0 L 21600 0 21600 21600 0 21600 0 0 Z N"/>
          </draw:custom-shape>
          <draw:custom-shape draw:style-name="gr18" draw:text-style-name="P1" draw:layer="layout" svg:width="1.755cm" svg:height="0.417cm" svg:x="12.745cm" svg:y="16.60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9" draw:text-style-name="P1" draw:layer="layout" svg:width="0.961cm" svg:height="0.604cm" svg:x="13.142cm" svg:y="17.04cm">
            <text:p/>
            <draw:enhanced-geometry svg:viewBox="0 0 21600 21600" draw:type="rectangle" draw:enhanced-path="M 0 0 L 21600 0 21600 21600 0 21600 0 0 Z N"/>
          </draw:custom-shape>
          <draw:path draw:style-name="gr20" draw:text-style-name="P1" draw:layer="layout" svg:width="0.962cm" svg:height="0.603cm" svg:x="13.141cm" svg:y="17.039cm" svg:viewBox="0 0 963 604" svg:d="m462 0h38v290h463v24h-463v290h-38v-290h-462v-24h462zm-462-290zm963 604z">
            <text:p/>
          </draw:path>
        </draw:g>
        <draw:g>
          <draw:custom-shape draw:style-name="gr17" draw:text-style-name="P1" draw:layer="layout" svg:width="1.377cm" svg:height="0.735cm" svg:x="8.133cm" svg:y="15.861cm">
            <text:p/>
            <draw:enhanced-geometry svg:viewBox="0 0 21600 21600" draw:type="rectangle" draw:enhanced-path="M 0 0 L 21600 0 21600 21600 0 21600 0 0 Z N"/>
          </draw:custom-shape>
          <draw:custom-shape draw:style-name="gr18" draw:text-style-name="P1" draw:layer="layout" svg:width="1.756cm" svg:height="0.417cm" svg:x="7.944cm" svg:y="15.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9" draw:text-style-name="P1" draw:layer="layout" svg:width="0.962cm" svg:height="0.604cm" svg:x="8.341cm" svg:y="15.936cm">
            <text:p/>
            <draw:enhanced-geometry svg:viewBox="0 0 21600 21600" draw:type="rectangle" draw:enhanced-path="M 0 0 L 21600 0 21600 21600 0 21600 0 0 Z N"/>
          </draw:custom-shape>
          <draw:path draw:style-name="gr20" draw:text-style-name="P1" draw:layer="layout" svg:width="0.962cm" svg:height="0.603cm" svg:x="8.34cm" svg:y="15.936cm" svg:viewBox="0 0 963 604" svg:d="m462 0h38v290h463v24h-463v290h-38v-290h-462v-24h462zm-462-290zm963 604z">
            <text:p/>
          </draw:path>
        </draw:g>
        <draw:g>
          <draw:custom-shape draw:style-name="gr17" draw:text-style-name="P1" draw:layer="layout" svg:width="1.377cm" svg:height="0.736cm" svg:x="5.489cm" svg:y="14.664cm">
            <text:p/>
            <draw:enhanced-geometry svg:viewBox="0 0 21600 21600" draw:type="rectangle" draw:enhanced-path="M 0 0 L 21600 0 21600 21600 0 21600 0 0 Z N"/>
          </draw:custom-shape>
          <draw:custom-shape draw:style-name="gr18" draw:text-style-name="P1" draw:layer="layout" svg:width="1.756cm" svg:height="0.415cm" svg:x="5.3cm" svg:y="14.30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9" draw:text-style-name="P1" draw:layer="layout" svg:width="0.962cm" svg:height="0.605cm" svg:x="5.697cm" svg:y="14.74cm">
            <text:p/>
            <draw:enhanced-geometry svg:viewBox="0 0 21600 21600" draw:type="rectangle" draw:enhanced-path="M 0 0 L 21600 0 21600 21600 0 21600 0 0 Z N"/>
          </draw:custom-shape>
          <draw:path draw:style-name="gr20" draw:text-style-name="P1" draw:layer="layout" svg:width="0.962cm" svg:height="0.603cm" svg:x="5.696cm" svg:y="14.74cm" svg:viewBox="0 0 963 604" svg:d="m462 0h38v290h463v24h-463v290h-38v-290h-462v-24h462zm-462-290zm963 604z">
            <text:p/>
          </draw:path>
        </draw:g>
        <draw:g>
          <draw:custom-shape draw:style-name="gr17" draw:text-style-name="P1" draw:layer="layout" svg:width="1.377cm" svg:height="0.736cm" svg:x="11.89cm" svg:y="11.764cm">
            <text:p/>
            <draw:enhanced-geometry svg:viewBox="0 0 21600 21600" draw:type="rectangle" draw:enhanced-path="M 0 0 L 21600 0 21600 21600 0 21600 0 0 Z N"/>
          </draw:custom-shape>
          <draw:custom-shape draw:style-name="gr18" draw:text-style-name="P1" draw:layer="layout" svg:width="1.756cm" svg:height="0.417cm" svg:x="11.7cm" svg:y="11.40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9" draw:text-style-name="P1" draw:layer="layout" svg:width="0.962cm" svg:height="0.604cm" svg:x="12.097cm" svg:y="11.84cm">
            <text:p/>
            <draw:enhanced-geometry svg:viewBox="0 0 21600 21600" draw:type="rectangle" draw:enhanced-path="M 0 0 L 21600 0 21600 21600 0 21600 0 0 Z N"/>
          </draw:custom-shape>
          <draw:path draw:style-name="gr20" draw:text-style-name="P1" draw:layer="layout" svg:width="0.962cm" svg:height="0.603cm" svg:x="12.097cm" svg:y="11.839cm" svg:viewBox="0 0 963 604" svg:d="m462 0h38v290h463v24h-463v290h-38v-290h-462v-24h462zm-462-290zm963 604z">
            <text:p/>
          </draw:path>
        </draw:g>
      </draw:page>
      <draw:page draw:name="page3" draw:style-name="dp1" draw:master-page-name="標準">
        <draw:custom-shape draw:style-name="gr1" draw:text-style-name="P1" draw:layer="layout" svg:width="21cm" svg:height="21cm" svg:x="0cm" svg:y="0cm">
          <text:p/>
          <draw:enhanced-geometry svg:viewBox="0 0 21600 21600" draw:type="rectangle" draw:enhanced-path="M 0 0 L 21600 0 21600 21600 0 21600 0 0 Z N"/>
        </draw:custom-shape>
        <draw:path draw:style-name="gr21" draw:text-style-name="P1" draw:layer="layout" svg:width="20.001cm" svg:height="20.999cm" svg:x="0.999cm" svg:y="0cm" svg:viewBox="0 0 20002 21000" svg:d="m7402 21000c-1378-2166-5423-3272-5701-5600 1508-2764-393-6257-800-9400-136-1048 950-2377-900-2800-99-1940 7106-1873 8000-3200 1500 0-4700 0 2300 0-790 1536 2770 1209 4000 2600 126 367 2313 203 3100 600 2362 1191 301 5346 2601 6300v1900c-4600-400-2301 1300-2601 2300-450 1529 973 2544 800 5600-58 1019-6943 876-7399 1700-7000 0 3600 0-3400 0z">
          <text:p/>
        </draw:path>
        <draw:path draw:style-name="gr22" draw:text-style-name="P1" draw:layer="layout" svg:width="17.003cm" svg:height="20.999cm" svg:x="3.998cm" svg:y="0cm" svg:viewBox="0 0 17004 21000" svg:d="m4404 21000c-1378-2166-1724-3872-2002-6200 1557-247-1200-1900-1200-1900-401-3171 521-5113-1200-8100-99-1940 4107-3473 5001-4800 1500 0-4700 0 2300 0-790 1536 1169 2209 2399 3600 126 367 1213 3 2000 400 2362 1191 3002 4546 5302 5500v1900c-4600-400-5002-300-5302 700-450 1529 2373 2244 2200 5300-58 1019-5642 2776-6098 3600-7000 0 3600 0-3400 0z">
          <text:p/>
        </draw:path>
        <draw:path draw:style-name="gr23" draw:text-style-name="P1" draw:layer="layout" svg:width="16.302cm" svg:height="20.999cm" svg:x="4.698cm" svg:y="0cm" svg:viewBox="0 0 16303 21000" svg:d="m3703 21000c-1378-2166-923-3872-1201-6200 1459-859 462-491 100-800-603-515-1025-1766-1900-1000-401-3171 1021-5313-700-8300-99-1940 3406-3373 4300-4700 1500 0-4700 0 2300 0-790 1536 670 2609 1900 4000 126 367 1513-97 2300 300 2362 1191 3201 4246 5501 5200v1900c-4600-400-5701-700-6001 300-450 1529 2873 2244 2700 5300-58 1019-5443 3176-5899 4000-7000 0 3600 0-3400 0z">
          <text:p/>
        </draw:path>
        <draw:path draw:style-name="gr21" draw:text-style-name="P1" draw:layer="layout" svg:width="15.303cm" svg:height="20.999cm" svg:x="5.697cm" svg:y="0cm" svg:viewBox="0 0 15304 21000" svg:d="m2704 21000c-1378-2166 77-3572-201-5900-401-3171-2336-7166-2500-10400-99-1940 2406-3373 3300-4700 1500 0-4700 0 2300 0-790 1536 170 3309 1400 4700 126 367 1213-297 2000 100 2362 1191 4001 3746 6301 4700v1900c-4600-400-7001-1900-7301-900-450 1529 2073 2944 1900 6000-58 1019-3343 3676-3799 4500-7000 0 3600 0-3400 0z">
          <text:p/>
        </draw:path>
        <draw:path draw:style-name="gr22" draw:text-style-name="P1" draw:layer="layout" svg:width="14.105cm" svg:height="20.999cm" svg:x="6.895cm" svg:y="0cm" svg:viewBox="0 0 14106 21000" svg:d="m1506 21000c-1378-2166 1177-3572 899-5900-401-3171-2236-6966-2400-10200-99-1940 1206-3573 2100-4900 1500 0-4700 0 2300 0-790 1536-330 3709 900 5100 126 367 1213-197 2000 200 2362 1191 4501 3246 6801 4200v1900c-4600-400-7901-3000-8201-2000-450 1529 2173 3844 2000 6900-58 1019-2543 3876-2999 4700-7000 0 3600 0-3400 0z">
          <text:p/>
        </draw:path>
        <draw:path draw:style-name="gr24" draw:text-style-name="P1" draw:layer="layout" svg:width="13.407cm" svg:height="20.999cm" svg:x="7.593cm" svg:y="0cm" svg:viewBox="0 0 13408 21000" svg:d="m808 21000c-1378-2166 1577-3372 1299-5700-401-3171-1936-7066-2100-10300-99-1940 807-3673 1701-5000 1500 0-4600 0 2400 0-790 1536-1431 3909-201 5300 126 367 1313 3 2100 400 2362 1191 5101 2846 7401 3800v1900c-4600-400-8059-4517-8701-2100-450 1529 2073 3844 1900 6900-58 1019-1943 3976-2399 4800-7000 0 3600 0-3400 0z">
          <text:p/>
        </draw:path>
        <draw:path draw:style-name="gr21" draw:text-style-name="P1" draw:layer="layout" svg:width="13.208cm" svg:height="20.999cm" svg:x="7.791cm" svg:y="0cm" svg:viewBox="0 0 13209 21000" svg:d="m609 21000c-1378-2166 1778-3472 1500-5800-401-3171-1936-6966-2100-10200-99-1940 606-3673 1500-5000 1500 0-4600 0 2400 0-790 1536-1430 4209-200 5600 126 367 1213 303 2000 700 2362 1191 5200 2246 7500 3200v1900c-4600-400-8258-4617-8900-2200-450 1529 2073 4044 1900 7100-58 1019-1744 3876-2200 4700-7000 0 3600 0-3400 0z">
          <text:p/>
        </draw:path>
        <draw:path draw:style-name="gr11" draw:text-style-name="P1" draw:layer="layout" svg:width="4.754cm" svg:height="5.297cm" svg:x="8.6cm" svg:y="15.702cm" svg:viewBox="0 0 4755 5298" svg:d="m4700 698c700 800-5641 3997-2041 4600h-1373c-3067-2171 473-784-727-2714 27-122 1750-1324 1941-1286 800-1200 1800-1900 2200-600z">
          <text:p/>
        </draw:path>
        <draw:path draw:style-name="gr11" draw:text-style-name="P1" draw:layer="layout" svg:width="4.09cm" svg:height="11.138cm" draw:transform="rotate (1.5707963267949) translate (9.86074035716792cm 10.914cm)" svg:viewBox="0 0 4091 11139" svg:d="m3114 139c3700 1400-4500 9900-1741 11000h-1373c14-2800 1514-4100 1814-5300 1100-2200 3500-4700 300-5600 500 99 600-500 1000-100z">
          <text:p/>
        </draw:path>
        <draw:path draw:style-name="gr11" draw:text-style-name="P1" draw:layer="layout" svg:width="-4.67cm" svg:height="-16.999cm" svg:x="13.4cm" svg:y="17cm" svg:viewBox="0 0 -4671 -17000" svg:d="m0 600c-33 170 5741 13838 2141 16400h1373c3067-9224-1014-6600-314-11500-1100-800-709-5657-900-5496-1200 1196-2239 906-2300 596z">
          <text:p/>
        </draw:path>
      </draw:page>
      <draw:page draw:name="page4" draw:style-name="dp1" draw:master-page-name="標準">
        <draw:custom-shape draw:style-name="gr1" draw:text-style-name="P1" draw:layer="layout" svg:width="21cm" svg:height="21cm" svg:x="0cm" svg:y="0cm">
          <text:p/>
          <draw:enhanced-geometry svg:viewBox="0 0 21600 21600" draw:type="rectangle" draw:enhanced-path="M 0 0 L 21600 0 21600 21600 0 21600 0 0 Z N"/>
        </draw:custom-shape>
        <draw:path draw:style-name="gr11" draw:text-style-name="P1" draw:layer="layout" svg:width="-19.364cm" svg:height="-14.747cm" svg:x="21.1cm" svg:y="14.748cm" svg:viewBox="0 0 -19365 -14748" svg:d="m100 5048c1600 3200 3400 1533 5100 2300 3700-3000 1900-6600 3600-6200 3800 1100-2800 5600 1900 6200 5900 1200 2292-6822 6100-3900 4300 3300-8900 9200-6959 11300h1373c-1414-2100 12759-9951 6586-13100-4900-2500-2700 5500-6700 4400-4100-1100 3600-4600-1900-5900-3100-1000-500 3300-4800 5800-2800 2500-4209-2361-4400-2200z">
          <text:p/>
        </draw:path>
        <draw:path draw:style-name="gr11" draw:text-style-name="P1" draw:layer="layout" svg:width="-5.164cm" svg:height="-4.193cm" svg:x="6.119cm" svg:y="17.194cm" svg:viewBox="0 0 -5165 -4194" svg:d="m2919 1094c1900 899 59 1000 2000 3100 0 0 1200-2200-1700-3900-2012-1180-3400 1500-3200 2600 1400-1500 1768-2336 2900-1800z">
          <text:p/>
        </draw:path>
        <draw:path draw:style-name="gr11" draw:text-style-name="P1" draw:layer="layout" svg:width="-4.425cm" svg:height="-3.179cm" svg:x="13.539cm" svg:y="19.08cm" svg:viewBox="0 0 -4426 -3180" svg:d="m2093 1174c1246 407 205-94 2146 2006 0 0 1054-1106-1846-2806-2012-1179-2554 706-2354 1806 1400-1500 864-1394 2054-1006z">
          <text:p/>
        </draw:path>
        <draw:path draw:style-name="gr11" draw:text-style-name="P1" draw:layer="layout" svg:width="4.573cm" svg:height="3.145cm" svg:x="8.453cm" svg:y="3.654cm" svg:viewBox="0 0 4574 3146" svg:d="m2847 846c-1900 687-559-705-2500 900 0 0-1419-282 1481-1581 2012-901 2919 2140 2719 2981-1400-1146-568-2709-1700-2300z">
          <text:p/>
        </draw:path>
      </draw:page>
      <draw:page draw:name="page5" draw:style-name="dp1" draw:master-page-name="標準">
        <draw:custom-shape draw:style-name="gr1" draw:text-style-name="P1" draw:layer="layout" svg:width="21cm" svg:height="21cm" svg:x="0cm" svg:y="0cm">
          <text:p/>
          <draw:enhanced-geometry svg:viewBox="0 0 21600 21600" draw:type="rectangle" draw:enhanced-path="M 0 0 L 21600 0 21600 21600 0 21600 0 0 Z N"/>
        </draw:custom-shape>
        <draw:custom-shape draw:style-name="gr2" draw:text-style-name="P1" draw:layer="layout" svg:width="8cm" svg:height="4.4cm" svg:x="3.2cm" svg:y="1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cm" svg:height="4.4cm" svg:x="1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6" draw:style-name="dp1" draw:master-page-name="標準">
        <draw:custom-shape draw:style-name="gr1" draw:text-style-name="P1" draw:layer="layout" svg:width="21cm" svg:height="21cm" svg:x="0cm" svg:y="0cm">
          <text:p/>
          <draw:enhanced-geometry svg:viewBox="0 0 21600 21600" draw:type="rectangle" draw:enhanced-path="M 0 0 L 21600 0 21600 21600 0 21600 0 0 Z N"/>
        </draw:custom-shape>
        <draw:custom-shape draw:style-name="gr2" draw:text-style-name="P1" draw:layer="layout" svg:width="3.272cm" svg:height="1.8cm" svg:x="17.2cm" svg:y="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11.428cm" svg:y="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16.3cm" svg:y="1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7.5cm" svg:y="1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5.7cm" svg:y="1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8.628cm" svg:y="1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9.628cm" svg:y="1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14.228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3.6cm" svg:y="1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11.628cm" svg:y="1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14.828cm" svg:y="1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3.272cm" svg:height="1.8cm" svg:x="13.228cm" svg:y="1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12.934cm" svg:y="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8.718cm" svg:y="13.7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4cm" svg:x="12.277cm" svg:y="10.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5.849cm" svg:y="15.2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4.534cm" svg:y="16.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6.673cm" svg:y="14.5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7.31cm" svg:y="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10.763cm" svg:y="1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1.7cm" svg:y="17.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10.91cm" svg:y="1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14.8cm" svg:y="8.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2.39cm" svg:height="1.315cm" svg:x="16.9cm" svg:y="7.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 draw:text-style-name="P1" draw:layer="layout" svg:width="1.835cm" svg:height="1.01cm" svg:x="12.1cm" svg:y="8.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4cm" svg:height="1.01cm" svg:x="7.621cm" svg:y="11.7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09cm" svg:x="11.016cm" svg:y="8.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1cm" svg:x="5.934cm" svg:y="12.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09cm" svg:x="4.925cm" svg:y="13.6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1cm" svg:x="1.565cm" svg:y="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1cm" svg:x="6.539cm" svg:y="11.0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1cm" svg:x="9.191cm" svg:y="10.2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1cm" svg:x="2.749cm" svg:y="15.03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1cm" svg:x="10.265cm" svg:y="9.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09cm" svg:x="13.465cm" svg:y="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835cm" svg:height="1.01cm" svg:x="14.565cm" svg:y="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 draw:text-style-name="P1" draw:layer="layout" svg:width="1.546cm" svg:height="0.851cm" svg:x="10.077cm" svg:y="8.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5cm" svg:height="0.851cm" svg:x="6.355cm" svg:y="1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7cm" svg:height="0.851cm" svg:x="9.653cm" svg:y="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7cm" svg:height="0.851cm" svg:x="6.553cm" svg:y="11.2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cm" svg:x="4.031cm" svg:y="12.7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1cm" svg:x="1.2cm" svg:y="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1cm" svg:x="15.754cm" svg:y="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1cm" svg:x="7.626cm" svg:y="9.9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1cm" svg:x="2.198cm" svg:y="13.9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1cm" svg:x="9.7cm" svg:y="8.8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cm" svg:x="13.3cm" svg:y="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546cm" svg:height="0.851cm" svg:x="12.154cm" svg:y="6.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 draw:text-style-name="P1" draw:layer="layout" svg:width="1.104cm" svg:height="0.608cm" svg:x="9.5cm" svg:y="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3cm" svg:height="0.608cm" svg:x="5.582cm" svg:y="10.4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5cm" svg:height="0.607cm" svg:x="7.938cm" svg:y="8.6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5cm" svg:height="0.608cm" svg:x="5.723cm" svg:y="9.9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4cm" svg:height="0.607cm" svg:x="3.922cm" svg:y="11.0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4cm" svg:height="0.608cm" svg:x="1.9cm" svg:y="12.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4cm" svg:height="0.608cm" svg:x="12.296cm" svg:y="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4cm" svg:height="0.607cm" svg:x="6.49cm" svg:y="9.0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5cm" svg:height="0.608cm" svg:x="2.612cm" svg:y="11.93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5cm" svg:height="0.608cm" svg:x="14.195cm" svg:y="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4cm" svg:height="0.607cm" svg:x="10.543cm" svg:y="6.5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04cm" svg:height="0.608cm" svg:x="9.724cm" svg:y="6.3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 draw:text-style-name="P1" draw:layer="layout" svg:width="0.948cm" svg:height="0.522cm" svg:x="8.422cm" svg:y="6.6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7cm" svg:height="0.522cm" svg:x="4.3cm" svg:y="9.2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8cm" svg:height="0.52cm" svg:x="7.082cm" svg:y="7.7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8cm" svg:height="0.522cm" svg:x="6.6cm" svg:y="8.5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8cm" svg:height="0.521cm" svg:x="3.635cm" svg:y="9.7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7cm" svg:height="0.522cm" svg:x="1.9cm" svg:y="10.7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7cm" svg:height="0.522cm" svg:x="11.453cm" svg:y="4.2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8cm" svg:height="0.521cm" svg:x="5.839cm" svg:y="8.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8cm" svg:height="0.522cm" svg:x="2.511cm" svg:y="10.5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8cm" svg:height="0.522cm" svg:x="13cm" svg:y="3.3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8cm" svg:height="0.521cm" svg:x="9.317cm" svg:y="5.8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947cm" svg:height="0.522cm" svg:x="10.853cm" svg:y="5.0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 draw:text-style-name="P1" draw:layer="layout" svg:width="0.857cm" svg:height="0.472cm" svg:x="7.601cm" svg:y="5.6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7cm" svg:height="0.472cm" svg:x="3.871cm" svg:y="8.0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8cm" svg:height="0.47cm" svg:x="6.388cm" svg:y="6.6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8cm" svg:height="0.473cm" svg:x="5.952cm" svg:y="7.4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7cm" svg:height="0.472cm" svg:x="3.27cm" svg:y="8.5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7cm" svg:height="0.472cm" svg:x="1.7cm" svg:y="9.4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7cm" svg:height="0.472cm" svg:x="11.043cm" svg:y="3.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7cm" svg:height="0.471cm" svg:x="4.7cm" svg:y="7.9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7cm" svg:height="0.472cm" svg:x="2.253cm" svg:y="9.1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8cm" svg:height="0.472cm" svg:x="12.342cm" svg:y="2.3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8cm" svg:height="0.471cm" svg:x="8.442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857cm" svg:height="0.472cm" svg:x="10.1cm" svg:y="4.0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 draw:text-style-name="P1" draw:layer="layout" svg:width="0.701cm" svg:height="0.386cm" svg:x="6.416cm" svg:y="4.9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2cm" svg:height="0.387cm" svg:x="3.361cm" svg:y="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3cm" svg:height="0.385cm" svg:x="5.422cm" svg:y="5.7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3cm" svg:height="0.388cm" svg:x="5.065cm" svg:y="6.3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2cm" svg:height="0.386cm" svg:x="2.869cm" svg:y="7.2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1cm" svg:height="0.386cm" svg:x="1.584cm" svg:y="8.0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2cm" svg:height="0.386cm" svg:x="9.234cm" svg:y="2.9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2cm" svg:height="0.386cm" svg:x="4.04cm" svg:y="6.7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1cm" svg:height="0.387cm" svg:x="2.037cm" svg:y="7.8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3cm" svg:height="0.386cm" svg:x="10.297cm" svg:y="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3cm" svg:height="0.386cm" svg:x="7.104cm" svg:y="4.3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701cm" svg:height="0.386cm" svg:x="8.462cm" svg:y="3.5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2" draw:text-style-name="P1" draw:layer="layout" svg:width="0.633cm" svg:height="0.349cm" svg:x="5.56cm" svg:y="4.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4cm" svg:height="0.35cm" svg:x="2.8cm" svg:y="5.9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5cm" svg:height="0.348cm" svg:x="4.662cm" svg:y="4.9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5cm" svg:height="0.351cm" svg:x="4.339cm" svg:y="5.4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4cm" svg:height="0.349cm" svg:x="2.356cm" svg:y="6.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3cm" svg:height="0.349cm" svg:x="1.195cm" svg:y="6.9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4cm" svg:height="0.349cm" svg:x="8.105cm" svg:y="2.4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4cm" svg:height="0.349cm" svg:x="3.414cm" svg:y="5.8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4cm" svg:height="0.349cm" svg:x="1.604cm" svg:y="6.7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5cm" svg:height="0.349cm" svg:x="9.065cm" svg:y="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5cm" svg:height="0.349cm" svg:x="6.181cm" svg:y="3.6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0.633cm" svg:height="0.349cm" svg:x="7.408cm" svg:y="2.9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ge>
      <draw:page draw:name="page7" draw:style-name="dp1" draw:master-page-name="標準">
        <draw:custom-shape draw:style-name="gr1" draw:text-style-name="P1" draw:layer="layout" svg:width="21cm" svg:height="21cm" svg:x="-0.1cm" svg:y="0cm">
          <text:p/>
          <draw:enhanced-geometry svg:viewBox="0 0 21600 21600" draw:type="rectangle" draw:enhanced-path="M 0 0 L 21600 0 21600 21600 0 21600 0 0 Z N"/>
        </draw:custom-shape>
        <draw:path draw:style-name="gr11" draw:text-style-name="P1" draw:layer="layout" svg:width="-11.213cm" svg:height="-11.09cm" svg:x="21.1cm" svg:y="11.091cm" svg:viewBox="0 0 -11214 -11091" svg:d="m100 1391c5000-1100 5600 2000 6700 4400 1600 1400 1100 3200 3041 5300h1373c-986-1271-1886-3171-3614-6000-1344-2200-2759-5702-7600-5000z">
          <text:p/>
        </draw:path>
        <draw:path draw:style-name="gr11" draw:text-style-name="P1" draw:layer="layout" svg:width="-11.535cm" svg:height="-7.974cm" svg:x="11.536cm" svg:y="9.675cm" svg:viewBox="0 0 -11536 -7975" svg:d="m11536 75c-2500-800-12200 5000-11500 7900 0 0 1400-1800 2200-2800 1456-1820 9100-4400 9300-3300z">
          <text:p/>
        </draw:path>
        <draw:path draw:style-name="gr11" draw:text-style-name="P1" draw:layer="layout" svg:width="-3.541cm" svg:height="-11.727cm" svg:x="10.842cm" svg:y="18.401cm" svg:viewBox="0 0 -3542 -11728" svg:d="m442 1901c1124 332 1206 7300 2800 9800 106 166 135-480 300-300 0 0-3082-11502-2700-11400 0 533-1590 1512-400 1900z">
          <text:p/>
        </draw:path>
        <draw:path draw:style-name="gr11" draw:text-style-name="P1" draw:layer="layout" svg:width="3.001cm" svg:height="18.116cm" svg:x="9.4cm" svg:y="2.883cm" svg:viewBox="0 0 3002 18117" svg:d="m1500 18117h-1500c0 0 1260-11435 2400-14400 12-142 100-3500 100-3500 500-1300 612 3617 400 4600-1400-1146-1300 11900-1400 13300z">
          <text:p/>
        </draw:path>
        <draw:path draw:style-name="gr11" draw:text-style-name="P1" draw:layer="layout" svg:width="-8.494cm" svg:height="-11.551cm" svg:x="8.4cm" svg:y="21.052cm" svg:viewBox="0 0 -8495 -11552" svg:d="m8400 52c1124 332-8100 9800-8400 10500 106 167 335 820 500 1000 0 0 7518-10602 7900-10500 0 533-1190-1388 0-1000z">
          <text:p/>
        </draw:path>
        <draw:path draw:style-name="gr11" draw:text-style-name="P1" draw:layer="layout" svg:width="-7.099cm" svg:height="-13.674cm" svg:x="21.4cm" svg:y="21.065cm" svg:viewBox="0 0 -7100 -13675" svg:d="m1200 65c-1351 332 5539 12900 5900 13600-127 167-1402-1880-1600-1700 0 0-5041-11434-5500-11332 0 533 2631-956 1200-568z">
          <text:p/>
        </draw:path>
        <draw:path draw:style-name="gr11" draw:text-style-name="P1" draw:layer="layout" svg:width="-4.993cm" svg:height="-9.012cm" svg:x="16.9cm" svg:y="21.098cm" svg:viewBox="0 0 -4994 -9013" svg:d="m4500 98c-1351 332-4261 8200-3900 8900-127 167-402-1180-600-1000 0 0 4259-8002 3800-7900 0 533 2131-388 700 0z">
          <text:p/>
        </draw:path>
        <draw:path draw:style-name="gr11" draw:text-style-name="P1" draw:layer="layout" svg:width="-4.034cm" svg:height="-6.715cm" svg:x="9.435cm" svg:y="21.001cm" svg:viewBox="0 0 -4035 -6716" svg:d="m235 6701c106 167-365-1180-200-1000 0 0 3618-5802 4000-5700 0 533-3500 6000-3800 6700z">
          <text:p/>
        </draw:path>
        <draw:path draw:style-name="gr11" draw:text-style-name="P1" draw:layer="layout" svg:width="-3.627cm" svg:height="-7.611cm" svg:x="14.828cm" svg:y="17.701cm" svg:viewBox="0 0 -3628 -7612" svg:d="m3328 7601c106 167 135-1680 300-1500 0 0-3982-6202-3600-6100-400 1600 3600 6900 3300 7600z">
          <text:p/>
        </draw:path>
      </draw:page>
      <draw:page draw:name="page8" draw:style-name="dp1" draw:master-page-name="標準">
        <draw:custom-shape draw:style-name="gr25" draw:text-style-name="P1" draw:layer="layout" svg:width="21cm" svg:height="13.4cm" svg:x="-0.1cm" svg:y="7.6cm">
          <text:p/>
          <draw:enhanced-geometry svg:viewBox="0 0 21600 21600" draw:type="rectangle" draw:enhanced-path="M 0 0 L 21600 0 21600 21600 0 21600 0 0 Z N"/>
        </draw:custom-shape>
        <draw:path draw:style-name="gr1" draw:text-style-name="P1" draw:layer="layout" svg:width="20.999cm" svg:height="15.999cm" svg:x="-0.1cm" svg:y="0cm" svg:viewBox="0 0 21000 16000" svg:d="m0 13400c0-4467 0-8933 0-13400 7000 0 14000 0 21000 0 0 4467 0 8933 0 13400-3724-38-4437 2600-8700 2600-3109 0-9718-2638-12300-2600z">
          <text:p/>
        </draw:path>
        <draw:path draw:style-name="gr11" draw:text-style-name="P1" draw:layer="layout" svg:width="-9.513cm" svg:height="-13.999cm" svg:x="19.4cm" svg:y="14cm" svg:viewBox="0 0 -9514 -14000" svg:d="m0 400c1400 2300 4000 5900 5100 8300 1600 1400 1100 3200 3041 5300h1373c-986-1271-1886-3171-3614-6000-1344-2200-3600-7300-4400-8000z">
          <text:p/>
        </draw:path>
        <draw:path draw:style-name="gr11" draw:text-style-name="P1" draw:layer="layout" svg:width="-8.61cm" svg:height="-12.899cm" svg:x="11.811cm" svg:y="14.6cm" svg:viewBox="0 0 -8611 -12900" svg:d="m6211 0c-300 900-1430 2464-2600 4900-1504 3132-4600 5400-3300 8000 0 0 400-1700 1200-2700 1456-1820 6900-10700 7100-9600z">
          <text:p/>
        </draw:path>
      </draw:page>
      <draw:page draw:name="page9" draw:style-name="dp1" draw:master-page-name="標準">
        <draw:custom-shape draw:style-name="gr25" draw:text-style-name="P1" draw:layer="layout" svg:width="21cm" svg:height="13.4cm" svg:x="-0.1cm" svg:y="7.6cm">
          <text:p/>
          <draw:enhanced-geometry svg:viewBox="0 0 21600 21600" draw:type="rectangle" draw:enhanced-path="M 0 0 L 21600 0 21600 21600 0 21600 0 0 Z N"/>
        </draw:custom-shape>
        <draw:path draw:style-name="gr1" draw:text-style-name="P1" draw:layer="layout" svg:width="20.999cm" svg:height="13.399cm" svg:x="-0.1cm" svg:y="0cm" svg:viewBox="0 0 21000 13400" svg:d="m0 13400c0-4467 0-8933 0-13400 7000 0 14000 0 21000 0 0 4467 0 8933 0 13400-3724-38-4737-4800-9000-4800-3109 0-9418 4762-12000 4800z">
          <text:p/>
        </draw:path>
        <draw:path draw:style-name="gr26" draw:text-style-name="P1" draw:layer="layout" svg:width="-18.76cm" svg:height="-6.576cm" svg:x="19.949cm" svg:y="18.972cm" svg:viewBox="0 0 -18761 -6577" svg:d="m26 5716c303 10 597 39 900 80 327 44 594-70 873-159 298-95 609-147 900-265 321-130 629-294 926-476 322-197 643-395 952-608 302-208 590-438 900-635 304-193 620-357 899-582 306-247 592-500 900-741 301-236 591-472 952-635 317-143 613-329 926-476 289-135 563-303 874-397 321-97 611-280 926-397 323-120 637-266 979-318 308-47 560-117 873-106 329 12 636 64 952 106 344 46 666 199 979 344 302 140 628 212 926 371 275 147 572 235 847 397 295 174 664 271 847 582 187 319 501 547 635 899 126 330 354 605 502 926 124 270 407 1029 185 847-230-188-136-581-264-847-159-331-434-588-662-873-252-315-618-499-952-714-271-174-553-345-873-424-322-79-590-263-900-396-290-124-578-169-873-159-308 11-621-37-926 53-68 20-1015 12-291 26 301 6 567 119 847 185 313 74 610 202 899 344 284 140 578 261 873 371 340 127 623 340 900 555 281 218 615 460 688 821 68 334 273 571 344 899 27 123 261 1028 26 265-101-328-362-570-555-847-213-306-454-613-768-820-299-197-587-401-899-582-270-157-554-230-847-318-321-96-1035 233-1005-106 32-362 639 99 926 239 354 173 641 468 899 767 219 254 788 639 529 847-268 215-554-424-873-556-360-149-643-424-1005-556-295-107-570-238-900-291-819-131 133 364 344 397 324 51 939 217 794 582-149 374-608-168-952-185-318-16-633-89-953-79-299 9-600-4-900 0-305 4-594-101-899-106-354-6-704 82-1058 79-351-3-650 75-953 212-319 144-607 320-926 450-339 138-631 364-900 635-243 245-648 242-873 529-245 312-597 518-952 688-317 152-621 335-953 449-315 108-630 195-952 292-293 88-573 218-873 264-303 47-624-27-900-185-293-168-528-432-873-503l-238-159z">
          <text:p/>
        </draw:path>
        <draw:path draw:style-name="gr16" draw:text-style-name="P1" draw:layer="layout" svg:width="-14.213cm" svg:height="-6.219cm" svg:x="19.5cm" svg:y="18.518cm" svg:viewBox="0 0 -14214 -6220" svg:d="m1100 5518c187 6 1812-825 2000-800 202 27 1240-826 1412-881 185-59 377-91 557-164 198-80 389-181 572-294 199-123 398-244 589-376 187-129 365-271 556-392 188-119 384-221 556-360 189-153 366-309 557-458 186-146 2478-1174 2701-1275 196-89 1706-409 1900-500 178-84 1508 158 1700 100 198-60-1812 403-2000 400-219-3-781 502-1000 500-217-2 1588 115 1400 200-197 89-1903 220-2100 300-210 86-2333 332-2500 500-150 151-911 1168-1051 1345-152 192-369 320-588 425-196 94-384 207-589 278-195 67-390 121-589 180-181 55-1897 1043-2083 1072-187 28-1029 298-1200 200-181-103-1387 744-1600 700l-300-400z">
          <text:p/>
        </draw:path>
      </draw:page>
      <draw:page draw:name="page10" draw:style-name="dp1" draw:master-page-name="標準">
        <draw:custom-shape draw:style-name="gr27" draw:text-style-name="P1" draw:layer="layout" svg:width="28.6cm" svg:height="20.1cm" svg:x="0.6cm" svg:y="0.6cm">
          <text:p/>
          <draw:enhanced-geometry svg:viewBox="0 0 21600 21600" draw:type="rectangle" draw:enhanced-path="M 0 0 L 21600 0 21600 21600 0 21600 0 0 Z N"/>
        </draw:custom-shape>
        <draw:line draw:style-name="gr28" draw:text-style-name="P1" draw:layer="layout" svg:x1="2.6cm" svg:y1="9.8cm" svg:x2="27cm" svg:y2="9.8cm">
          <text:p/>
        </draw:line>
        <draw:line draw:style-name="gr28" draw:text-style-name="P1" draw:layer="layout" svg:x1="18.4cm" svg:y1="2.6cm" svg:x2="18.4cm" svg:y2="18.5cm">
          <text:p/>
        </draw:line>
        <draw:path draw:style-name="gr29" draw:text-style-name="P1" draw:layer="layout" svg:width="24.5cm" svg:height="15.999cm" svg:x="2.6cm" svg:y="2.6cm" svg:viewBox="0 0 24501 16000" svg:d="m2846 0c-1423 0-2846 1333-2846 2666 0 3556 0 7111 0 10667 0 1333 1423 2667 2846 2667 6269 0 12539 0 18808 0 1423 0 2847-1334 2847-2667 0-3556 0-7111 0-10667 0-1333-1424-2666-2847-2666-6269 0-12539 0-18808 0zm-2846 0zm24501 16000z">
          <text:p/>
        </draw:path>
        <draw:line draw:style-name="gr30" draw:text-style-name="P1" draw:layer="layout" svg:x1="2.601cm" svg:y1="9.8cm" svg:x2="27.001cm" svg:y2="9.8cm">
          <text:p/>
        </draw:line>
        <draw:line draw:style-name="gr30" draw:text-style-name="P1" draw:layer="layout" svg:x1="18.401cm" svg:y1="2.6cm" svg:x2="18.401cm" svg:y2="18.5cm">
          <text:p/>
        </draw:line>
        <draw:path draw:style-name="gr31" draw:text-style-name="P1" draw:layer="layout" svg:width="24.5cm" svg:height="15.999cm" svg:x="2.601cm" svg:y="2.6cm" svg:viewBox="0 0 24501 16000" svg:d="m2846 0c-1423 0-2846 1333-2846 2666 0 3556 0 7111 0 10667 0 1333 1423 2667 2846 2667 6269 0 12539 0 18808 0 1423 0 2847-1334 2847-2667 0-3556 0-7111 0-10667 0-1333-1424-2666-2847-2666-6269 0-12539 0-18808 0zm-2846 0zm24501 16000z">
          <text:p/>
        </draw:path>
      </draw:page>
      <draw:page draw:name="page11" draw:style-name="dp1" draw:master-page-name="標準">
        <draw:custom-shape draw:style-name="gr32" draw:text-style-name="P1" draw:layer="layout" svg:width="29.7cm" svg:height="20.2cm" svg:x="0cm" svg:y="0cm">
          <text:p/>
          <draw:enhanced-geometry svg:viewBox="0 0 21600 21600" draw:type="rectangle" draw:enhanced-path="M 0 0 L 21600 0 21600 21600 0 21600 0 0 Z N"/>
        </draw:custom-shape>
        <draw:path draw:style-name="gr33" draw:text-style-name="P1" draw:layer="layout" svg:width="9.7cm" svg:height="9.2cm" svg:x="2.2cm" svg:y="7.2cm" svg:viewBox="0 0 9701 9201" svg:d="m7300 0c2750 0 1100 4287 1100 6300s-800 2900-3550 2900-4850-1537-4850-3550 4550-5650 7300-5650zm-7300 2100zm9701 7101z">
          <text:p/>
        </draw:path>
        <draw:path draw:style-name="gr34" draw:text-style-name="P1" draw:layer="layout" svg:width="7.199cm" svg:height="7.199cm" svg:x="3.5cm" svg:y="8.2cm" svg:viewBox="0 0 7200 7200" svg:d="m5418 0c2041 0 816 3355 816 4930s-593 2269-2634 2269-3600-1203-3600-2778 3377-4421 5418-4421zm-5418 1643zm7200 5557z">
          <text:p/>
        </draw:path>
        <draw:g>
          <draw:path draw:style-name="gr35" draw:text-style-name="P1" draw:layer="layout" svg:width="5.823cm" svg:height="3.352cm" draw:transform="rotate (1.87570534711831) translate (5.30726129376898cm 11.8764336050043cm)" svg:viewBox="0 0 5824 3353" svg:d="m97 22c375-66 730 29 1097 97 384 71 725 295 1065 484 371 207 745 405 1097 645 347 237 727 408 1097 613 419 232 715 606 1161 775 564 214-167 1258-355 355-94-452-617-451-968-614-348-161-712-265-1064-419-344-150-641-251-1001-452-332-185-708-247-1065-355-367-111-646-380-1032-419l-129-323 97-355 64 33z">
            <text:p/>
          </draw:path>
          <draw:polygon draw:style-name="gr36" draw:text-style-name="P1" draw:layer="layout" svg:width="2.999cm" svg:height="2.799cm" draw:transform="rotate (0.304909020323409) translate (3.87323822962453cm 5.11716006524502cm)" svg:viewBox="0 0 3000 2800" draw:points="500,1600 0,1300 900,1300 700,0 1200,1000 2000,0 1700,1400 3000,1200 1800,1800 2300,2500 1600,2100 1400,2600 1100,2200 700,2800 700,2300 300,2300 700,2000">
            <text:p/>
          </draw:polygon>
          <draw:polygon draw:style-name="gr36" draw:text-style-name="P1" draw:layer="layout" svg:width="2.999cm" svg:height="2.799cm" draw:transform="rotate (0.304909020323409) translate (5.07792863131561cm 4.94768724714905cm)" svg:viewBox="0 0 3000 2800" draw:points="500,1600 0,1300 900,1300 700,0 1200,1000 2000,0 1700,1400 3000,1200 1800,1800 2300,2500 1600,2100 1400,2600 1100,2200 700,2800 700,2300 300,2300 700,2000">
            <text:p/>
          </draw:polygon>
          <draw:polygon draw:style-name="gr36" draw:text-style-name="P1" draw:layer="layout" svg:width="2.999cm" svg:height="2.799cm" draw:transform="rotate (0.304909020323409) translate (4.48623444834168cm 4.40005781602356cm)" svg:viewBox="0 0 3000 2800" draw:points="500,1600 0,1300 900,1300 700,0 1200,1000 2000,0 1700,1400 3000,1200 1800,1800 2300,2500 1600,2100 1400,2600 1100,2200 700,2800 700,2300 300,2300 700,2000">
            <text:p/>
          </draw:polygon>
          <draw:custom-shape draw:style-name="gr37" draw:text-style-name="P1" draw:layer="layout" svg:width="1.7cm" svg:height="1.1cm" draw:transform="rotate (-1.58057017060607) translate (6.726cm 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7cm" svg:height="1.1cm" draw:transform="rotate (-1.15785142577304) translate (7.134cm 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0" draw:text-style-name="P1" draw:layer="layout" svg:width="13.199cm" svg:height="20.199cm" svg:x="16.5cm" svg:y="0cm" svg:viewBox="0 0 13200 20200" svg:d="m0 0h13200v20200h-11400c0 0 3153-7193 1600-10300-600-1200-3400-9900-3400-9900z">
          <text:p/>
        </draw:path>
        <draw:path draw:style-name="gr38" draw:text-style-name="P1" draw:layer="layout" svg:width="11.499cm" svg:height="20.299cm" svg:x="18.2cm" svg:y="-0.1cm" svg:viewBox="0 0 11500 20300" svg:d="m0 0 11500 100v20200l-9700-100c2600 100 3153-7193 1600-10300-600-1200-3400-9900-3400-9900z">
          <text:p/>
        </draw:path>
        <draw:path draw:style-name="gr39" draw:text-style-name="P1" draw:layer="layout" svg:width="5.499cm" svg:height="5.599cm" svg:x="22.5cm" svg:y="1cm" svg:viewBox="0 0 5500 5600" svg:d="m2400 0c1361 0 3100 683 3100 2100s61 3500-1300 3500-2900-1583-2900-3000-261-2600 1100-2600zm-2400 0zm4801 5001z">
          <text:p/>
        </draw:path>
        <draw:polygon draw:style-name="gr40" draw:text-style-name="P1" draw:layer="layout" svg:width="6.399cm" svg:height="1.799cm" svg:x="17.7cm" svg:y="3.6cm" svg:viewBox="0 0 6400 1800" draw:points="0,0 4000,700 6100,100 6400,900 4200,1600 600,1800">
          <text:p/>
        </draw:polygon>
        <draw:polygon draw:style-name="gr41" draw:text-style-name="P1" draw:layer="layout" svg:width="2.999cm" svg:height="1.599cm" svg:x="26.7cm" svg:y="0.5cm" svg:viewBox="0 0 3000 1600" draw:points="0,1000 1500,500 3000,0 3000,1000 1700,1300 1000,1600">
          <text:p/>
        </draw:polygon>
        <draw:g>
          <draw:path draw:style-name="gr35" draw:text-style-name="P1" draw:layer="layout" svg:width="4.565cm" svg:height="2.628cm" draw:transform="rotate (-1.87570534711831) translate (23.0527543742975cm 13.8231252123504cm)" svg:viewBox="0 0 4566 2629" svg:d="m4490 17c-294-51-573 23-860 77-301 55-569 231-835 379-291 162-584 317-860 506-273 185-570 319-860 480-329 182-561 475-910 608-443 167 130 986 278 278 74-354 483-354 759-481 273-127 558-208 834-329 270-118 502-197 785-354 260-145 555-194 834-278 288-88 507-298 809-329l102-253-76-278-51 25z">
            <text:p/>
          </draw:path>
          <draw:polygon draw:style-name="gr36" draw:text-style-name="P1" draw:layer="layout" svg:width="2.351cm" svg:height="2.194cm" draw:transform="rotate (-0.304734487398211) translate (20.5627844039231cm 12.1732555288525cm)" svg:viewBox="0 0 2352 2195" draw:points="1960,1255 2352,1019 1646,1019 1803,0 1411,784 784,0 1019,1098 0,941 941,1411 549,1960 1097,1646 1254,2038 1489,1725 1803,2195 1803,1803 2116,1803 1803,1568">
            <text:p/>
          </draw:polygon>
          <draw:polygon draw:style-name="gr36" draw:text-style-name="P1" draw:layer="layout" svg:width="2.351cm" svg:height="2.194cm" draw:transform="skewX (-0.000872664625997186) rotate (-0.305258086173809) translate (19.6182905043554cm 12.0395684936502cm)" svg:viewBox="0 0 2352 2195" draw:points="1960,1254 2352,1019 1646,1019 1804,0 1411,784 784,0 1019,1098 0,941 940,1411 548,1960 1097,1647 1254,2038 1489,1725 1802,2195 1803,1803 2116,1803 1803,1568">
            <text:p/>
          </draw:polygon>
          <draw:polygon draw:style-name="gr36" draw:text-style-name="P1" draw:layer="layout" svg:width="2.351cm" svg:height="2.194cm" draw:transform="skewX (-0.000523598775598259) rotate (-0.304734487398211) translate (20.081759585696cm 11.6109393967637cm)" svg:viewBox="0 0 2352 2195" draw:points="1960,1255 2352,1019 1646,1019 1804,0 1411,784 785,0 1019,1098 0,941 940,1411 548,1960 1097,1646 1254,2038 1489,1725 1802,2195 1802,1803 2116,1803 1803,1568">
            <text:p/>
          </draw:polygon>
          <draw:custom-shape draw:style-name="gr37" draw:text-style-name="P1" draw:layer="layout" svg:width="1.333cm" svg:height="0.863cm" draw:transform="skewX (0.00122173047639603) rotate (-1.58057017060607) translate (21.446cm 13.56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333cm" svg:height="0.862cm" draw:transform="rotate (-1.15785142577304) translate (20.49cm 13.3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path draw:style-name="gr35" draw:text-style-name="P1" draw:layer="layout" svg:width="1.796cm" svg:height="1.034cm" draw:transform="rotate (-1.5707963267949) translate (21.4998202130316cm 16.1793876623489cm)" svg:viewBox="0 0 1797 1035" svg:d="m1767 7c-116-21-225 9-339 30-118 22-223 91-328 149-115 64-230 125-339 199-107 73-224 126-338 189-129 72-221 187-358 239-174 67 51 389 109 110 29-139 191-139 299-189 107-50 350-206 460-239 114-34 705-257 824-269l40-99-30-110-20 10z">
            <text:p/>
          </draw:path>
          <draw:polygon draw:style-name="gr36" draw:text-style-name="P1" draw:layer="layout" svg:width="0.925cm" svg:height="0.863cm" svg:x="20.37cm" svg:y="15.854cm" svg:viewBox="0 0 926 864" draw:points="771,494 926,401 648,401 710,0 555,309 309,0 401,432 0,370 370,555 216,771 432,648 494,802 586,679 710,864 710,710 833,710 710,617">
            <text:p/>
          </draw:polygon>
          <draw:polygon draw:style-name="gr36" draw:text-style-name="P1" draw:layer="layout" svg:width="0.925cm" svg:height="0.863cm" svg:x="20cm" svg:y="15.916cm" svg:viewBox="0 0 926 864" draw:points="771,494 926,401 648,401 710,0 555,309 309,0 401,432 0,370 370,555 216,771 432,648 494,802 586,679 710,864 710,710 833,710 710,617">
            <text:p/>
          </draw:polygon>
          <draw:polygon draw:style-name="gr36" draw:text-style-name="P1" draw:layer="layout" svg:width="0.925cm" svg:height="0.863cm" svg:x="20.123cm" svg:y="15.7cm" svg:viewBox="0 0 926 864" draw:points="771,494 926,401 648,401 710,0 555,309 309,0 401,432 0,370 370,555 216,771 432,648 494,802 586,679 710,864 710,710 833,710 710,617">
            <text:p/>
          </draw:polygon>
          <draw:custom-shape draw:style-name="gr37" draw:text-style-name="P1" draw:layer="layout" svg:width="0.525cm" svg:height="0.34cm" draw:transform="skewX (0.0029670597283904) rotate (-0.959582022746482) translate (20.616cm 16.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0.526cm" svg:height="0.34cm" draw:transform="rotate (-0.935321946143761) translate (20.351cm 16.1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42" draw:text-style-name="P1" draw:layer="layout" svg:width="3.9cm" svg:height="2.1cm" svg:x="26.5cm" svg:y="4.4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43" draw:text-style-name="P1" draw:layer="layout" svg:width="1.499cm" svg:height="4.499cm" svg:x="27.5cm" svg:y="5.1cm" svg:viewBox="0 0 1500 4500" draw:points="300,4500 1200,4400 1200,2800 1500,400 1000,1200 1000,0 600,1100 0,400 600,1800 700,3100">
          <text:p/>
        </draw:polygon>
      </draw:page>
      <draw:page draw:name="page12" draw:style-name="dp1" draw:master-page-name="標準">
        <draw:custom-shape draw:style-name="gr32" draw:text-style-name="P1" draw:layer="layout" svg:width="29.7cm" svg:height="20.2cm" svg:x="0cm" svg:y="0cm">
          <text:p/>
          <draw:enhanced-geometry svg:viewBox="0 0 21600 21600" draw:type="rectangle" draw:enhanced-path="M 0 0 L 21600 0 21600 21600 0 21600 0 0 Z N"/>
        </draw:custom-shape>
        <draw:path draw:style-name="gr10" draw:text-style-name="P1" draw:layer="layout" svg:width="16.858cm" svg:height="20.199cm" svg:x="13.1cm" svg:y="0cm" svg:viewBox="0 0 16859 20200" svg:d="m3659 0h13200v20200h-11400c0 0-3847-7293-5400-10400-600-1200 3600-9800 3600-9800z">
          <text:p/>
        </draw:path>
        <draw:path draw:style-name="gr38" draw:text-style-name="P1" draw:layer="layout" svg:width="14.862cm" svg:height="20.299cm" svg:x="14.8cm" svg:y="-0.1cm" svg:viewBox="0 0 14863 20300" svg:d="m3363 0 11500 100v20200l-9700-100c2600 100-3547-7493-5100-10600-600-1200 3300-9600 3300-9600z">
          <text:p/>
        </draw:path>
        <draw:polygon draw:style-name="gr40" draw:text-style-name="P1" draw:layer="layout" svg:width="12.199cm" svg:height="9.199cm" svg:x="14.1cm" svg:y="3cm" svg:viewBox="0 0 12200 9200" draw:points="1400,0 6800,1800 12200,7800 11400,9200 7300,3300 0,2600">
          <text:p/>
        </draw:polygon>
        <draw:polygon draw:style-name="gr41" draw:text-style-name="P1" draw:layer="layout" svg:width="3.999cm" svg:height="7.299cm" svg:x="25.5cm" svg:y="10.7cm" svg:viewBox="0 0 4000 7300" draw:points="300,0 1600,500 4000,5300 4000,7300 1600,5200 0,1400">
          <text:p/>
        </draw:polygon>
        <draw:g>
          <draw:path draw:style-name="gr35" draw:text-style-name="P1" draw:layer="layout" svg:width="4.565cm" svg:height="2.628cm" draw:transform="rotate (-1.87570534711831) translate (23.0527543742975cm 13.8231252123504cm)" svg:viewBox="0 0 4566 2629" svg:d="m4490 17c-294-51-573 23-860 77-301 55-569 231-835 379-291 162-584 317-860 506-273 185-570 319-860 480-329 182-561 475-910 608-443 167 130 986 278 278 74-354 483-354 759-481 273-127 558-208 834-329 270-118 502-197 785-354 260-145 555-194 834-278 288-88 507-298 809-329l102-253-76-278-51 25z">
            <text:p/>
          </draw:path>
          <draw:polygon draw:style-name="gr36" draw:text-style-name="P1" draw:layer="layout" svg:width="2.351cm" svg:height="2.194cm" draw:transform="rotate (-0.304734487398211) translate (20.5627844039231cm 12.1732555288525cm)" svg:viewBox="0 0 2352 2195" draw:points="1960,1255 2352,1019 1646,1019 1803,0 1411,784 784,0 1019,1098 0,941 941,1411 549,1960 1097,1646 1254,2038 1489,1725 1803,2195 1803,1803 2116,1803 1803,1568">
            <text:p/>
          </draw:polygon>
          <draw:polygon draw:style-name="gr36" draw:text-style-name="P1" draw:layer="layout" svg:width="2.351cm" svg:height="2.194cm" draw:transform="skewX (-0.000872664625997186) rotate (-0.305258086173809) translate (19.6182905043554cm 12.0395684936502cm)" svg:viewBox="0 0 2352 2195" draw:points="1960,1254 2352,1019 1646,1019 1804,0 1411,784 784,0 1019,1098 0,941 940,1411 548,1960 1097,1647 1254,2038 1489,1725 1802,2195 1803,1803 2116,1803 1803,1568">
            <text:p/>
          </draw:polygon>
          <draw:polygon draw:style-name="gr36" draw:text-style-name="P1" draw:layer="layout" svg:width="2.351cm" svg:height="2.194cm" draw:transform="skewX (-0.000523598775598259) rotate (-0.304734487398211) translate (20.081759585696cm 11.6109393967637cm)" svg:viewBox="0 0 2352 2195" draw:points="1960,1255 2352,1019 1646,1019 1804,0 1411,784 785,0 1019,1098 0,941 940,1411 548,1960 1097,1646 1254,2038 1489,1725 1802,2195 1802,1803 2116,1803 1803,1568">
            <text:p/>
          </draw:polygon>
          <draw:custom-shape draw:style-name="gr37" draw:text-style-name="P1" draw:layer="layout" svg:width="1.333cm" svg:height="0.863cm" draw:transform="skewX (0.00122173047639603) rotate (-1.58057017060607) translate (21.446cm 13.56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333cm" svg:height="0.862cm" draw:transform="rotate (-1.15785142577304) translate (20.49cm 13.3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path draw:style-name="gr35" draw:text-style-name="P1" draw:layer="layout" svg:width="1.796cm" svg:height="1.034cm" draw:transform="rotate (-1.5707963267949) translate (21.4998202130316cm 16.1793876623489cm)" svg:viewBox="0 0 1797 1035" svg:d="m1767 7c-116-21-225 9-339 30-118 22-223 91-328 149-115 64-230 125-339 199-107 73-224 126-338 189-129 72-221 187-358 239-174 67 51 389 109 110 29-139 191-139 299-189 107-50 350-206 460-239 114-34 705-257 824-269l40-99-30-110-20 10z">
            <text:p/>
          </draw:path>
          <draw:polygon draw:style-name="gr36" draw:text-style-name="P1" draw:layer="layout" svg:width="0.925cm" svg:height="0.863cm" svg:x="20.37cm" svg:y="15.854cm" svg:viewBox="0 0 926 864" draw:points="771,494 926,401 648,401 710,0 555,309 309,0 401,432 0,370 370,555 216,771 432,648 494,802 586,679 710,864 710,710 833,710 710,617">
            <text:p/>
          </draw:polygon>
          <draw:polygon draw:style-name="gr36" draw:text-style-name="P1" draw:layer="layout" svg:width="0.925cm" svg:height="0.863cm" svg:x="20cm" svg:y="15.916cm" svg:viewBox="0 0 926 864" draw:points="771,494 926,401 648,401 710,0 555,309 309,0 401,432 0,370 370,555 216,771 432,648 494,802 586,679 710,864 710,710 833,710 710,617">
            <text:p/>
          </draw:polygon>
          <draw:polygon draw:style-name="gr36" draw:text-style-name="P1" draw:layer="layout" svg:width="0.925cm" svg:height="0.863cm" svg:x="20.123cm" svg:y="15.7cm" svg:viewBox="0 0 926 864" draw:points="771,494 926,401 648,401 710,0 555,309 309,0 401,432 0,370 370,555 216,771 432,648 494,802 586,679 710,864 710,710 833,710 710,617">
            <text:p/>
          </draw:polygon>
          <draw:custom-shape draw:style-name="gr37" draw:text-style-name="P1" draw:layer="layout" svg:width="0.525cm" svg:height="0.34cm" draw:transform="skewX (0.0029670597283904) rotate (-0.959582022746482) translate (20.616cm 16.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0.526cm" svg:height="0.34cm" draw:transform="rotate (-0.935321946143761) translate (20.351cm 16.1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42" draw:text-style-name="P1" draw:layer="layout" svg:width="3.9cm" svg:height="2.1cm" svg:x="26.5cm" svg:y="4.4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43" draw:text-style-name="P1" draw:layer="layout" svg:width="1.499cm" svg:height="4.499cm" svg:x="27.5cm" svg:y="5.1cm" svg:viewBox="0 0 1500 4500" draw:points="300,4500 1200,4400 1200,2800 1500,400 1000,1200 1000,0 600,1100 0,400 600,1800 700,3100">
          <text:p/>
        </draw:polygon>
      </draw:page>
      <draw:page draw:name="page13" draw:style-name="dp1" draw:master-page-name="標準">
        <draw:custom-shape draw:style-name="gr32" draw:text-style-name="P1" draw:layer="layout" svg:width="29.7cm" svg:height="21cm" svg:x="0cm" svg:y="0cm">
          <text:p/>
          <draw:enhanced-geometry svg:viewBox="0 0 21600 21600" draw:type="rectangle" draw:enhanced-path="M 0 0 L 21600 0 21600 21600 0 21600 0 0 Z N"/>
        </draw:custom-shape>
        <draw:path draw:style-name="gr10" draw:text-style-name="P1" draw:layer="layout" svg:width="23.885cm" svg:height="20.999cm" svg:x="6.073cm" svg:y="0cm" svg:viewBox="0 0 23886 21000" svg:d="m7927 0h15959l-259 21000h-14100c0 0-11600-2000-9200-10800 353-1294 7600-10200 7600-10200z">
          <text:p/>
        </draw:path>
        <draw:polygon draw:style-name="gr41" draw:text-style-name="P1" draw:layer="layout" svg:width="5.799cm" svg:height="9.699cm" svg:x="23.7cm" svg:y="8.3cm" svg:viewBox="0 0 5800 9700" draw:points="0,0 3400,2900 5800,7700 5800,9700 3400,7600 1800,3800">
          <text:p/>
        </draw:polygon>
        <draw:g>
          <draw:path draw:style-name="gr35" draw:text-style-name="P1" draw:layer="layout" svg:width="4.565cm" svg:height="2.628cm" draw:transform="rotate (-1.87570534711831) translate (23.0527543742975cm 13.8231252123504cm)" svg:viewBox="0 0 4566 2629" svg:d="m4490 17c-294-51-573 23-860 77-301 55-569 231-835 379-291 162-584 317-860 506-273 185-570 319-860 480-329 182-561 475-910 608-443 167 130 986 278 278 74-354 483-354 759-481 273-127 558-208 834-329 270-118 502-197 785-354 260-145 555-194 834-278 288-88 507-298 809-329l102-253-76-278-51 25z">
            <text:p/>
          </draw:path>
          <draw:polygon draw:style-name="gr36" draw:text-style-name="P1" draw:layer="layout" svg:width="2.351cm" svg:height="2.194cm" draw:transform="rotate (-0.304734487398211) translate (20.5627844039231cm 12.1732555288525cm)" svg:viewBox="0 0 2352 2195" draw:points="1960,1255 2352,1019 1646,1019 1803,0 1411,784 784,0 1019,1098 0,941 941,1411 549,1960 1097,1646 1254,2038 1489,1725 1803,2195 1803,1803 2116,1803 1803,1568">
            <text:p/>
          </draw:polygon>
          <draw:polygon draw:style-name="gr36" draw:text-style-name="P1" draw:layer="layout" svg:width="2.351cm" svg:height="2.194cm" draw:transform="skewX (-0.000872664625997186) rotate (-0.305258086173809) translate (19.6182905043554cm 12.0395684936502cm)" svg:viewBox="0 0 2352 2195" draw:points="1960,1254 2352,1019 1646,1019 1804,0 1411,784 784,0 1019,1098 0,941 940,1411 548,1960 1097,1647 1254,2038 1489,1725 1802,2195 1803,1803 2116,1803 1803,1568">
            <text:p/>
          </draw:polygon>
          <draw:polygon draw:style-name="gr36" draw:text-style-name="P1" draw:layer="layout" svg:width="2.351cm" svg:height="2.194cm" draw:transform="skewX (-0.000523598775598259) rotate (-0.304734487398211) translate (20.081759585696cm 11.6109393967637cm)" svg:viewBox="0 0 2352 2195" draw:points="1960,1255 2352,1019 1646,1019 1804,0 1411,784 785,0 1019,1098 0,941 940,1411 548,1960 1097,1646 1254,2038 1489,1725 1802,2195 1802,1803 2116,1803 1803,1568">
            <text:p/>
          </draw:polygon>
          <draw:custom-shape draw:style-name="gr37" draw:text-style-name="P1" draw:layer="layout" svg:width="1.333cm" svg:height="0.863cm" draw:transform="skewX (0.00122173047639603) rotate (-1.58057017060607) translate (21.446cm 13.56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333cm" svg:height="0.862cm" draw:transform="rotate (-1.15785142577304) translate (20.49cm 13.39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path draw:style-name="gr35" draw:text-style-name="P1" draw:layer="layout" svg:width="1.796cm" svg:height="1.034cm" draw:transform="rotate (-1.5707963267949) translate (21.4998202130316cm 16.1793876623489cm)" svg:viewBox="0 0 1797 1035" svg:d="m1767 7c-116-21-225 9-339 30-118 22-223 91-328 149-115 64-230 125-339 199-107 73-224 126-338 189-129 72-221 187-358 239-174 67 51 389 109 110 29-139 191-139 299-189 107-50 350-206 460-239 114-34 705-257 824-269l40-99-30-110-20 10z">
            <text:p/>
          </draw:path>
          <draw:polygon draw:style-name="gr36" draw:text-style-name="P1" draw:layer="layout" svg:width="0.925cm" svg:height="0.863cm" svg:x="20.37cm" svg:y="15.854cm" svg:viewBox="0 0 926 864" draw:points="771,494 926,401 648,401 710,0 555,309 309,0 401,432 0,370 370,555 216,771 432,648 494,802 586,679 710,864 710,710 833,710 710,617">
            <text:p/>
          </draw:polygon>
          <draw:polygon draw:style-name="gr36" draw:text-style-name="P1" draw:layer="layout" svg:width="0.925cm" svg:height="0.863cm" svg:x="20cm" svg:y="15.916cm" svg:viewBox="0 0 926 864" draw:points="771,494 926,401 648,401 710,0 555,309 309,0 401,432 0,370 370,555 216,771 432,648 494,802 586,679 710,864 710,710 833,710 710,617">
            <text:p/>
          </draw:polygon>
          <draw:polygon draw:style-name="gr36" draw:text-style-name="P1" draw:layer="layout" svg:width="0.925cm" svg:height="0.863cm" svg:x="20.123cm" svg:y="15.7cm" svg:viewBox="0 0 926 864" draw:points="771,494 926,401 648,401 710,0 555,309 309,0 401,432 0,370 370,555 216,771 432,648 494,802 586,679 710,864 710,710 833,710 710,617">
            <text:p/>
          </draw:polygon>
          <draw:custom-shape draw:style-name="gr37" draw:text-style-name="P1" draw:layer="layout" svg:width="0.525cm" svg:height="0.34cm" draw:transform="skewX (0.0029670597283904) rotate (-0.959582022746482) translate (20.616cm 16.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0.526cm" svg:height="0.34cm" draw:transform="rotate (-0.935321946143761) translate (20.351cm 16.1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38" draw:text-style-name="P1" draw:layer="layout" svg:width="22.389cm" svg:height="21cm" svg:x="7.4cm" svg:y="-0.001cm" svg:viewBox="0 0 22390 21001" svg:d="m8904 0 13486 100-186 20900h-13200c2600 100-7424-5193-8977-8300-600-1200 8877-12700 8877-12700z">
          <text:p/>
        </draw:path>
        <draw:polygon draw:style-name="gr44" draw:text-style-name="P1" draw:layer="layout" svg:width="12.199cm" svg:height="9.199cm" svg:x="18.6cm" svg:y="-0.9cm" svg:viewBox="0 0 12200 9200" draw:points="1400,0 6800,1800 12200,7800 11400,9200 7300,3300 0,2600">
          <text:p/>
        </draw:polygon>
        <draw:polygon draw:style-name="gr41" draw:text-style-name="P1" draw:layer="layout" svg:width="3.999cm" svg:height="7.299cm" svg:x="25.5cm" svg:y="10.7cm" svg:viewBox="0 0 4000 7300" draw:points="300,0 1600,500 4000,5300 4000,7300 1600,5200 0,1400">
          <text:p/>
        </draw:polygon>
        <draw:custom-shape draw:style-name="gr45" draw:text-style-name="P1" draw:layer="layout" svg:width="26.9cm" svg:height="5.2cm" svg:x="1.6cm" svg:y="8cm">
          <text:p/>
          <draw:enhanced-geometry svg:viewBox="0 0 21600 21600" draw:type="rectangle" draw:enhanced-path="M 0 0 L 21600 0 21600 21600 0 21600 0 0 Z N"/>
        </draw:custom-shape>
        <draw:custom-shape draw:style-name="gr17" draw:text-style-name="P1" draw:layer="layout" svg:width="3.5cm" svg:height="0.4cm" svg:x="24.8cm" svg:y="10.5cm">
          <text:p/>
          <draw:enhanced-geometry svg:viewBox="0 0 21600 21600" draw:type="rectangle" draw:enhanced-path="M 0 0 L 21600 0 21600 21600 0 21600 0 0 Z N"/>
        </draw:custom-shape>
        <draw:custom-shape draw:style-name="gr17" draw:text-style-name="P1" draw:layer="layout" svg:width="3.5cm" svg:height="0.4cm" svg:x="18.1cm" svg:y="10.4cm">
          <text:p/>
          <draw:enhanced-geometry svg:viewBox="0 0 21600 21600" draw:type="rectangle" draw:enhanced-path="M 0 0 L 21600 0 21600 21600 0 21600 0 0 Z N"/>
        </draw:custom-shape>
        <draw:custom-shape draw:style-name="gr17" draw:text-style-name="P1" draw:layer="layout" svg:width="3.5cm" svg:height="0.4cm" svg:x="11.7cm" svg:y="10.4cm">
          <text:p/>
          <draw:enhanced-geometry svg:viewBox="0 0 21600 21600" draw:type="rectangle" draw:enhanced-path="M 0 0 L 21600 0 21600 21600 0 21600 0 0 Z N"/>
        </draw:custom-shape>
        <draw:custom-shape draw:style-name="gr17" draw:text-style-name="P1" draw:layer="layout" svg:width="3.5cm" svg:height="0.4cm" svg:x="5cm" svg:y="10.3cm">
          <text:p/>
          <draw:enhanced-geometry svg:viewBox="0 0 21600 21600" draw:type="rectangle" draw:enhanced-path="M 0 0 L 21600 0 21600 21600 0 21600 0 0 Z N"/>
        </draw:custom-shape>
      </draw:page>
      <draw:page draw:name="page14" draw:style-name="dp1" draw:master-page-name="標準">
        <draw:path draw:style-name="gr38" draw:text-style-name="P1" draw:layer="layout" svg:width="29.699cm" svg:height="20.999cm" svg:x="0cm" svg:y="0cm" svg:viewBox="0 0 29700 21000" svg:d="m0 0c9900 33 19800 66 29700 99l-186 20900-29514 1z">
          <text:p/>
        </draw:path>
        <draw:custom-shape draw:style-name="gr46" draw:text-style-name="P1" draw:layer="layout" svg:width="26.3cm" svg:height="16.5cm" svg:x="1.4cm" svg:y="1.3cm">
          <text:p/>
          <draw:enhanced-geometry svg:viewBox="0 0 21600 21600" draw:type="rectangle" draw:enhanced-path="M 0 0 L 21600 0 21600 21600 0 21600 0 0 Z N"/>
        </draw:custom-shape>
        <draw:custom-shape draw:style-name="gr45" draw:text-style-name="P1" draw:layer="layout" svg:width="8.9cm" svg:height="12.7cm" svg:x="0.2cm" svg:y="0.7cm">
          <text:p/>
          <draw:enhanced-geometry svg:viewBox="0 0 21600 21600" draw:path-stretchpoint-x="10800" draw:path-stretchpoint-y="10800" draw:text-areas="?f3 ?f4 ?f5 ?f6" draw:type="round-rectangle" draw:modifiers="7037.319828593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9.9cm" svg:height="6.6cm" svg:x="9.7cm" svg:y="14.4cm">
          <text:p/>
          <draw:enhanced-geometry svg:viewBox="0 0 21600 21600" draw:type="rectangle" draw:enhanced-path="M 0 0 L 21600 0 21600 21600 0 21600 0 0 Z N"/>
        </draw:custom-shape>
        <draw:custom-shape draw:style-name="gr46" draw:text-style-name="P1" draw:layer="layout" svg:width="18.7cm" svg:height="7.607cm" svg:x="8.3cm" svg:y="2.093cm">
          <text:p/>
          <draw:enhanced-geometry svg:viewBox="0 0 21600 21600" draw:glue-points="?f7 0 ?f6 ?f1 0 ?f10 ?f6 21600 ?f4 ?f10 21600 ?f9" draw:path-stretchpoint-x="10800" draw:path-stretchpoint-y="10800" draw:text-areas="0 ?f1 ?f4 ?f12" draw:type="cube" draw:modifiers="4901.3192612137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1" draw:layer="layout" svg:width="5.3cm" svg:height="1.3cm" svg:x="19.6cm" svg:y="4.6cm">
          <text:p/>
          <draw:enhanced-geometry svg:viewBox="0 0 21600 21600" draw:type="rectangle" draw:enhanced-path="M 0 0 L 21600 0 21600 21600 0 21600 0 0 Z N"/>
        </draw:custom-shape>
        <draw:custom-shape draw:style-name="gr49" draw:text-style-name="P1" draw:layer="layout" svg:width="2.9cm" svg:height="2.686cm" svg:x="10.5cm" svg:y="0.9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9" draw:text-style-name="P1" draw:layer="layout" svg:width="1.9cm" svg:height="1.786cm" svg:x="25.6cm" svg:y="8.51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8" draw:text-style-name="P1" draw:layer="layout" svg:width="5.3cm" svg:height="1.3cm" svg:x="19.7cm" svg:y="8cm">
          <text:p/>
          <draw:enhanced-geometry svg:viewBox="0 0 21600 21600" draw:type="rectangle" draw:enhanced-path="M 0 0 L 21600 0 21600 21600 0 21600 0 0 Z N"/>
        </draw:custom-shape>
        <draw:custom-shape draw:style-name="gr48" draw:text-style-name="P1" draw:layer="layout" svg:width="5.3cm" svg:height="1.3cm" svg:x="19.6cm" svg:y="6.3cm">
          <text:p/>
          <draw:enhanced-geometry svg:viewBox="0 0 21600 21600" draw:type="rectangle" draw:enhanced-path="M 0 0 L 21600 0 21600 21600 0 21600 0 0 Z N"/>
        </draw:custom-shape>
        <draw:custom-shape draw:style-name="gr48" draw:text-style-name="P1" draw:layer="layout" svg:width="5.3cm" svg:height="5.5cm" svg:x="14.1cm" svg:y="4.1cm">
          <text:p/>
          <draw:enhanced-geometry svg:viewBox="0 0 21600 21600" draw:type="rectangle" draw:enhanced-path="M 0 0 L 21600 0 21600 21600 0 21600 0 0 Z N"/>
        </draw:custom-shape>
        <draw:custom-shape draw:style-name="gr48" draw:text-style-name="P1" draw:layer="layout" svg:width="5.3cm" svg:height="1.3cm" svg:x="8.5cm" svg:y="4.7cm">
          <text:p/>
          <draw:enhanced-geometry svg:viewBox="0 0 21600 21600" draw:type="rectangle" draw:enhanced-path="M 0 0 L 21600 0 21600 21600 0 21600 0 0 Z N"/>
        </draw:custom-shape>
        <draw:custom-shape draw:style-name="gr48" draw:text-style-name="P1" draw:layer="layout" svg:width="5.3cm" svg:height="1.3cm" svg:x="8.5cm" svg:y="8.2cm">
          <text:p/>
          <draw:enhanced-geometry svg:viewBox="0 0 21600 21600" draw:type="rectangle" draw:enhanced-path="M 0 0 L 21600 0 21600 21600 0 21600 0 0 Z N"/>
        </draw:custom-shape>
        <draw:custom-shape draw:style-name="gr48" draw:text-style-name="P1" draw:layer="layout" svg:width="5.3cm" svg:height="1.3cm" svg:x="8.5cm" svg:y="6.4cm">
          <text:p/>
          <draw:enhanced-geometry svg:viewBox="0 0 21600 21600" draw:type="rectangle" draw:enhanced-path="M 0 0 L 21600 0 21600 21600 0 21600 0 0 Z N"/>
        </draw:custom-shape>
        <draw:custom-shape draw:style-name="gr45" draw:text-style-name="P1" draw:layer="layout" svg:width="27cm" svg:height="7.6cm" svg:x="0.5cm" svg:y="9.7cm">
          <text:p/>
          <draw:enhanced-geometry svg:viewBox="0 0 21600 21600" draw:path-stretchpoint-x="10800" draw:path-stretchpoint-y="10800" draw:text-areas="?f3 ?f4 ?f5 ?f6" draw:type="round-rectangle" draw:modifiers="7037.319828593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10.3cm" svg:height="2.6cm" svg:x="9.4cm" svg:y="12.1cm">
          <text:p/>
          <draw:enhanced-geometry svg:viewBox="0 0 21600 21600" draw:path-stretchpoint-x="10800" draw:path-stretchpoint-y="10800" draw:text-areas="?f3 ?f4 ?f5 ?f6" draw:type="round-rectangle" draw:modifiers="7037.319828593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 draw:layer="layout" svg:width="8.6cm" svg:height="1.3cm" svg:x="10.3cm" svg:y="12.7cm">
          <text:p/>
          <draw:enhanced-geometry svg:viewBox="0 0 21600 21600" draw:path-stretchpoint-x="10800" draw:path-stretchpoint-y="10800" draw:text-areas="?f3 ?f4 ?f5 ?f6" draw:type="round-rectangle" draw:modifiers="7037.319828593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cm" svg:height="4.1cm" svg:x="14.1cm" svg:y="15.9cm">
          <text:p/>
          <draw:enhanced-geometry svg:viewBox="0 0 21600 21600" draw:type="rectangle" draw:enhanced-path="M 0 0 L 21600 0 21600 21600 0 21600 0 0 Z N"/>
        </draw:custom-shape>
        <draw:frame draw:style-name="gr51" draw:text-style-name="P2" draw:layer="layout" svg:width="5.599cm" svg:height="10.204cm" svg:x="1.7cm" svg:y="1.3cm">
          <draw:text-box>
            <text:p><text:span text:style-name="T1">P</text:span></text:p>
          </draw:text-box>
        </draw:frame>
      </draw:page>
      <draw:page draw:name="page15" draw:style-name="dp1" draw:master-page-name="標準">
        <draw:path draw:style-name="gr38" draw:text-style-name="P1" draw:layer="layout" svg:width="29.699cm" svg:height="20.999cm" svg:x="0cm" svg:y="0cm" svg:viewBox="0 0 29700 21000" svg:d="m0 0c9900 33 19800 66 29700 99l-186 20900-29514 1z">
          <text:p/>
        </draw:path>
        <draw:custom-shape draw:style-name="gr47" draw:text-style-name="P1" draw:layer="layout" svg:width="9.9cm" svg:height="6.6cm" svg:x="9.7cm" svg:y="14.4cm">
          <text:p/>
          <draw:enhanced-geometry svg:viewBox="0 0 21600 21600" draw:type="rectangle" draw:enhanced-path="M 0 0 L 21600 0 21600 21600 0 21600 0 0 Z N"/>
        </draw:custom-shape>
        <draw:custom-shape draw:style-name="gr45" draw:text-style-name="P1" draw:layer="layout" svg:width="29.2cm" svg:height="17.7cm" svg:x="0.2cm" svg:y="0.7cm">
          <text:p/>
          <draw:enhanced-geometry svg:viewBox="0 0 21600 21600" draw:path-stretchpoint-x="10800" draw:path-stretchpoint-y="10800" draw:text-areas="?f3 ?f4 ?f5 ?f6" draw:type="round-rectangle" draw:modifiers="2015.886108129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cm" svg:height="4.1cm" svg:x="14.1cm" svg:y="15.9cm">
          <text:p/>
          <draw:enhanced-geometry svg:viewBox="0 0 21600 21600" draw:type="rectangle" draw:enhanced-path="M 0 0 L 21600 0 21600 21600 0 21600 0 0 Z N"/>
        </draw:custom-shape>
        <draw:frame draw:style-name="gr51" draw:text-style-name="P2" draw:layer="layout" svg:width="5.599cm" svg:height="10.204cm" svg:x="12.154cm" svg:y="4.002cm">
          <draw:text-box>
            <text:p><text:span text:style-name="T1">P</text:span></text:p>
          </draw:text-box>
        </draw:frame>
      </draw:page>
      <draw:page draw:name="page16" draw:style-name="dp1" draw:master-page-name="標準">
        <draw:path draw:style-name="gr38" draw:text-style-name="P1" draw:layer="layout" svg:width="29.699cm" svg:height="20.999cm" svg:x="0cm" svg:y="0cm" svg:viewBox="0 0 29700 21000" svg:d="m0 0c9900 33 19800 66 29700 99l-186 20900-29514 1z">
          <text:p/>
        </draw:path>
        <draw:custom-shape draw:style-name="gr47" draw:text-style-name="P1" draw:layer="layout" svg:width="9.9cm" svg:height="6.6cm" svg:x="9.7cm" svg:y="14.4cm">
          <text:p/>
          <draw:enhanced-geometry svg:viewBox="0 0 21600 21600" draw:type="rectangle" draw:enhanced-path="M 0 0 L 21600 0 21600 21600 0 21600 0 0 Z N"/>
        </draw:custom-shape>
        <draw:custom-shape draw:style-name="gr45" draw:text-style-name="P1" draw:layer="layout" svg:width="29.2cm" svg:height="17.7cm" svg:x="0.2cm" svg:y="0.7cm">
          <text:p/>
          <draw:enhanced-geometry svg:viewBox="0 0 21600 21600" draw:path-stretchpoint-x="10800" draw:path-stretchpoint-y="10800" draw:text-areas="?f3 ?f4 ?f5 ?f6" draw:type="round-rectangle" draw:modifiers="2015.886108129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cm" svg:height="2.5cm" svg:x="14.1cm" svg:y="17.5cm">
          <text:p/>
          <draw:enhanced-geometry svg:viewBox="0 0 21600 21600" draw:type="rectangle" draw:enhanced-path="M 0 0 L 21600 0 21600 21600 0 21600 0 0 Z N"/>
        </draw:custom-shape>
        <draw:frame draw:style-name="gr51" draw:text-style-name="P2" draw:layer="layout" svg:width="5.599cm" svg:height="10.204cm" svg:x="12.3cm" svg:y="7.8cm">
          <draw:text-box>
            <text:p><text:span text:style-name="T1">P</text:span></text:p>
          </draw:text-box>
        </draw:frame>
        <draw:custom-shape draw:style-name="gr17" draw:text-style-name="P1" draw:layer="layout" svg:width="0.3cm" svg:height="6.4cm" svg:x="4.8cm" svg:y="2.8cm">
          <text:p/>
          <draw:enhanced-geometry svg:viewBox="0 0 21600 21600" draw:type="rectangle" draw:enhanced-path="M 0 0 L 21600 0 21600 21600 0 21600 0 0 Z N"/>
        </draw:custom-shape>
        <draw:custom-shape draw:style-name="gr17" draw:text-style-name="P1" draw:layer="layout" svg:width="0.3cm" svg:height="6.4cm" svg:x="9.7cm" svg:y="2.8cm">
          <text:p/>
          <draw:enhanced-geometry svg:viewBox="0 0 21600 21600" draw:type="rectangle" draw:enhanced-path="M 0 0 L 21600 0 21600 21600 0 21600 0 0 Z N"/>
        </draw:custom-shape>
        <draw:custom-shape draw:style-name="gr17" draw:text-style-name="P1" draw:layer="layout" svg:width="0.3cm" svg:height="6.4cm" svg:x="14.6cm" svg:y="2.8cm">
          <text:p/>
          <draw:enhanced-geometry svg:viewBox="0 0 21600 21600" draw:type="rectangle" draw:enhanced-path="M 0 0 L 21600 0 21600 21600 0 21600 0 0 Z N"/>
        </draw:custom-shape>
        <draw:custom-shape draw:style-name="gr17" draw:text-style-name="P1" draw:layer="layout" svg:width="0.3cm" svg:height="6.4cm" svg:x="19.5cm" svg:y="2.8cm">
          <text:p/>
          <draw:enhanced-geometry svg:viewBox="0 0 21600 21600" draw:type="rectangle" draw:enhanced-path="M 0 0 L 21600 0 21600 21600 0 21600 0 0 Z N"/>
        </draw:custom-shape>
        <draw:custom-shape draw:style-name="gr17" draw:text-style-name="P1" draw:layer="layout" svg:width="0.3cm" svg:height="6.4cm" svg:x="24.4cm" svg:y="2.7cm">
          <text:p/>
          <draw:enhanced-geometry svg:viewBox="0 0 21600 21600" draw:type="rectangle" draw:enhanced-path="M 0 0 L 21600 0 21600 21600 0 21600 0 0 Z N"/>
        </draw:custom-shape>
        <draw:custom-shape draw:style-name="gr17" draw:text-style-name="P1" draw:layer="layout" svg:width="28.7cm" svg:height="0.2cm" svg:x="0.5cm" svg:y="9.8cm">
          <text:p/>
          <draw:enhanced-geometry svg:viewBox="0 0 21600 21600" draw:type="rectangle" draw:enhanced-path="M 0 0 L 21600 0 21600 21600 0 21600 0 0 Z N"/>
        </draw:custom-shape>
        <draw:custom-shape draw:style-name="gr52" draw:text-style-name="P1" draw:layer="layout" svg:width="1.2cm" svg:height="0.5cm" svg:x="1cm" svg:y="2.7cm">
          <text:p/>
          <draw:enhanced-geometry svg:viewBox="0 0 21600 21600" draw:type="rectangle" draw:enhanced-path="M 0 0 L 21600 0 21600 21600 0 21600 0 0 Z N"/>
        </draw:custom-shape>
        <draw:custom-shape draw:style-name="gr52" draw:text-style-name="P1" draw:layer="layout" svg:width="1.2cm" svg:height="0.5cm" svg:x="3.1cm" svg:y="2.7cm">
          <text:p/>
          <draw:enhanced-geometry svg:viewBox="0 0 21600 21600" draw:type="rectangle" draw:enhanced-path="M 0 0 L 21600 0 21600 21600 0 21600 0 0 Z N"/>
        </draw:custom-shape>
        <draw:custom-shape draw:style-name="gr52" draw:text-style-name="P1" draw:layer="layout" svg:width="1.2cm" svg:height="0.5cm" svg:x="5.7cm" svg:y="2.7cm">
          <text:p/>
          <draw:enhanced-geometry svg:viewBox="0 0 21600 21600" draw:type="rectangle" draw:enhanced-path="M 0 0 L 21600 0 21600 21600 0 21600 0 0 Z N"/>
        </draw:custom-shape>
        <draw:custom-shape draw:style-name="gr52" draw:text-style-name="P1" draw:layer="layout" svg:width="1.2cm" svg:height="0.5cm" svg:x="7.8cm" svg:y="2.7cm">
          <text:p/>
          <draw:enhanced-geometry svg:viewBox="0 0 21600 21600" draw:type="rectangle" draw:enhanced-path="M 0 0 L 21600 0 21600 21600 0 21600 0 0 Z N"/>
        </draw:custom-shape>
        <draw:custom-shape draw:style-name="gr52" draw:text-style-name="P1" draw:layer="layout" svg:width="1.2cm" svg:height="0.5cm" svg:x="10.6cm" svg:y="2.8cm">
          <text:p/>
          <draw:enhanced-geometry svg:viewBox="0 0 21600 21600" draw:type="rectangle" draw:enhanced-path="M 0 0 L 21600 0 21600 21600 0 21600 0 0 Z N"/>
        </draw:custom-shape>
        <draw:custom-shape draw:style-name="gr52" draw:text-style-name="P1" draw:layer="layout" svg:width="1.2cm" svg:height="0.5cm" svg:x="12.7cm" svg:y="2.8cm">
          <text:p/>
          <draw:enhanced-geometry svg:viewBox="0 0 21600 21600" draw:type="rectangle" draw:enhanced-path="M 0 0 L 21600 0 21600 21600 0 21600 0 0 Z N"/>
        </draw:custom-shape>
        <draw:custom-shape draw:style-name="gr52" draw:text-style-name="P1" draw:layer="layout" svg:width="1.2cm" svg:height="0.5cm" svg:x="15.3cm" svg:y="2.8cm">
          <text:p/>
          <draw:enhanced-geometry svg:viewBox="0 0 21600 21600" draw:type="rectangle" draw:enhanced-path="M 0 0 L 21600 0 21600 21600 0 21600 0 0 Z N"/>
        </draw:custom-shape>
        <draw:custom-shape draw:style-name="gr52" draw:text-style-name="P1" draw:layer="layout" svg:width="1.2cm" svg:height="0.5cm" svg:x="17.4cm" svg:y="2.8cm">
          <text:p/>
          <draw:enhanced-geometry svg:viewBox="0 0 21600 21600" draw:type="rectangle" draw:enhanced-path="M 0 0 L 21600 0 21600 21600 0 21600 0 0 Z N"/>
        </draw:custom-shape>
        <draw:custom-shape draw:style-name="gr52" draw:text-style-name="P1" draw:layer="layout" svg:width="1.2cm" svg:height="0.5cm" svg:x="20.4cm" svg:y="2.9cm">
          <text:p/>
          <draw:enhanced-geometry svg:viewBox="0 0 21600 21600" draw:type="rectangle" draw:enhanced-path="M 0 0 L 21600 0 21600 21600 0 21600 0 0 Z N"/>
        </draw:custom-shape>
        <draw:custom-shape draw:style-name="gr52" draw:text-style-name="P1" draw:layer="layout" svg:width="1.2cm" svg:height="0.5cm" svg:x="22.5cm" svg:y="2.9cm">
          <text:p/>
          <draw:enhanced-geometry svg:viewBox="0 0 21600 21600" draw:type="rectangle" draw:enhanced-path="M 0 0 L 21600 0 21600 21600 0 21600 0 0 Z N"/>
        </draw:custom-shape>
        <draw:custom-shape draw:style-name="gr52" draw:text-style-name="P1" draw:layer="layout" svg:width="1.2cm" svg:height="0.5cm" svg:x="25.1cm" svg:y="2.9cm">
          <text:p/>
          <draw:enhanced-geometry svg:viewBox="0 0 21600 21600" draw:type="rectangle" draw:enhanced-path="M 0 0 L 21600 0 21600 21600 0 21600 0 0 Z N"/>
        </draw:custom-shape>
        <draw:custom-shape draw:style-name="gr52" draw:text-style-name="P1" draw:layer="layout" svg:width="1.2cm" svg:height="0.5cm" svg:x="27.2cm" svg:y="2.9cm">
          <text:p/>
          <draw:enhanced-geometry svg:viewBox="0 0 21600 21600" draw:type="rectangle" draw:enhanced-path="M 0 0 L 21600 0 21600 21600 0 21600 0 0 Z N"/>
        </draw:custom-shape>
        <draw:custom-shape draw:style-name="gr53" draw:text-style-name="P1" draw:layer="layout" svg:width="2.6cm" svg:height="1.9cm" svg:x="0.8cm" svg:y="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1cm" svg:height="1.7cm" svg:x="0.2cm" svg:y="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1.7cm" svg:height="1.8cm" svg:x="2.6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7cm" svg:height="2.1cm" svg:x="6cm" svg:y="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1.6cm" svg:x="25.5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2cm" svg:x="21.7cm" svg:y="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1.8cm" svg:height="1.7cm" svg:x="20.2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428cm" svg:height="2cm" svg:x="26.872cm" svg:y="1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1.8cm" svg:x="26.9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7" draw:style-name="dp1" draw:master-page-name="標準">
        <draw:path draw:style-name="gr54" draw:text-style-name="P1" draw:layer="layout" svg:width="29.699cm" svg:height="20.999cm" svg:x="0cm" svg:y="0cm" svg:viewBox="0 0 29700 21000" svg:d="m0 0c9900 33 19800 66 29700 99v20901h-29700z">
          <text:p/>
        </draw:path>
        <draw:custom-shape draw:style-name="gr45" draw:text-style-name="P1" draw:layer="layout" svg:width="29.7cm" svg:height="5.2cm" svg:x="0cm" svg:y="8.1cm">
          <text:p/>
          <draw:enhanced-geometry svg:viewBox="0 0 21600 21600" draw:type="rectangle" draw:enhanced-path="M 0 0 L 21600 0 21600 21600 0 21600 0 0 Z N"/>
        </draw:custom-shape>
        <draw:custom-shape draw:style-name="gr47" draw:text-style-name="P1" draw:layer="layout" svg:width="9.9cm" svg:height="6.6cm" svg:x="9.7cm" svg:y="14.4cm">
          <text:p/>
          <draw:enhanced-geometry svg:viewBox="0 0 21600 21600" draw:type="rectangle" draw:enhanced-path="M 0 0 L 21600 0 21600 21600 0 21600 0 0 Z N"/>
        </draw:custom-shape>
        <draw:custom-shape draw:style-name="gr45" draw:text-style-name="P1" draw:layer="layout" svg:width="25cm" svg:height="17.7cm" svg:x="1cm" svg:y="0.7cm">
          <text:p/>
          <draw:enhanced-geometry svg:viewBox="0 0 21600 21600" draw:path-stretchpoint-x="10800" draw:path-stretchpoint-y="10800" draw:text-areas="?f3 ?f4 ?f5 ?f6" draw:type="round-rectangle" draw:modifiers="2015.886108129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cm" svg:height="2.5cm" svg:x="14.1cm" svg:y="17.5cm">
          <text:p/>
          <draw:enhanced-geometry svg:viewBox="0 0 21600 21600" draw:type="rectangle" draw:enhanced-path="M 0 0 L 21600 0 21600 21600 0 21600 0 0 Z N"/>
        </draw:custom-shape>
        <draw:custom-shape draw:style-name="gr53" draw:text-style-name="P1" draw:layer="layout" svg:width="2.6cm" svg:height="1.9cm" svg:x="0.8cm" svg:y="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1cm" svg:height="1.7cm" svg:x="0.2cm" svg:y="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1.7cm" svg:height="1.8cm" svg:x="2.6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7cm" svg:height="2.1cm" svg:x="6cm" svg:y="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1.6cm" svg:x="25.5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2cm" svg:x="21.7cm" svg:y="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1.8cm" svg:height="1.7cm" svg:x="20.2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428cm" svg:height="2cm" svg:x="26.872cm" svg:y="1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1.8cm" svg:x="26.9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8.3cm" svg:height="0.5cm" svg:x="3.9cm" svg:y="4.8cm">
          <text:p/>
          <draw:enhanced-geometry svg:viewBox="0 0 21600 21600" draw:type="rectangle" draw:enhanced-path="M 0 0 L 21600 0 21600 21600 0 21600 0 0 Z N"/>
        </draw:custom-shape>
        <draw:custom-shape draw:style-name="gr17" draw:text-style-name="P1" draw:layer="layout" svg:width="8.3cm" svg:height="0.5cm" svg:x="3.8cm" svg:y="17.1cm">
          <text:p/>
          <draw:enhanced-geometry svg:viewBox="0 0 21600 21600" draw:type="rectangle" draw:enhanced-path="M 0 0 L 21600 0 21600 21600 0 21600 0 0 Z N"/>
        </draw:custom-shape>
        <draw:custom-shape draw:style-name="gr55" draw:text-style-name="P1" draw:layer="layout" svg:width="9.7cm" svg:height="1.9cm" svg:x="3.4cm" svg:y="2.8cm">
          <text:p/>
          <draw:enhanced-geometry svg:viewBox="0 0 21600 21600" draw:path-stretchpoint-x="10800" draw:path-stretchpoint-y="10800" draw:text-areas="?f3 ?f4 ?f5 ?f6" draw:type="round-rectangle" draw:modifiers="8408.206207259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2.6cm" svg:height="3.661cm" svg:x="5.8cm" svg:y="1cm">
          <text:p/>
          <draw:enhanced-geometry svg:viewBox="0 0 21600 21600" draw:type="rectangle" draw:enhanced-path="M 0 0 L 21600 0 21600 21600 0 21600 0 0 Z N"/>
        </draw:custom-shape>
        <draw:custom-shape draw:style-name="gr57" draw:text-style-name="P1" draw:layer="layout" svg:width="2.5cm" svg:height="3.7cm" svg:x="8.5cm" svg:y="1cm">
          <text:p/>
          <draw:enhanced-geometry svg:viewBox="0 0 21600 21600" draw:type="rectangle" draw:enhanced-path="M 0 0 L 21600 0 21600 21600 0 21600 0 0 Z N"/>
        </draw:custom-shape>
        <draw:custom-shape draw:style-name="gr58" draw:text-style-name="P1" draw:layer="layout" svg:width="1.5cm" svg:height="1.2cm" svg:x="8.6cm" svg:y="1.6cm">
          <text:p/>
          <draw:enhanced-geometry svg:viewBox="0 0 21600 21600" draw:type="rectangle" draw:enhanced-path="M 0 0 L 21600 0 21600 21600 0 21600 0 0 Z N"/>
        </draw:custom-shape>
        <draw:g>
          <draw:custom-shape draw:style-name="gr59" draw:text-style-name="P1" draw:layer="layout" svg:width="0.393cm" svg:height="1.865cm" svg:x="6.111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58" draw:text-style-name="P1" draw:layer="layout" svg:width="0.343cm" svg:height="1.57cm" svg:x="6.111cm" svg:y="1.898cm" svg:viewBox="0 0 344 1571" draw:points="0,295 0,884 98,1178 147,1227 295,1571 344,1571 147,1178 147,884 147,295 344,98 245,0 49,196">
            <text:p/>
          </draw:polygon>
          <draw:custom-shape draw:style-name="gr59" draw:text-style-name="P1" draw:layer="layout" svg:width="0.196cm" svg:height="0.196cm" svg:x="6.504cm" svg:y="2.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0" draw:text-style-name="P1" draw:layer="layout" svg:width="2.071cm" svg:height="0.485cm" draw:transform="skewX (-0.00139626340159543) rotate (1.31685092062972) translate (6.03215130209367cm 4.39478663475163cm)" svg:viewBox="0 0 2072 486" svg:d="m858 11c-190 49-916 187-854 424s1786-428 2068-435">
            <text:p/>
          </draw:path>
          <draw:polygon draw:style-name="gr55" draw:text-style-name="P1" draw:layer="layout" svg:width="0.392cm" svg:height="0.834cm" svg:x="6.111cm" svg:y="2.782cm" svg:viewBox="0 0 393 835" draw:points="295,245 98,196 196,344 98,393 147,0 344,98 393,687 245,736 245,785 49,835 0,442 147,393 245,687 344,638">
            <text:p/>
          </draw:polygon>
          <draw:polygon draw:style-name="gr61" draw:text-style-name="P1" draw:layer="layout" svg:width="0.294cm" svg:height="0.49cm" svg:x="6.013cm" svg:y="2.782cm" svg:viewBox="0 0 295 491" draw:points="49,196 49,0 295,0 295,393 295,442 49,491 49,442 0,393 0,245">
            <text:p/>
          </draw:polygon>
        </draw:g>
        <draw:g>
          <draw:custom-shape draw:style-name="gr59" draw:text-style-name="P1" draw:layer="layout" svg:width="0.393cm" svg:height="1.865cm" svg:x="6.911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58" draw:text-style-name="P1" draw:layer="layout" svg:width="0.343cm" svg:height="1.57cm" svg:x="6.911cm" svg:y="1.898cm" svg:viewBox="0 0 344 1571" draw:points="0,295 0,884 98,1178 147,1227 295,1571 344,1571 147,1178 147,884 147,295 344,98 245,0 49,196">
            <text:p/>
          </draw:polygon>
          <draw:custom-shape draw:style-name="gr59" draw:text-style-name="P1" draw:layer="layout" svg:width="0.196cm" svg:height="0.196cm" svg:x="7.304cm" svg:y="2.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0" draw:text-style-name="P1" draw:layer="layout" svg:width="2.071cm" svg:height="0.485cm" draw:transform="skewX (-0.00139626340159543) rotate (1.31685092062972) translate (6.83215130209369cm 4.39478663475163cm)" svg:viewBox="0 0 2072 486" svg:d="m858 11c-190 49-916 187-854 424s1786-428 2068-435">
            <text:p/>
          </draw:path>
          <draw:polygon draw:style-name="gr55" draw:text-style-name="P1" draw:layer="layout" svg:width="0.392cm" svg:height="0.834cm" svg:x="6.911cm" svg:y="2.782cm" svg:viewBox="0 0 393 835" draw:points="295,245 98,196 196,344 98,393 147,0 344,98 393,687 245,736 245,785 49,835 0,442 147,393 245,687 344,638">
            <text:p/>
          </draw:polygon>
          <draw:polygon draw:style-name="gr62" draw:text-style-name="P1" draw:layer="layout" svg:width="0.294cm" svg:height="0.49cm" svg:x="6.813cm" svg:y="2.782cm" svg:viewBox="0 0 295 491" draw:points="49,196 49,0 295,0 295,393 295,442 49,491 49,442 0,393 0,245">
            <text:p/>
          </draw:polygon>
        </draw:g>
        <draw:g>
          <draw:custom-shape draw:style-name="gr59" draw:text-style-name="P1" draw:layer="layout" svg:width="0.393cm" svg:height="1.865cm" svg:x="7.711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58" draw:text-style-name="P1" draw:layer="layout" svg:width="0.343cm" svg:height="1.57cm" svg:x="7.711cm" svg:y="1.898cm" svg:viewBox="0 0 344 1571" draw:points="0,295 0,884 98,1178 147,1227 295,1571 344,1571 147,1178 147,884 147,295 344,98 245,0 49,196">
            <text:p/>
          </draw:polygon>
          <draw:custom-shape draw:style-name="gr59" draw:text-style-name="P1" draw:layer="layout" svg:width="0.196cm" svg:height="0.196cm" svg:x="8.104cm" svg:y="2.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0" draw:text-style-name="P1" draw:layer="layout" svg:width="2.071cm" svg:height="0.485cm" draw:transform="skewX (-0.00139626340159544) rotate (1.31685092062972) translate (7.63215130209367cm 4.39478663475163cm)" svg:viewBox="0 0 2072 486" svg:d="m858 11c-190 49-916 187-854 424s1786-428 2068-435">
            <text:p/>
          </draw:path>
          <draw:polygon draw:style-name="gr55" draw:text-style-name="P1" draw:layer="layout" svg:width="0.392cm" svg:height="0.834cm" svg:x="7.711cm" svg:y="2.782cm" svg:viewBox="0 0 393 835" draw:points="295,245 98,196 196,344 98,393 147,0 344,98 393,687 245,736 245,785 49,835 0,442 147,393 245,687 344,638">
            <text:p/>
          </draw:polygon>
          <draw:polygon draw:style-name="gr63" draw:text-style-name="P1" draw:layer="layout" svg:width="0.294cm" svg:height="0.49cm" svg:x="7.613cm" svg:y="2.782cm" svg:viewBox="0 0 295 491" draw:points="49,196 49,0 295,0 295,393 295,442 49,491 49,442 0,393 0,245">
            <text:p/>
          </draw:polygon>
        </draw:g>
        <draw:custom-shape draw:style-name="gr61" draw:text-style-name="P1" draw:layer="layout" svg:width="0.8cm" svg:height="0.5cm" svg:x="5.9cm" svg:y="1.3cm">
          <text:p/>
          <draw:enhanced-geometry svg:viewBox="0 0 21600 21600" draw:type="rectangle" draw:enhanced-path="M 0 0 L 21600 0 21600 21600 0 21600 0 0 Z N"/>
        </draw:custom-shape>
        <draw:custom-shape draw:style-name="gr62" draw:text-style-name="P1" draw:layer="layout" svg:width="0.8cm" svg:height="0.5cm" svg:x="6.7cm" svg:y="1.3cm">
          <text:p/>
          <draw:enhanced-geometry svg:viewBox="0 0 21600 21600" draw:type="rectangle" draw:enhanced-path="M 0 0 L 21600 0 21600 21600 0 21600 0 0 Z N"/>
        </draw:custom-shape>
        <draw:custom-shape draw:style-name="gr63" draw:text-style-name="P1" draw:layer="layout" svg:width="0.8cm" svg:height="0.5cm" svg:x="7.5cm" svg:y="1.3cm">
          <text:p/>
          <draw:enhanced-geometry svg:viewBox="0 0 21600 21600" draw:type="rectangle" draw:enhanced-path="M 0 0 L 21600 0 21600 21600 0 21600 0 0 Z N"/>
        </draw:custom-shape>
        <draw:custom-shape draw:style-name="gr59" draw:text-style-name="P1" draw:layer="layout" svg:width="0.7cm" svg:height="0.6cm" svg:x="10.2cm" svg:y="2.2cm">
          <text:p/>
          <draw:enhanced-geometry svg:viewBox="0 0 21600 21600" draw:type="rectangle" draw:enhanced-path="M 0 0 L 21600 0 21600 21600 0 21600 0 0 Z N"/>
        </draw:custom-shape>
        <draw:custom-shape draw:style-name="gr17" draw:text-style-name="P1" draw:layer="layout" svg:width="0.7cm" svg:height="0.5cm" svg:x="10.2cm" svg:y="1.6cm">
          <text:p/>
          <draw:enhanced-geometry svg:viewBox="0 0 21600 21600" draw:type="rectangle" draw:enhanced-path="M 0 0 L 21600 0 21600 21600 0 21600 0 0 Z N"/>
        </draw:custom-shape>
        <draw:custom-shape draw:style-name="gr59" draw:text-style-name="P1" draw:layer="layout" svg:width="1.1cm" svg:height="0.4cm" svg:x="9.8cm" svg:y="1.1cm">
          <text:p/>
          <draw:enhanced-geometry svg:viewBox="0 0 21600 21600" draw:type="rectangle" draw:enhanced-path="M 0 0 L 21600 0 21600 21600 0 21600 0 0 Z N"/>
        </draw:custom-shape>
        <draw:custom-shape draw:style-name="gr59" draw:text-style-name="P1" draw:layer="layout" svg:width="1.1cm" svg:height="0.4cm" svg:x="8.6cm" svg:y="1.1cm">
          <text:p/>
          <draw:enhanced-geometry svg:viewBox="0 0 21600 21600" draw:type="rectangle" draw:enhanced-path="M 0 0 L 21600 0 21600 21600 0 21600 0 0 Z N"/>
        </draw:custom-shape>
        <draw:custom-shape draw:style-name="gr64" draw:text-style-name="P1" draw:layer="layout" svg:width="2.5cm" svg:height="0.7cm" svg:x="8.5cm" svg:y="3.1cm">
          <text:p/>
          <draw:enhanced-geometry svg:viewBox="0 0 21600 21600" draw:type="rectangle" draw:enhanced-path="M 0 0 L 21600 0 21600 21600 0 21600 0 0 Z N"/>
        </draw:custom-shape>
        <draw:custom-shape draw:style-name="gr17" draw:text-style-name="P1" draw:layer="layout" svg:width="8.3cm" svg:height="0.5cm" svg:x="3.9cm" svg:y="9.3cm">
          <text:p/>
          <draw:enhanced-geometry svg:viewBox="0 0 21600 21600" draw:type="rectangle" draw:enhanced-path="M 0 0 L 21600 0 21600 21600 0 21600 0 0 Z N"/>
        </draw:custom-shape>
        <draw:custom-shape draw:style-name="gr55" draw:text-style-name="P1" draw:layer="layout" svg:width="9.7cm" svg:height="1.9cm" svg:x="3.4cm" svg:y="10cm">
          <text:p/>
          <draw:enhanced-geometry svg:viewBox="0 0 21600 21600" draw:path-stretchpoint-x="10800" draw:path-stretchpoint-y="10800" draw:text-areas="?f3 ?f4 ?f5 ?f6" draw:type="round-rectangle" draw:modifiers="8408.206207259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2.6cm" svg:height="3.661cm" svg:x="5.5cm" svg:y="8.2cm">
          <text:p/>
          <draw:enhanced-geometry svg:viewBox="0 0 21600 21600" draw:type="rectangle" draw:enhanced-path="M 0 0 L 21600 0 21600 21600 0 21600 0 0 Z N"/>
        </draw:custom-shape>
        <draw:custom-shape draw:style-name="gr57" draw:text-style-name="P1" draw:layer="layout" svg:width="2.5cm" svg:height="3.7cm" svg:x="8.2cm" svg:y="8.2cm">
          <text:p/>
          <draw:enhanced-geometry svg:viewBox="0 0 21600 21600" draw:type="rectangle" draw:enhanced-path="M 0 0 L 21600 0 21600 21600 0 21600 0 0 Z N"/>
        </draw:custom-shape>
        <draw:custom-shape draw:style-name="gr58" draw:text-style-name="P1" draw:layer="layout" svg:width="1.5cm" svg:height="1.2cm" svg:x="8.3cm" svg:y="8.8cm">
          <text:p/>
          <draw:enhanced-geometry svg:viewBox="0 0 21600 21600" draw:type="rectangle" draw:enhanced-path="M 0 0 L 21600 0 21600 21600 0 21600 0 0 Z N"/>
        </draw:custom-shape>
        <draw:g>
          <draw:custom-shape draw:style-name="gr59" draw:text-style-name="P1" draw:layer="layout" svg:width="0.393cm" svg:height="1.865cm" svg:x="5.811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58" draw:text-style-name="P1" draw:layer="layout" svg:width="0.343cm" svg:height="1.57cm" svg:x="5.811cm" svg:y="9.098cm" svg:viewBox="0 0 344 1571" draw:points="0,295 0,884 98,1178 147,1227 295,1571 344,1571 147,1178 147,884 147,295 344,98 245,0 49,196">
            <text:p/>
          </draw:polygon>
          <draw:custom-shape draw:style-name="gr59" draw:text-style-name="P1" draw:layer="layout" svg:width="0.196cm" svg:height="0.196cm" svg:x="6.204cm" svg:y="9.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0" draw:text-style-name="P1" draw:layer="layout" svg:width="2.071cm" svg:height="0.485cm" draw:transform="skewX (-0.00139626340159546) rotate (1.31685092062972) translate (5.73215130209367cm 11.5947866347516cm)" svg:viewBox="0 0 2072 486" svg:d="m858 11c-190 49-916 187-854 424s1786-428 2068-435">
            <text:p/>
          </draw:path>
          <draw:polygon draw:style-name="gr55" draw:text-style-name="P1" draw:layer="layout" svg:width="0.392cm" svg:height="0.834cm" svg:x="5.811cm" svg:y="9.982cm" svg:viewBox="0 0 393 835" draw:points="295,245 98,196 196,344 98,393 147,0 344,98 393,687 245,736 245,785 49,835 0,442 147,393 245,687 344,638">
            <text:p/>
          </draw:polygon>
          <draw:polygon draw:style-name="gr61" draw:text-style-name="P1" draw:layer="layout" svg:width="0.294cm" svg:height="0.49cm" svg:x="5.713cm" svg:y="9.982cm" svg:viewBox="0 0 295 491" draw:points="49,196 49,0 295,0 295,393 295,442 49,491 49,442 0,393 0,245">
            <text:p/>
          </draw:polygon>
        </draw:g>
        <draw:g>
          <draw:custom-shape draw:style-name="gr59" draw:text-style-name="P1" draw:layer="layout" svg:width="0.393cm" svg:height="1.865cm" svg:x="6.611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58" draw:text-style-name="P1" draw:layer="layout" svg:width="0.343cm" svg:height="1.57cm" svg:x="6.611cm" svg:y="9.098cm" svg:viewBox="0 0 344 1571" draw:points="0,295 0,884 98,1178 147,1227 295,1571 344,1571 147,1178 147,884 147,295 344,98 245,0 49,196">
            <text:p/>
          </draw:polygon>
          <draw:custom-shape draw:style-name="gr59" draw:text-style-name="P1" draw:layer="layout" svg:width="0.196cm" svg:height="0.196cm" svg:x="7.004cm" svg:y="9.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0" draw:text-style-name="P1" draw:layer="layout" svg:width="2.071cm" svg:height="0.485cm" draw:transform="skewX (-0.00139626340159543) rotate (1.31685092062972) translate (6.53215130209367cm 11.5947866347516cm)" svg:viewBox="0 0 2072 486" svg:d="m858 11c-190 49-916 187-854 424s1786-428 2068-435">
            <text:p/>
          </draw:path>
          <draw:polygon draw:style-name="gr55" draw:text-style-name="P1" draw:layer="layout" svg:width="0.392cm" svg:height="0.834cm" svg:x="6.611cm" svg:y="9.982cm" svg:viewBox="0 0 393 835" draw:points="295,245 98,196 196,344 98,393 147,0 344,98 393,687 245,736 245,785 49,835 0,442 147,393 245,687 344,638">
            <text:p/>
          </draw:polygon>
          <draw:polygon draw:style-name="gr62" draw:text-style-name="P1" draw:layer="layout" svg:width="0.294cm" svg:height="0.49cm" svg:x="6.513cm" svg:y="9.982cm" svg:viewBox="0 0 295 491" draw:points="49,196 49,0 295,0 295,393 295,442 49,491 49,442 0,393 0,245">
            <text:p/>
          </draw:polygon>
        </draw:g>
        <draw:g>
          <draw:custom-shape draw:style-name="gr59" draw:text-style-name="P1" draw:layer="layout" svg:width="0.393cm" svg:height="1.865cm" svg:x="7.411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58" draw:text-style-name="P1" draw:layer="layout" svg:width="0.343cm" svg:height="1.57cm" svg:x="7.411cm" svg:y="9.098cm" svg:viewBox="0 0 344 1571" draw:points="0,295 0,884 98,1178 147,1227 295,1571 344,1571 147,1178 147,884 147,295 344,98 245,0 49,196">
            <text:p/>
          </draw:polygon>
          <draw:custom-shape draw:style-name="gr59" draw:text-style-name="P1" draw:layer="layout" svg:width="0.196cm" svg:height="0.196cm" svg:x="7.804cm" svg:y="9.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0" draw:text-style-name="P1" draw:layer="layout" svg:width="2.071cm" svg:height="0.485cm" draw:transform="skewX (-0.00139626340159546) rotate (1.31685092062972) translate (7.33215130209368cm 11.5947866347516cm)" svg:viewBox="0 0 2072 486" svg:d="m858 11c-190 49-916 187-854 424s1786-428 2068-435">
            <text:p/>
          </draw:path>
          <draw:polygon draw:style-name="gr55" draw:text-style-name="P1" draw:layer="layout" svg:width="0.392cm" svg:height="0.834cm" svg:x="7.411cm" svg:y="9.982cm" svg:viewBox="0 0 393 835" draw:points="295,245 98,196 196,344 98,393 147,0 344,98 393,687 245,736 245,785 49,835 0,442 147,393 245,687 344,638">
            <text:p/>
          </draw:polygon>
          <draw:polygon draw:style-name="gr63" draw:text-style-name="P1" draw:layer="layout" svg:width="0.294cm" svg:height="0.49cm" svg:x="7.313cm" svg:y="9.982cm" svg:viewBox="0 0 295 491" draw:points="49,196 49,0 295,0 295,393 295,442 49,491 49,442 0,393 0,245">
            <text:p/>
          </draw:polygon>
        </draw:g>
        <draw:custom-shape draw:style-name="gr61" draw:text-style-name="P1" draw:layer="layout" svg:width="0.8cm" svg:height="0.5cm" svg:x="5.6cm" svg:y="8.5cm">
          <text:p/>
          <draw:enhanced-geometry svg:viewBox="0 0 21600 21600" draw:type="rectangle" draw:enhanced-path="M 0 0 L 21600 0 21600 21600 0 21600 0 0 Z N"/>
        </draw:custom-shape>
        <draw:custom-shape draw:style-name="gr62" draw:text-style-name="P1" draw:layer="layout" svg:width="0.8cm" svg:height="0.5cm" svg:x="6.4cm" svg:y="8.5cm">
          <text:p/>
          <draw:enhanced-geometry svg:viewBox="0 0 21600 21600" draw:type="rectangle" draw:enhanced-path="M 0 0 L 21600 0 21600 21600 0 21600 0 0 Z N"/>
        </draw:custom-shape>
        <draw:custom-shape draw:style-name="gr63" draw:text-style-name="P1" draw:layer="layout" svg:width="0.8cm" svg:height="0.5cm" svg:x="7.2cm" svg:y="8.5cm">
          <text:p/>
          <draw:enhanced-geometry svg:viewBox="0 0 21600 21600" draw:type="rectangle" draw:enhanced-path="M 0 0 L 21600 0 21600 21600 0 21600 0 0 Z N"/>
        </draw:custom-shape>
        <draw:custom-shape draw:style-name="gr59" draw:text-style-name="P1" draw:layer="layout" svg:width="0.7cm" svg:height="0.6cm" svg:x="9.9cm" svg:y="9.4cm">
          <text:p/>
          <draw:enhanced-geometry svg:viewBox="0 0 21600 21600" draw:type="rectangle" draw:enhanced-path="M 0 0 L 21600 0 21600 21600 0 21600 0 0 Z N"/>
        </draw:custom-shape>
        <draw:custom-shape draw:style-name="gr17" draw:text-style-name="P1" draw:layer="layout" svg:width="0.7cm" svg:height="0.5cm" svg:x="9.9cm" svg:y="8.8cm">
          <text:p/>
          <draw:enhanced-geometry svg:viewBox="0 0 21600 21600" draw:type="rectangle" draw:enhanced-path="M 0 0 L 21600 0 21600 21600 0 21600 0 0 Z N"/>
        </draw:custom-shape>
        <draw:custom-shape draw:style-name="gr59" draw:text-style-name="P1" draw:layer="layout" svg:width="1.1cm" svg:height="0.4cm" svg:x="9.5cm" svg:y="8.3cm">
          <text:p/>
          <draw:enhanced-geometry svg:viewBox="0 0 21600 21600" draw:type="rectangle" draw:enhanced-path="M 0 0 L 21600 0 21600 21600 0 21600 0 0 Z N"/>
        </draw:custom-shape>
        <draw:custom-shape draw:style-name="gr59" draw:text-style-name="P1" draw:layer="layout" svg:width="1.1cm" svg:height="0.4cm" svg:x="8.3cm" svg:y="8.3cm">
          <text:p/>
          <draw:enhanced-geometry svg:viewBox="0 0 21600 21600" draw:type="rectangle" draw:enhanced-path="M 0 0 L 21600 0 21600 21600 0 21600 0 0 Z N"/>
        </draw:custom-shape>
        <draw:custom-shape draw:style-name="gr64" draw:text-style-name="P1" draw:layer="layout" svg:width="2.5cm" svg:height="0.7cm" svg:x="8.2cm" svg:y="10.3cm">
          <text:p/>
          <draw:enhanced-geometry svg:viewBox="0 0 21600 21600" draw:type="rectangle" draw:enhanced-path="M 0 0 L 21600 0 21600 21600 0 21600 0 0 Z N"/>
        </draw:custom-shape>
        <draw:custom-shape draw:style-name="gr17" draw:text-style-name="P1" draw:layer="layout" svg:width="8.3cm" svg:height="0.5cm" svg:x="3.9cm" svg:y="12cm">
          <text:p/>
          <draw:enhanced-geometry svg:viewBox="0 0 21600 21600" draw:type="rectangle" draw:enhanced-path="M 0 0 L 21600 0 21600 21600 0 21600 0 0 Z N"/>
        </draw:custom-shape>
        <draw:custom-shape draw:style-name="gr57" draw:text-style-name="P1" draw:layer="layout" svg:width="8.8cm" svg:height="4.4cm" svg:x="19.9cm" svg:y="0.6cm">
          <text:p/>
          <draw:enhanced-geometry svg:viewBox="0 0 21600 21600" draw:type="rectangle" draw:enhanced-path="M 0 0 L 21600 0 21600 21600 0 21600 0 0 Z N"/>
        </draw:custom-shape>
        <draw:custom-shape draw:style-name="gr19" draw:text-style-name="P1" draw:layer="layout" svg:width="8.2cm" svg:height="3.8cm" svg:x="20.2cm" svg:y="1cm">
          <text:p/>
          <draw:enhanced-geometry svg:viewBox="0 0 21600 21600" draw:type="rectangle" draw:enhanced-path="M 0 0 L 21600 0 21600 21600 0 21600 0 0 Z N"/>
        </draw:custom-shape>
        <draw:custom-shape draw:style-name="gr17" draw:text-style-name="P1" draw:layer="layout" svg:width="8.2cm" svg:height="0.3cm" svg:x="20.2cm" svg:y="1.4cm">
          <text:p/>
          <draw:enhanced-geometry svg:viewBox="0 0 21600 21600" draw:type="rectangle" draw:enhanced-path="M 0 0 L 21600 0 21600 21600 0 21600 0 0 Z N"/>
        </draw:custom-shape>
        <draw:custom-shape draw:style-name="gr17" draw:text-style-name="P1" draw:layer="layout" svg:width="8.2cm" svg:height="0.3cm" svg:x="20.2cm" svg:y="2.4cm">
          <text:p/>
          <draw:enhanced-geometry svg:viewBox="0 0 21600 21600" draw:type="rectangle" draw:enhanced-path="M 0 0 L 21600 0 21600 21600 0 21600 0 0 Z N"/>
        </draw:custom-shape>
        <draw:custom-shape draw:style-name="gr17" draw:text-style-name="P1" draw:layer="layout" svg:width="0.1cm" svg:height="3.8cm" svg:x="21.6cm" svg:y="1cm">
          <text:p/>
          <draw:enhanced-geometry svg:viewBox="0 0 21600 21600" draw:type="rectangle" draw:enhanced-path="M 0 0 L 21600 0 21600 21600 0 21600 0 0 Z N"/>
        </draw:custom-shape>
        <draw:custom-shape draw:style-name="gr17" draw:text-style-name="P1" draw:layer="layout" svg:width="0.1cm" svg:height="3.8cm" svg:x="27cm" svg:y="1cm">
          <text:p/>
          <draw:enhanced-geometry svg:viewBox="0 0 21600 21600" draw:type="rectangle" draw:enhanced-path="M 0 0 L 21600 0 21600 21600 0 21600 0 0 Z N"/>
        </draw:custom-shape>
        <draw:custom-shape draw:style-name="gr17" draw:text-style-name="P1" draw:layer="layout" svg:width="0.1cm" svg:height="3.8cm" svg:x="24.3cm" svg:y="1cm">
          <text:p/>
          <draw:enhanced-geometry svg:viewBox="0 0 21600 21600" draw:type="rectangle" draw:enhanced-path="M 0 0 L 21600 0 21600 21600 0 21600 0 0 Z N"/>
        </draw:custom-shape>
        <draw:custom-shape draw:style-name="gr17" draw:text-style-name="P1" draw:layer="layout" svg:width="0.5cm" svg:height="11cm" svg:x="20.7cm" svg:y="10cm">
          <text:p/>
          <draw:enhanced-geometry svg:viewBox="0 0 21600 21600" draw:type="rectangle" draw:enhanced-path="M 0 0 L 21600 0 21600 21600 0 21600 0 0 Z N"/>
        </draw:custom-shape>
        <draw:custom-shape draw:style-name="gr17" draw:text-style-name="P1" draw:layer="layout" svg:width="5.1cm" svg:height="4.2cm" svg:x="18.5cm" svg:y="7.8cm">
          <text:p/>
          <draw:enhanced-geometry svg:viewBox="0 0 21600 21600" draw:type="rectangle" draw:enhanced-path="M 0 0 L 21600 0 21600 21600 0 21600 0 0 Z N"/>
        </draw:custom-shape>
        <draw:frame draw:style-name="gr51" draw:text-style-name="P3" draw:layer="layout" svg:width="3.868cm" svg:height="2.855cm" svg:x="19.1cm" svg:y="8.7cm">
          <draw:text-box>
            <text:p><text:span text:style-name="T2">GS</text:span></text:p>
          </draw:text-box>
        </draw:frame>
        <draw:custom-shape draw:style-name="gr61" draw:text-style-name="P1" draw:layer="layout" svg:width="5cm" svg:height="0.7cm" svg:x="18.6cm" svg:y="8cm">
          <text:p/>
          <draw:enhanced-geometry svg:viewBox="0 0 21600 21600" draw:type="rectangle" draw:enhanced-path="M 0 0 L 21600 0 21600 21600 0 21600 0 0 Z N"/>
        </draw:custom-shape>
        <draw:custom-shape draw:style-name="gr61" draw:text-style-name="P1" draw:layer="layout" svg:width="5cm" svg:height="0.7cm" svg:x="18.6cm" svg:y="11cm">
          <text:p/>
          <draw:enhanced-geometry svg:viewBox="0 0 21600 21600" draw:type="rectangle" draw:enhanced-path="M 0 0 L 21600 0 21600 21600 0 21600 0 0 Z N"/>
        </draw:custom-shape>
      </draw:page>
      <draw:page draw:name="page18" draw:style-name="dp1" draw:master-page-name="標準">
        <draw:path draw:style-name="gr54" draw:text-style-name="P1" draw:layer="layout" svg:width="29.699cm" svg:height="20.999cm" svg:x="0cm" svg:y="0cm" svg:viewBox="0 0 29700 21000" svg:d="m0 0c9900 33 19800 66 29700 99v20901h-29700z">
          <text:p/>
        </draw:path>
        <draw:custom-shape draw:style-name="gr45" draw:text-style-name="P1" draw:layer="layout" svg:width="29.7cm" svg:height="5.2cm" svg:x="0cm" svg:y="8.1cm">
          <text:p/>
          <draw:enhanced-geometry svg:viewBox="0 0 21600 21600" draw:type="rectangle" draw:enhanced-path="M 0 0 L 21600 0 21600 21600 0 21600 0 0 Z N"/>
        </draw:custom-shape>
        <draw:custom-shape draw:style-name="gr47" draw:text-style-name="P1" draw:layer="layout" svg:width="9.9cm" svg:height="6.6cm" svg:x="9.7cm" svg:y="14.4cm">
          <text:p/>
          <draw:enhanced-geometry svg:viewBox="0 0 21600 21600" draw:type="rectangle" draw:enhanced-path="M 0 0 L 21600 0 21600 21600 0 21600 0 0 Z N"/>
        </draw:custom-shape>
        <draw:custom-shape draw:style-name="gr45" draw:text-style-name="P1" draw:layer="layout" svg:width="27.7cm" svg:height="17.7cm" svg:x="1cm" svg:y="0.7cm">
          <text:p/>
          <draw:enhanced-geometry svg:viewBox="0 0 21600 21600" draw:path-stretchpoint-x="10800" draw:path-stretchpoint-y="10800" draw:text-areas="?f3 ?f4 ?f5 ?f6" draw:type="round-rectangle" draw:modifiers="2015.886108129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7cm" svg:height="2.5cm" svg:x="14.1cm" svg:y="17.5cm">
          <text:p/>
          <draw:enhanced-geometry svg:viewBox="0 0 21600 21600" draw:type="rectangle" draw:enhanced-path="M 0 0 L 21600 0 21600 21600 0 21600 0 0 Z N"/>
        </draw:custom-shape>
        <draw:custom-shape draw:style-name="gr53" draw:text-style-name="P1" draw:layer="layout" svg:width="2.6cm" svg:height="1.9cm" svg:x="0.8cm" svg:y="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1cm" svg:height="1.7cm" svg:x="0.2cm" svg:y="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1.7cm" svg:height="1.8cm" svg:x="2.6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7cm" svg:height="2.1cm" svg:x="6cm" svg:y="1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1.6cm" svg:x="25.5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2cm" svg:x="21.7cm" svg:y="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1.8cm" svg:height="1.7cm" svg:x="20.2cm" svg:y="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428cm" svg:height="2cm" svg:x="26.872cm" svg:y="1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draw:layer="layout" svg:width="2.2cm" svg:height="1.8cm" svg:x="26.9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65" draw:text-style-name="P1" draw:layer="layout" svg:width="4.1cm" svg:height="2.9cm" svg:x="9.299cm" svg:y="4cm" svg:viewBox="0 0 4101 2901" svg:d="m2177 582-332-329-223 604-767-371 164 563-797 61 524 446-746 173 632 335-388 329 668 56 21 452 495-467 223 213 223-314 330 197 108-390 524 193-57-406 805 172-474-446 358-137-92-216 725-408-991-15 307-451-660 350 50-776zm-2807 0zm4101 2901z">
          <text:p/>
        </draw:path>
        <draw:path draw:style-name="gr65" draw:text-style-name="P1" draw:layer="layout" svg:width="4.1cm" svg:height="2.9cm" svg:x="9.3cm" svg:y="5.6cm" svg:viewBox="0 0 4101 2901" svg:d="m2177 582-332-329-223 604-767-371 164 563-797 61 524 446-746 173 632 335-388 329 668 56 21 452 495-467 223 213 223-314 330 197 108-390 524 193-57-406 805 172-474-446 358-137-92-216 725-408-991-15 307-451-660 350 50-776zm-2807 0zm4101 2901z">
          <text:p/>
        </draw:path>
        <draw:path draw:style-name="gr65" draw:text-style-name="P1" draw:layer="layout" svg:width="4.1cm" svg:height="2.9cm" svg:x="9.399cm" svg:y="7.5cm" svg:viewBox="0 0 4101 2901" svg:d="m2177 582-332-329-223 604-767-371 164 563-797 61 524 446-746 173 632 335-388 329 668 56 21 452 495-467 223 213 223-314 330 197 108-390 524 193-57-406 805 172-474-446 358-137-92-216 725-408-991-15 307-451-660 350 50-776zm-2807 0zm4101 2901z">
          <text:p/>
        </draw:path>
        <draw:path draw:style-name="gr65" draw:text-style-name="P1" draw:layer="layout" svg:width="4.1cm" svg:height="2.9cm" svg:x="9.3cm" svg:y="8.899cm" svg:viewBox="0 0 4101 2901" svg:d="m2177 582-332-329-223 604-767-371 164 563-797 61 524 446-746 173 632 335-388 329 668 56 21 452 495-467 223 213 223-314 330 197 108-390 524 193-57-406 805 172-474-446 358-137-92-216 725-408-991-15 307-451-660 350 50-776zm-2807 0zm4101 2901z">
          <text:p/>
        </draw:path>
        <draw:path draw:style-name="gr65" draw:text-style-name="P1" draw:layer="layout" svg:width="4.1cm" svg:height="2.9cm" svg:x="9.3cm" svg:y="2.999cm" svg:viewBox="0 0 4101 2901" svg:d="m2177 582-332-329-223 604-767-371 164 563-797 61 524 446-746 173 632 335-388 329 668 56 21 452 495-467 223 213 223-314 330 197 108-390 524 193-57-406 805 172-474-446 358-137-92-216 725-408-991-15 307-451-660 350 50-776zm-2807 0zm4101 2901z">
          <text:p/>
        </draw:path>
        <draw:custom-shape draw:style-name="gr66" draw:text-style-name="P1" draw:layer="layout" svg:width="1.1cm" svg:height="6.8cm" svg:x="10.6cm" svg:y="4.2cm">
          <text:p/>
          <draw:enhanced-geometry svg:viewBox="0 0 21600 21600" draw:type="rectangle" draw:enhanced-path="M 0 0 L 21600 0 21600 21600 0 21600 0 0 Z N"/>
        </draw:custom-shape>
        <draw:custom-shape draw:style-name="gr61" draw:text-style-name="P1" draw:layer="layout" svg:width="16.1cm" svg:height="4.1cm" svg:x="6.9cm" svg:y="11cm">
          <text:p/>
          <draw:enhanced-geometry svg:viewBox="0 0 21600 21600" draw:type="rectangle" draw:enhanced-path="M 0 0 L 21600 0 21600 21600 0 21600 0 0 Z N"/>
        </draw:custom-shape>
        <draw:custom-shape draw:style-name="gr61" draw:text-style-name="P1" draw:layer="layout" svg:width="16.1cm" svg:height="4.1cm" svg:x="7.2cm" svg:y="0.1cm">
          <text:p/>
          <draw:enhanced-geometry svg:viewBox="0 0 21600 21600" draw:type="rectangle" draw:enhanced-path="M 0 0 L 21600 0 21600 21600 0 21600 0 0 Z N"/>
        </draw:custom-shape>
        <draw:custom-shape draw:style-name="gr67" draw:text-style-name="P1" draw:layer="layout" svg:width="2.2cm" svg:height="1.8cm" svg:x="13.1cm" svg:y="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7" draw:text-style-name="P1" draw:layer="layout" svg:width="2.2cm" svg:height="1.8cm" svg:x="13.2cm" svg:y="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7" draw:text-style-name="P1" draw:layer="layout" svg:width="2.2cm" svg:height="1.8cm" svg:x="13.2cm" svg:y="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7" draw:text-style-name="P1" draw:layer="layout" svg:width="1.5cm" svg:height="1.3cm" svg:x="14.5cm" svg:y="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7" draw:text-style-name="P1" draw:layer="layout" svg:width="1.6cm" svg:height="1.3cm" svg:x="13.4cm" svg:y="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6" draw:text-style-name="P1" draw:layer="layout" svg:width="0.7cm" svg:height="6.8cm" svg:x="13.9cm" svg:y="4.2cm">
          <text:p/>
          <draw:enhanced-geometry svg:viewBox="0 0 21600 21600" draw:type="rectangle" draw:enhanced-path="M 0 0 L 21600 0 21600 21600 0 21600 0 0 Z N"/>
        </draw:custom-shape>
        <draw:custom-shape draw:style-name="gr21" draw:text-style-name="P1" draw:layer="layout" svg:width="2.7cm" svg:height="2.7cm" svg:x="15.8cm" svg:y="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1" draw:layer="layout" svg:width="2.7cm" svg:height="2.7cm" svg:x="15.8cm" svg:y="6.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1" draw:layer="layout" svg:width="2.7cm" svg:height="2.7cm" svg:x="15.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6" draw:text-style-name="P1" draw:layer="layout" svg:width="0.7cm" svg:height="6.8cm" svg:x="16.8cm" svg:y="4.2cm">
          <text:p/>
          <draw:enhanced-geometry svg:viewBox="0 0 21600 21600" draw:type="rectangle" draw:enhanced-path="M 0 0 L 21600 0 21600 21600 0 21600 0 0 Z N"/>
        </draw:custom-shape>
        <draw:custom-shape draw:style-name="gr66" draw:text-style-name="P1" draw:layer="layout" svg:width="0.7cm" svg:height="6.8cm" svg:x="19.8cm" svg:y="4.1cm">
          <text:p/>
          <draw:enhanced-geometry svg:viewBox="0 0 21600 21600" draw:type="rectangle" draw:enhanced-path="M 0 0 L 21600 0 21600 21600 0 21600 0 0 Z N"/>
        </draw:custom-shape>
        <draw:custom-shape draw:style-name="gr17" draw:text-style-name="P1" draw:layer="layout" svg:width="0.7cm" svg:height="3.9cm" svg:x="19.1cm" svg:y="5.3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8" draw:text-style-name="P1" draw:layer="layout" svg:width="0.7cm" svg:height="3cm" svg:x="19.4cm" svg:y="5.8cm">
          <text:p/>
          <draw:enhanced-geometry svg:viewBox="0 0 21600 21600" draw:glue-points="0 0 0 21600 21600 10800" draw:text-areas="0 ?f9 7800 ?f10" draw:type="right-brace" draw:modifiers="1800 10925.958013995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6" draw:text-style-name="P1" draw:layer="layout" svg:width="0.7cm" svg:height="6.8cm" svg:x="21.8cm" svg:y="4.2cm">
          <text:p/>
          <draw:enhanced-geometry svg:viewBox="0 0 21600 21600" draw:type="rectangle" draw:enhanced-path="M 0 0 L 21600 0 21600 21600 0 21600 0 0 Z N"/>
        </draw:custom-shape>
        <draw:polygon draw:style-name="gr66" draw:text-style-name="P1" draw:layer="layout" svg:width="2.399cm" svg:height="6.799cm" svg:x="22.5cm" svg:y="4.2cm" svg:viewBox="0 0 2400 6800" draw:points="0,6800 0,0 700,0 2100,100 2300,1600 800,1800 2200,1800 2200,2700 700,3000 2200,3000 2200,4100 600,4300 2200,4400 2200,5400 800,5500 2200,5600 2400,6700 700,6800">
          <text:p/>
        </draw:polygon>
      </draw:page>
      <draw:page draw:name="page19" draw:style-name="dp1" draw:master-page-name="標準">
        <draw:path draw:style-name="gr38" draw:text-style-name="P1" draw:layer="layout" svg:width="29.699cm" svg:height="20.999cm" svg:x="0cm" svg:y="0cm" svg:viewBox="0 0 29700 21000" svg:d="m0 0c9900 33 19800 66 29700 99l-186 20900-29514 1z">
          <text:p/>
        </draw:path>
        <draw:custom-shape draw:style-name="gr46" draw:text-style-name="P1" draw:layer="layout" svg:width="26.3cm" svg:height="6.8cm" svg:x="2.8cm" svg:y="13.3cm">
          <text:p/>
          <draw:enhanced-geometry svg:viewBox="0 0 21600 21600" draw:type="rectangle" draw:enhanced-path="M 0 0 L 21600 0 21600 21600 0 21600 0 0 Z N"/>
        </draw:custom-shape>
        <draw:custom-shape draw:style-name="gr46" draw:text-style-name="P1" draw:layer="layout" svg:width="26.3cm" svg:height="6.8cm" svg:x="2.4cm" svg:y="1.3cm">
          <text:p/>
          <draw:enhanced-geometry svg:viewBox="0 0 21600 21600" draw:type="rectangle" draw:enhanced-path="M 0 0 L 21600 0 21600 21600 0 21600 0 0 Z N"/>
        </draw:custom-shape>
        <draw:polygon draw:style-name="gr40" draw:text-style-name="P1" draw:layer="layout" svg:width="12.199cm" svg:height="9.199cm" svg:x="14.1cm" svg:y="3cm" svg:viewBox="0 0 12200 9200" draw:points="1400,0 6800,1800 12200,7800 11400,9200 7300,3300 0,2600">
          <text:p/>
        </draw:polygon>
        <draw:custom-shape draw:style-name="gr47" draw:text-style-name="P1" draw:layer="layout" svg:width="9.9cm" svg:height="21cm" svg:x="9.4cm" svg:y="1.1cm">
          <text:p/>
          <draw:enhanced-geometry svg:viewBox="0 0 21600 21600" draw:type="rectangle" draw:enhanced-path="M 0 0 L 21600 0 21600 21600 0 21600 0 0 Z N"/>
        </draw:custom-shape>
        <draw:polygon draw:style-name="gr41" draw:text-style-name="P1" draw:layer="layout" svg:width="5.799cm" svg:height="9.699cm" svg:x="23.7cm" svg:y="8.3cm" svg:viewBox="0 0 5800 9700" draw:points="0,0 3400,2900 5800,7700 5800,9700 3400,7600 1800,3800">
          <text:p/>
        </draw:polygon>
        <draw:polygon draw:style-name="gr41" draw:text-style-name="P1" draw:layer="layout" svg:width="3.999cm" svg:height="7.299cm" svg:x="25.5cm" svg:y="10.7cm" svg:viewBox="0 0 4000 7300" draw:points="300,0 1600,500 4000,5300 4000,7300 1600,5200 0,1400">
          <text:p/>
        </draw:polygon>
        <draw:custom-shape draw:style-name="gr45" draw:text-style-name="P1" draw:layer="layout" svg:width="29.7cm" svg:height="5.2cm" svg:x="0cm" svg:y="8.1cm">
          <text:p/>
          <draw:enhanced-geometry svg:viewBox="0 0 21600 21600" draw:type="rectangle" draw:enhanced-path="M 0 0 L 21600 0 21600 21600 0 21600 0 0 Z N"/>
        </draw:custom-shape>
        <draw:custom-shape draw:style-name="gr17" draw:text-style-name="P1" draw:layer="layout" svg:width="3.5cm" svg:height="0.4cm" svg:x="24.8cm" svg:y="10.5cm">
          <text:p/>
          <draw:enhanced-geometry svg:viewBox="0 0 21600 21600" draw:type="rectangle" draw:enhanced-path="M 0 0 L 21600 0 21600 21600 0 21600 0 0 Z N"/>
        </draw:custom-shape>
        <draw:custom-shape draw:style-name="gr17" draw:text-style-name="P1" draw:layer="layout" svg:width="3.5cm" svg:height="0.4cm" svg:x="18.1cm" svg:y="10.4cm">
          <text:p/>
          <draw:enhanced-geometry svg:viewBox="0 0 21600 21600" draw:type="rectangle" draw:enhanced-path="M 0 0 L 21600 0 21600 21600 0 21600 0 0 Z N"/>
        </draw:custom-shape>
        <draw:custom-shape draw:style-name="gr17" draw:text-style-name="P1" draw:layer="layout" svg:width="3.5cm" svg:height="0.4cm" svg:x="12.8cm" svg:y="10.4cm">
          <text:p/>
          <draw:enhanced-geometry svg:viewBox="0 0 21600 21600" draw:type="rectangle" draw:enhanced-path="M 0 0 L 21600 0 21600 21600 0 21600 0 0 Z N"/>
        </draw:custom-shape>
        <draw:custom-shape draw:style-name="gr17" draw:text-style-name="P1" draw:layer="layout" svg:width="3.5cm" svg:height="0.4cm" svg:x="5cm" svg:y="10.3cm">
          <text:p/>
          <draw:enhanced-geometry svg:viewBox="0 0 21600 21600" draw:type="rectangle" draw:enhanced-path="M 0 0 L 21600 0 21600 21600 0 21600 0 0 Z N"/>
        </draw:custom-shape>
        <draw:custom-shape draw:style-name="gr17" draw:text-style-name="P1" draw:layer="layout" svg:width="0.7cm" svg:height="4.1cm" svg:x="14.1cm" svg:y="0cm">
          <text:p/>
          <draw:enhanced-geometry svg:viewBox="0 0 21600 21600" draw:type="rectangle" draw:enhanced-path="M 0 0 L 21600 0 21600 21600 0 21600 0 0 Z N"/>
        </draw:custom-shape>
        <draw:custom-shape draw:style-name="gr17" draw:text-style-name="P1" draw:layer="layout" svg:width="0.7cm" svg:height="4.1cm" svg:x="14.4cm" svg:y="8.7cm">
          <text:p/>
          <draw:enhanced-geometry svg:viewBox="0 0 21600 21600" draw:type="rectangle" draw:enhanced-path="M 0 0 L 21600 0 21600 21600 0 21600 0 0 Z N"/>
        </draw:custom-shape>
        <draw:custom-shape draw:style-name="gr17" draw:text-style-name="P1" draw:layer="layout" svg:width="0.7cm" svg:height="4.1cm" svg:x="14.1cm" svg:y="15.9cm">
          <text:p/>
          <draw:enhanced-geometry svg:viewBox="0 0 21600 21600" draw:type="rectangle" draw:enhanced-path="M 0 0 L 21600 0 21600 21600 0 21600 0 0 Z N"/>
        </draw:custom-shape>
        <draw:custom-shape draw:style-name="gr49" draw:text-style-name="P1" draw:layer="layout" svg:width="6.8cm" svg:height="6.3cm" svg:x="2.1cm" svg:y="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1" draw:layer="layout" svg:width="7.8cm" svg:height="7.2cm" svg:x="1.7cm" svg:y="13cm">
          <text:p/>
          <draw:enhanced-geometry svg:viewBox="0 0 21600 21600" draw:glue-points="?f7 0 ?f6 ?f1 0 ?f10 ?f6 21600 ?f4 ?f10 21600 ?f9" draw:path-stretchpoint-x="10800" draw:path-stretchpoint-y="10800" draw:text-areas="0 ?f1 ?f4 ?f12" draw:type="cube" draw:modifiers="4901.3192612137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1" draw:layer="layout" svg:width="5.6cm" svg:height="1.3cm" svg:x="2cm" svg:y="15.2cm">
          <text:p/>
          <draw:enhanced-geometry svg:viewBox="0 0 21600 21600" draw:type="rectangle" draw:enhanced-path="M 0 0 L 21600 0 21600 21600 0 21600 0 0 Z N"/>
        </draw:custom-shape>
        <draw:custom-shape draw:style-name="gr48" draw:text-style-name="P1" draw:layer="layout" svg:width="5.6cm" svg:height="1.3cm" svg:x="2cm" svg:y="16.6cm">
          <text:p/>
          <draw:enhanced-geometry svg:viewBox="0 0 21600 21600" draw:type="rectangle" draw:enhanced-path="M 0 0 L 21600 0 21600 21600 0 21600 0 0 Z N"/>
        </draw:custom-shape>
        <draw:custom-shape draw:style-name="gr48" draw:text-style-name="P1" draw:layer="layout" svg:width="5.6cm" svg:height="1.3cm" svg:x="2cm" svg:y="18.1cm">
          <text:p/>
          <draw:enhanced-geometry svg:viewBox="0 0 21600 21600" draw:type="rectangle" draw:enhanced-path="M 0 0 L 21600 0 21600 21600 0 21600 0 0 Z N"/>
        </draw:custom-shape>
        <draw:g>
          <draw:custom-shape draw:style-name="gr17" draw:text-style-name="P1" draw:layer="layout" svg:width="2.9cm" svg:height="2.4cm" svg:x="20.7cm" svg:y="14.9cm">
            <text:p/>
            <draw:enhanced-geometry svg:viewBox="0 0 21600 21600" draw:type="rectangle" draw:enhanced-path="M 0 0 L 21600 0 21600 21600 0 21600 0 0 Z N"/>
          </draw:custom-shape>
          <draw:custom-shape draw:style-name="gr69" draw:text-style-name="P1" draw:layer="layout" svg:width="4.3cm" svg:height="1.5cm" svg:x="20.1cm" svg:y="1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0.9cm" svg:y="15.7cm">
            <text:p/>
            <draw:enhanced-geometry svg:viewBox="0 0 21600 21600" draw:type="rectangle" draw:enhanced-path="M 0 0 L 21600 0 21600 21600 0 21600 0 0 Z N"/>
          </draw:custom-shape>
          <draw:custom-shape draw:style-name="gr70" draw:text-style-name="P1" draw:layer="layout" svg:width="1cm" svg:height="1.3cm" svg:x="22.6cm" svg:y="16cm">
            <text:p/>
            <draw:enhanced-geometry svg:viewBox="0 0 21600 21600" draw:type="rectangle" draw:enhanced-path="M 0 0 L 21600 0 21600 21600 0 21600 0 0 Z N"/>
          </draw:custom-shape>
        </draw:g>
        <draw:g>
          <draw:custom-shape draw:style-name="gr17" draw:text-style-name="P1" draw:layer="layout" svg:width="2.9cm" svg:height="2.4cm" svg:x="24.9cm" svg:y="14.9cm">
            <text:p/>
            <draw:enhanced-geometry svg:viewBox="0 0 21600 21600" draw:type="rectangle" draw:enhanced-path="M 0 0 L 21600 0 21600 21600 0 21600 0 0 Z N"/>
          </draw:custom-shape>
          <draw:custom-shape draw:style-name="gr71" draw:text-style-name="P1" draw:layer="layout" svg:width="4.3cm" svg:height="1.5cm" svg:x="24.3cm" svg:y="1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5.1cm" svg:y="15.7cm">
            <text:p/>
            <draw:enhanced-geometry svg:viewBox="0 0 21600 21600" draw:type="rectangle" draw:enhanced-path="M 0 0 L 21600 0 21600 21600 0 21600 0 0 Z N"/>
          </draw:custom-shape>
          <draw:custom-shape draw:style-name="gr70" draw:text-style-name="P1" draw:layer="layout" svg:width="1cm" svg:height="1.3cm" svg:x="26.8cm" svg:y="16cm">
            <text:p/>
            <draw:enhanced-geometry svg:viewBox="0 0 21600 21600" draw:type="rectangle" draw:enhanced-path="M 0 0 L 21600 0 21600 21600 0 21600 0 0 Z N"/>
          </draw:custom-shape>
        </draw:g>
        <draw:g>
          <draw:custom-shape draw:style-name="gr17" draw:text-style-name="P1" draw:layer="layout" svg:width="2.9cm" svg:height="2.4cm" svg:x="20.8cm" svg:y="18.1cm">
            <text:p/>
            <draw:enhanced-geometry svg:viewBox="0 0 21600 21600" draw:type="rectangle" draw:enhanced-path="M 0 0 L 21600 0 21600 21600 0 21600 0 0 Z N"/>
          </draw:custom-shape>
          <draw:custom-shape draw:style-name="gr61" draw:text-style-name="P1" draw:layer="layout" svg:width="4.3cm" svg:height="1.5cm" svg:x="20.2cm" svg:y="16.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1cm" svg:y="18.9cm">
            <text:p/>
            <draw:enhanced-geometry svg:viewBox="0 0 21600 21600" draw:type="rectangle" draw:enhanced-path="M 0 0 L 21600 0 21600 21600 0 21600 0 0 Z N"/>
          </draw:custom-shape>
          <draw:custom-shape draw:style-name="gr70" draw:text-style-name="P1" draw:layer="layout" svg:width="1cm" svg:height="1.3cm" svg:x="22.7cm" svg:y="19.2cm">
            <text:p/>
            <draw:enhanced-geometry svg:viewBox="0 0 21600 21600" draw:type="rectangle" draw:enhanced-path="M 0 0 L 21600 0 21600 21600 0 21600 0 0 Z N"/>
          </draw:custom-shape>
        </draw:g>
        <draw:g>
          <draw:custom-shape draw:style-name="gr17" draw:text-style-name="P1" draw:layer="layout" svg:width="2.9cm" svg:height="2.4cm" svg:x="25cm" svg:y="18.1cm">
            <text:p/>
            <draw:enhanced-geometry svg:viewBox="0 0 21600 21600" draw:type="rectangle" draw:enhanced-path="M 0 0 L 21600 0 21600 21600 0 21600 0 0 Z N"/>
          </draw:custom-shape>
          <draw:custom-shape draw:style-name="gr62" draw:text-style-name="P1" draw:layer="layout" svg:width="4.3cm" svg:height="1.5cm" svg:x="24.4cm" svg:y="16.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5.2cm" svg:y="18.9cm">
            <text:p/>
            <draw:enhanced-geometry svg:viewBox="0 0 21600 21600" draw:type="rectangle" draw:enhanced-path="M 0 0 L 21600 0 21600 21600 0 21600 0 0 Z N"/>
          </draw:custom-shape>
          <draw:custom-shape draw:style-name="gr70" draw:text-style-name="P1" draw:layer="layout" svg:width="1cm" svg:height="1.3cm" svg:x="26.9cm" svg:y="19.2cm">
            <text:p/>
            <draw:enhanced-geometry svg:viewBox="0 0 21600 21600" draw:type="rectangle" draw:enhanced-path="M 0 0 L 21600 0 21600 21600 0 21600 0 0 Z N"/>
          </draw:custom-shape>
        </draw:g>
        <draw:custom-shape draw:style-name="gr17" draw:text-style-name="P1" draw:layer="layout" svg:width="0.8cm" svg:height="4.6cm" svg:x="19cm" svg:y="3.8cm">
          <text:p/>
          <draw:enhanced-geometry svg:viewBox="0 0 21600 21600" draw:type="rectangle" draw:enhanced-path="M 0 0 L 21600 0 21600 21600 0 21600 0 0 Z N"/>
        </draw:custom-shape>
        <draw:custom-shape draw:style-name="gr17" draw:text-style-name="P1" draw:layer="layout" svg:width="12cm" svg:height="4.4cm" svg:x="17.4cm" svg:y="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 draw:layer="layout" svg:width="3.5cm" svg:height="3.5cm" svg:x="25.4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3.5cm" svg:height="3.5cm" svg:x="21.7cm" svg:y="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3.5cm" svg:height="3.5cm" svg:x="17.9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0" draw:style-name="dp1" draw:master-page-name="標準">
        <draw:path draw:style-name="gr38" draw:text-style-name="P1" draw:layer="layout" svg:width="29.699cm" svg:height="20.999cm" svg:x="0cm" svg:y="0cm" svg:viewBox="0 0 29700 21000" svg:d="m0 0c9900 33 19800 66 29700 99l-186 20900-29514 1z">
          <text:p/>
        </draw:path>
        <draw:custom-shape draw:style-name="gr46" draw:text-style-name="P1" draw:layer="layout" svg:width="26.3cm" svg:height="6.8cm" svg:x="2.8cm" svg:y="13.3cm">
          <text:p/>
          <draw:enhanced-geometry svg:viewBox="0 0 21600 21600" draw:type="rectangle" draw:enhanced-path="M 0 0 L 21600 0 21600 21600 0 21600 0 0 Z N"/>
        </draw:custom-shape>
        <draw:custom-shape draw:style-name="gr46" draw:text-style-name="P1" draw:layer="layout" svg:width="26.3cm" svg:height="6.8cm" svg:x="2.4cm" svg:y="1.3cm">
          <text:p/>
          <draw:enhanced-geometry svg:viewBox="0 0 21600 21600" draw:type="rectangle" draw:enhanced-path="M 0 0 L 21600 0 21600 21600 0 21600 0 0 Z N"/>
        </draw:custom-shape>
        <draw:polygon draw:style-name="gr40" draw:text-style-name="P1" draw:layer="layout" svg:width="18.399cm" svg:height="12.199cm" svg:x="7.9cm" svg:y="0cm" svg:viewBox="0 0 18400 12200" draw:points="4200,0 13000,4800 18400,10800 17600,12200 13500,6300 0,0">
          <text:p/>
        </draw:polygon>
        <draw:polygon draw:style-name="gr41" draw:text-style-name="P1" draw:layer="layout" svg:width="5.799cm" svg:height="9.699cm" svg:x="23.7cm" svg:y="8.3cm" svg:viewBox="0 0 5800 9700" draw:points="0,0 3400,2900 5800,7700 5800,9700 3400,7600 1800,3800">
          <text:p/>
        </draw:polygon>
        <draw:polygon draw:style-name="gr41" draw:text-style-name="P1" draw:layer="layout" svg:width="3.999cm" svg:height="7.299cm" svg:x="25.5cm" svg:y="10.7cm" svg:viewBox="0 0 4000 7300" draw:points="300,0 1600,500 4000,5300 4000,7300 1600,5200 0,1400">
          <text:p/>
        </draw:polygon>
        <draw:custom-shape draw:style-name="gr45" draw:text-style-name="P1" draw:layer="layout" svg:width="29.7cm" svg:height="5.2cm" svg:x="0cm" svg:y="8.1cm">
          <text:p/>
          <draw:enhanced-geometry svg:viewBox="0 0 21600 21600" draw:type="rectangle" draw:enhanced-path="M 0 0 L 21600 0 21600 21600 0 21600 0 0 Z N"/>
        </draw:custom-shape>
        <draw:custom-shape draw:style-name="gr17" draw:text-style-name="P1" draw:layer="layout" svg:width="3.5cm" svg:height="0.4cm" svg:x="24.8cm" svg:y="10.5cm">
          <text:p/>
          <draw:enhanced-geometry svg:viewBox="0 0 21600 21600" draw:type="rectangle" draw:enhanced-path="M 0 0 L 21600 0 21600 21600 0 21600 0 0 Z N"/>
        </draw:custom-shape>
        <draw:custom-shape draw:style-name="gr17" draw:text-style-name="P1" draw:layer="layout" svg:width="3.5cm" svg:height="0.4cm" svg:x="18.1cm" svg:y="10.4cm">
          <text:p/>
          <draw:enhanced-geometry svg:viewBox="0 0 21600 21600" draw:type="rectangle" draw:enhanced-path="M 0 0 L 21600 0 21600 21600 0 21600 0 0 Z N"/>
        </draw:custom-shape>
        <draw:custom-shape draw:style-name="gr17" draw:text-style-name="P1" draw:layer="layout" svg:width="3.5cm" svg:height="0.4cm" svg:x="12.8cm" svg:y="10.4cm">
          <text:p/>
          <draw:enhanced-geometry svg:viewBox="0 0 21600 21600" draw:type="rectangle" draw:enhanced-path="M 0 0 L 21600 0 21600 21600 0 21600 0 0 Z N"/>
        </draw:custom-shape>
        <draw:custom-shape draw:style-name="gr17" draw:text-style-name="P1" draw:layer="layout" svg:width="3.5cm" svg:height="0.4cm" svg:x="5cm" svg:y="10.3cm">
          <text:p/>
          <draw:enhanced-geometry svg:viewBox="0 0 21600 21600" draw:type="rectangle" draw:enhanced-path="M 0 0 L 21600 0 21600 21600 0 21600 0 0 Z N"/>
        </draw:custom-shape>
        <draw:custom-shape draw:style-name="gr49" draw:text-style-name="P1" draw:layer="layout" svg:width="6.8cm" svg:height="6.3cm" svg:x="2.1cm" svg:y="1.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1" draw:layer="layout" svg:width="7.8cm" svg:height="7.2cm" svg:x="1.7cm" svg:y="13cm">
          <text:p/>
          <draw:enhanced-geometry svg:viewBox="0 0 21600 21600" draw:glue-points="?f7 0 ?f6 ?f1 0 ?f10 ?f6 21600 ?f4 ?f10 21600 ?f9" draw:path-stretchpoint-x="10800" draw:path-stretchpoint-y="10800" draw:text-areas="0 ?f1 ?f4 ?f12" draw:type="cube" draw:modifiers="4901.3192612137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1" draw:layer="layout" svg:width="5.6cm" svg:height="1.3cm" svg:x="2cm" svg:y="15.2cm">
          <text:p/>
          <draw:enhanced-geometry svg:viewBox="0 0 21600 21600" draw:type="rectangle" draw:enhanced-path="M 0 0 L 21600 0 21600 21600 0 21600 0 0 Z N"/>
        </draw:custom-shape>
        <draw:custom-shape draw:style-name="gr48" draw:text-style-name="P1" draw:layer="layout" svg:width="5.6cm" svg:height="1.3cm" svg:x="2cm" svg:y="16.6cm">
          <text:p/>
          <draw:enhanced-geometry svg:viewBox="0 0 21600 21600" draw:type="rectangle" draw:enhanced-path="M 0 0 L 21600 0 21600 21600 0 21600 0 0 Z N"/>
        </draw:custom-shape>
        <draw:custom-shape draw:style-name="gr48" draw:text-style-name="P1" draw:layer="layout" svg:width="5.6cm" svg:height="1.3cm" svg:x="2cm" svg:y="18.1cm">
          <text:p/>
          <draw:enhanced-geometry svg:viewBox="0 0 21600 21600" draw:type="rectangle" draw:enhanced-path="M 0 0 L 21600 0 21600 21600 0 21600 0 0 Z N"/>
        </draw:custom-shape>
        <draw:g>
          <draw:custom-shape draw:style-name="gr17" draw:text-style-name="P1" draw:layer="layout" svg:width="2.9cm" svg:height="2.4cm" svg:x="20.7cm" svg:y="14.9cm">
            <text:p/>
            <draw:enhanced-geometry svg:viewBox="0 0 21600 21600" draw:type="rectangle" draw:enhanced-path="M 0 0 L 21600 0 21600 21600 0 21600 0 0 Z N"/>
          </draw:custom-shape>
          <draw:custom-shape draw:style-name="gr69" draw:text-style-name="P1" draw:layer="layout" svg:width="4.3cm" svg:height="1.5cm" svg:x="20.1cm" svg:y="1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0.9cm" svg:y="15.7cm">
            <text:p/>
            <draw:enhanced-geometry svg:viewBox="0 0 21600 21600" draw:type="rectangle" draw:enhanced-path="M 0 0 L 21600 0 21600 21600 0 21600 0 0 Z N"/>
          </draw:custom-shape>
          <draw:custom-shape draw:style-name="gr70" draw:text-style-name="P1" draw:layer="layout" svg:width="1cm" svg:height="1.3cm" svg:x="22.6cm" svg:y="16cm">
            <text:p/>
            <draw:enhanced-geometry svg:viewBox="0 0 21600 21600" draw:type="rectangle" draw:enhanced-path="M 0 0 L 21600 0 21600 21600 0 21600 0 0 Z N"/>
          </draw:custom-shape>
        </draw:g>
        <draw:g>
          <draw:custom-shape draw:style-name="gr17" draw:text-style-name="P1" draw:layer="layout" svg:width="2.9cm" svg:height="2.4cm" svg:x="24.9cm" svg:y="14.9cm">
            <text:p/>
            <draw:enhanced-geometry svg:viewBox="0 0 21600 21600" draw:type="rectangle" draw:enhanced-path="M 0 0 L 21600 0 21600 21600 0 21600 0 0 Z N"/>
          </draw:custom-shape>
          <draw:custom-shape draw:style-name="gr71" draw:text-style-name="P1" draw:layer="layout" svg:width="4.3cm" svg:height="1.5cm" svg:x="24.3cm" svg:y="1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5.1cm" svg:y="15.7cm">
            <text:p/>
            <draw:enhanced-geometry svg:viewBox="0 0 21600 21600" draw:type="rectangle" draw:enhanced-path="M 0 0 L 21600 0 21600 21600 0 21600 0 0 Z N"/>
          </draw:custom-shape>
          <draw:custom-shape draw:style-name="gr70" draw:text-style-name="P1" draw:layer="layout" svg:width="1cm" svg:height="1.3cm" svg:x="26.8cm" svg:y="16cm">
            <text:p/>
            <draw:enhanced-geometry svg:viewBox="0 0 21600 21600" draw:type="rectangle" draw:enhanced-path="M 0 0 L 21600 0 21600 21600 0 21600 0 0 Z N"/>
          </draw:custom-shape>
        </draw:g>
        <draw:g>
          <draw:custom-shape draw:style-name="gr17" draw:text-style-name="P1" draw:layer="layout" svg:width="2.9cm" svg:height="2.4cm" svg:x="20.8cm" svg:y="18.1cm">
            <text:p/>
            <draw:enhanced-geometry svg:viewBox="0 0 21600 21600" draw:type="rectangle" draw:enhanced-path="M 0 0 L 21600 0 21600 21600 0 21600 0 0 Z N"/>
          </draw:custom-shape>
          <draw:custom-shape draw:style-name="gr61" draw:text-style-name="P1" draw:layer="layout" svg:width="4.3cm" svg:height="1.5cm" svg:x="20.2cm" svg:y="16.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1cm" svg:y="18.9cm">
            <text:p/>
            <draw:enhanced-geometry svg:viewBox="0 0 21600 21600" draw:type="rectangle" draw:enhanced-path="M 0 0 L 21600 0 21600 21600 0 21600 0 0 Z N"/>
          </draw:custom-shape>
          <draw:custom-shape draw:style-name="gr70" draw:text-style-name="P1" draw:layer="layout" svg:width="1cm" svg:height="1.3cm" svg:x="22.7cm" svg:y="19.2cm">
            <text:p/>
            <draw:enhanced-geometry svg:viewBox="0 0 21600 21600" draw:type="rectangle" draw:enhanced-path="M 0 0 L 21600 0 21600 21600 0 21600 0 0 Z N"/>
          </draw:custom-shape>
        </draw:g>
        <draw:g>
          <draw:custom-shape draw:style-name="gr17" draw:text-style-name="P1" draw:layer="layout" svg:width="2.9cm" svg:height="2.4cm" svg:x="25cm" svg:y="18.1cm">
            <text:p/>
            <draw:enhanced-geometry svg:viewBox="0 0 21600 21600" draw:type="rectangle" draw:enhanced-path="M 0 0 L 21600 0 21600 21600 0 21600 0 0 Z N"/>
          </draw:custom-shape>
          <draw:custom-shape draw:style-name="gr62" draw:text-style-name="P1" draw:layer="layout" svg:width="4.3cm" svg:height="1.5cm" svg:x="24.4cm" svg:y="16.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32" draw:text-style-name="P1" draw:layer="layout" svg:width="1.4cm" svg:height="1.2cm" svg:x="25.2cm" svg:y="18.9cm">
            <text:p/>
            <draw:enhanced-geometry svg:viewBox="0 0 21600 21600" draw:type="rectangle" draw:enhanced-path="M 0 0 L 21600 0 21600 21600 0 21600 0 0 Z N"/>
          </draw:custom-shape>
          <draw:custom-shape draw:style-name="gr70" draw:text-style-name="P1" draw:layer="layout" svg:width="1cm" svg:height="1.3cm" svg:x="26.9cm" svg:y="19.2cm">
            <text:p/>
            <draw:enhanced-geometry svg:viewBox="0 0 21600 21600" draw:type="rectangle" draw:enhanced-path="M 0 0 L 21600 0 21600 21600 0 21600 0 0 Z N"/>
          </draw:custom-shape>
        </draw:g>
        <draw:custom-shape draw:style-name="gr17" draw:text-style-name="P1" draw:layer="layout" svg:width="0.8cm" svg:height="4.4cm" svg:x="19cm" svg:y="3.8cm">
          <text:p/>
          <draw:enhanced-geometry svg:viewBox="0 0 21600 21600" draw:type="rectangle" draw:enhanced-path="M 0 0 L 21600 0 21600 21600 0 21600 0 0 Z N"/>
        </draw:custom-shape>
        <draw:custom-shape draw:style-name="gr17" draw:text-style-name="P1" draw:layer="layout" svg:width="12cm" svg:height="4.4cm" svg:x="17.4cm" svg:y="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 draw:layer="layout" svg:width="3.5cm" svg:height="3.5cm" svg:x="25.4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3.5cm" svg:height="3.5cm" svg:x="21.7cm" svg:y="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3.5cm" svg:height="3.5cm" svg:x="17.9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1" draw:style-name="dp1" draw:master-page-name="標準">
        <draw:path draw:style-name="gr38" draw:text-style-name="P1" draw:layer="layout" svg:width="29.699cm" svg:height="20.999cm" svg:x="0cm" svg:y="0cm" svg:viewBox="0 0 29700 21000" svg:d="m0 0c9900 33 19800 66 29700 99l-186 20900-29514 1z">
          <text:p/>
        </draw:path>
        <draw:custom-shape draw:style-name="gr45" draw:text-style-name="P1" draw:layer="layout" svg:width="29.7cm" svg:height="5.2cm" svg:x="0cm" svg:y="8.1cm">
          <text:p/>
          <draw:enhanced-geometry svg:viewBox="0 0 21600 21600" draw:type="rectangle" draw:enhanced-path="M 0 0 L 21600 0 21600 21600 0 21600 0 0 Z N"/>
        </draw:custom-shape>
        <draw:custom-shape draw:style-name="gr17" draw:text-style-name="P1" draw:layer="layout" svg:width="3.5cm" svg:height="0.4cm" svg:x="24.8cm" svg:y="10.5cm">
          <text:p/>
          <draw:enhanced-geometry svg:viewBox="0 0 21600 21600" draw:type="rectangle" draw:enhanced-path="M 0 0 L 21600 0 21600 21600 0 21600 0 0 Z N"/>
        </draw:custom-shape>
        <draw:custom-shape draw:style-name="gr17" draw:text-style-name="P1" draw:layer="layout" svg:width="3.5cm" svg:height="0.4cm" svg:x="18.1cm" svg:y="10.4cm">
          <text:p/>
          <draw:enhanced-geometry svg:viewBox="0 0 21600 21600" draw:type="rectangle" draw:enhanced-path="M 0 0 L 21600 0 21600 21600 0 21600 0 0 Z N"/>
        </draw:custom-shape>
        <draw:custom-shape draw:style-name="gr17" draw:text-style-name="P1" draw:layer="layout" svg:width="3.5cm" svg:height="0.4cm" svg:x="12.8cm" svg:y="10.4cm">
          <text:p/>
          <draw:enhanced-geometry svg:viewBox="0 0 21600 21600" draw:type="rectangle" draw:enhanced-path="M 0 0 L 21600 0 21600 21600 0 21600 0 0 Z N"/>
        </draw:custom-shape>
        <draw:custom-shape draw:style-name="gr17" draw:text-style-name="P1" draw:layer="layout" svg:width="3.5cm" svg:height="0.4cm" svg:x="5cm" svg:y="10.3cm">
          <text:p/>
          <draw:enhanced-geometry svg:viewBox="0 0 21600 21600" draw:type="rectangle" draw:enhanced-path="M 0 0 L 21600 0 21600 21600 0 21600 0 0 Z N"/>
        </draw:custom-shape>
        <draw:custom-shape draw:style-name="gr42" draw:text-style-name="P1" draw:layer="layout" svg:width="3.9cm" svg:height="2.1cm" svg:x="25.1cm" svg:y="2.3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43" draw:text-style-name="P1" draw:layer="layout" svg:width="1.499cm" svg:height="4.499cm" svg:x="26.1cm" svg:y="3cm" svg:viewBox="0 0 1500 4500" draw:points="300,4500 1200,4400 1200,2800 1500,400 1000,1200 1000,0 600,1100 0,400 600,1800 700,3100">
          <text:p/>
        </draw:polygon>
        <draw:custom-shape draw:style-name="gr42" draw:text-style-name="P1" draw:layer="layout" svg:width="3.9cm" svg:height="2.1cm" svg:x="22.9cm" svg:y="14.9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43" draw:text-style-name="P1" draw:layer="layout" svg:width="1.499cm" svg:height="4.499cm" svg:x="23.9cm" svg:y="15.6cm" svg:viewBox="0 0 1500 4500" draw:points="300,4500 1200,4400 1200,2800 1500,400 1000,1200 1000,0 600,1100 0,400 600,1800 700,3100">
          <text:p/>
        </draw:polygon>
        <draw:custom-shape draw:style-name="gr42" draw:text-style-name="P1" draw:layer="layout" svg:width="3.9cm" svg:height="2.1cm" svg:x="14.2cm" svg:y="14.4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43" draw:text-style-name="P1" draw:layer="layout" svg:width="1.499cm" svg:height="4.499cm" svg:x="15.2cm" svg:y="15.1cm" svg:viewBox="0 0 1500 4500" draw:points="300,4500 1200,4400 1200,2800 1500,400 1000,1200 1000,0 600,1100 0,400 600,1800 700,3100">
          <text:p/>
        </draw:polygon>
        <draw:custom-shape draw:style-name="gr42" draw:text-style-name="P1" draw:layer="layout" svg:width="3.9cm" svg:height="2.1cm" svg:x="12.1cm" svg:y="2.1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43" draw:text-style-name="P1" draw:layer="layout" svg:width="1.499cm" svg:height="4.499cm" svg:x="13.1cm" svg:y="2.8cm" svg:viewBox="0 0 1500 4500" draw:points="300,4500 1200,4400 1200,2800 1500,400 1000,1200 1000,0 600,1100 0,400 600,1800 700,3100">
          <text:p/>
        </draw:polygon>
        <draw:custom-shape draw:style-name="gr42" draw:text-style-name="P1" draw:layer="layout" svg:width="3.9cm" svg:height="2.1cm" svg:x="3.4cm" svg:y="1.6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43" draw:text-style-name="P1" draw:layer="layout" svg:width="1.499cm" svg:height="4.499cm" svg:x="4.4cm" svg:y="2.3cm" svg:viewBox="0 0 1500 4500" draw:points="300,4500 1200,4400 1200,2800 1500,400 1000,1200 1000,0 600,1100 0,400 600,1800 700,3100">
          <text:p/>
        </draw:polygon>
      </draw:page>
      <draw:page draw:name="page22" draw:style-name="dp1" draw:master-page-name="標準">
        <draw:path draw:style-name="gr38" draw:text-style-name="P1" draw:layer="layout" svg:width="29.699cm" svg:height="20.999cm" svg:x="0cm" svg:y="0cm" svg:viewBox="0 0 29700 21000" svg:d="m0 0c9900 33 19800 66 29700 99l-186 20900-29514 1z">
          <text:p/>
        </draw:path>
        <draw:custom-shape draw:style-name="gr45" draw:text-style-name="P1" draw:layer="layout" svg:width="29.7cm" svg:height="5.2cm" svg:x="0cm" svg:y="8.1cm">
          <text:p/>
          <draw:enhanced-geometry svg:viewBox="0 0 21600 21600" draw:type="rectangle" draw:enhanced-path="M 0 0 L 21600 0 21600 21600 0 21600 0 0 Z N"/>
        </draw:custom-shape>
        <draw:custom-shape draw:style-name="gr17" draw:text-style-name="P1" draw:layer="layout" svg:width="3.5cm" svg:height="0.4cm" svg:x="24.8cm" svg:y="10.5cm">
          <text:p/>
          <draw:enhanced-geometry svg:viewBox="0 0 21600 21600" draw:type="rectangle" draw:enhanced-path="M 0 0 L 21600 0 21600 21600 0 21600 0 0 Z N"/>
        </draw:custom-shape>
        <draw:custom-shape draw:style-name="gr17" draw:text-style-name="P1" draw:layer="layout" svg:width="3.5cm" svg:height="0.4cm" svg:x="18.1cm" svg:y="10.4cm">
          <text:p/>
          <draw:enhanced-geometry svg:viewBox="0 0 21600 21600" draw:type="rectangle" draw:enhanced-path="M 0 0 L 21600 0 21600 21600 0 21600 0 0 Z N"/>
        </draw:custom-shape>
        <draw:custom-shape draw:style-name="gr17" draw:text-style-name="P1" draw:layer="layout" svg:width="3.5cm" svg:height="0.4cm" svg:x="12.8cm" svg:y="10.4cm">
          <text:p/>
          <draw:enhanced-geometry svg:viewBox="0 0 21600 21600" draw:type="rectangle" draw:enhanced-path="M 0 0 L 21600 0 21600 21600 0 21600 0 0 Z N"/>
        </draw:custom-shape>
        <draw:custom-shape draw:style-name="gr17" draw:text-style-name="P1" draw:layer="layout" svg:width="3.5cm" svg:height="0.4cm" svg:x="5cm" svg:y="10.3cm">
          <text:p/>
          <draw:enhanced-geometry svg:viewBox="0 0 21600 21600" draw:type="rectangle" draw:enhanced-path="M 0 0 L 21600 0 21600 21600 0 21600 0 0 Z N"/>
        </draw:custom-shape>
        <draw:custom-shape draw:style-name="gr45" draw:text-style-name="P1" draw:layer="layout" svg:width="9.6cm" svg:height="7.4cm" svg:x="8.3cm" svg:y="0.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1" draw:layer="layout" svg:width="6.4cm" svg:height="6.4cm" svg:x="9.8cm" svg:y="1.3cm">
          <text:p/>
          <draw:enhanced-geometry svg:viewBox="0 0 21600 21600" draw:glue-points="10800 0 3163 3163 0 10800 3163 18437 10800 21600 18437 18437 21600 10800 18437 3163" draw:text-areas="3163 3163 18437 18437" draw:type="ring" draw:modifiers="1768.2237150445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66" draw:text-style-name="P1" draw:layer="layout" svg:width="0.4cm" svg:height="3.4cm" svg:x="11.5cm" svg:y="2.9cm">
          <text:p/>
          <draw:enhanced-geometry svg:viewBox="0 0 21600 21600" draw:type="rectangle" draw:enhanced-path="M 0 0 L 21600 0 21600 21600 0 21600 0 0 Z N"/>
        </draw:custom-shape>
        <draw:custom-shape draw:style-name="gr66" draw:text-style-name="P1" draw:layer="layout" svg:width="0.4cm" svg:height="3.4cm" svg:x="14.2cm" svg:y="2.9cm">
          <text:p/>
          <draw:enhanced-geometry svg:viewBox="0 0 21600 21600" draw:type="rectangle" draw:enhanced-path="M 0 0 L 21600 0 21600 21600 0 21600 0 0 Z N"/>
        </draw:custom-shape>
        <draw:custom-shape draw:style-name="gr66" draw:text-style-name="P1" draw:layer="layout" svg:width="2.7cm" svg:height="0.4cm" svg:x="11.7cm" svg:y="4.5cm">
          <text:p/>
          <draw:enhanced-geometry svg:viewBox="0 0 21600 21600" draw:type="rectangle" draw:enhanced-path="M 0 0 L 21600 0 21600 21600 0 21600 0 0 Z N"/>
        </draw:custom-shape>
        <draw:custom-shape draw:style-name="gr45" draw:text-style-name="P1" draw:layer="layout" svg:width="9.6cm" svg:height="7.4cm" svg:x="8cm" svg:y="1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6" draw:text-style-name="P1" draw:layer="layout" svg:width="6.4cm" svg:height="6.4cm" svg:x="9.5cm" svg:y="13.7cm">
          <text:p/>
          <draw:enhanced-geometry svg:viewBox="0 0 21600 21600" draw:glue-points="10800 0 3163 3163 0 10800 3163 18437 10800 21600 18437 18437 21600 10800 18437 3163" draw:text-areas="3163 3163 18437 18437" draw:type="ring" draw:modifiers="1768.2237150445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66" draw:text-style-name="P1" draw:layer="layout" svg:width="0.4cm" svg:height="3.4cm" svg:x="11.2cm" svg:y="15.3cm">
          <text:p/>
          <draw:enhanced-geometry svg:viewBox="0 0 21600 21600" draw:type="rectangle" draw:enhanced-path="M 0 0 L 21600 0 21600 21600 0 21600 0 0 Z N"/>
        </draw:custom-shape>
        <draw:custom-shape draw:style-name="gr66" draw:text-style-name="P1" draw:layer="layout" svg:width="0.4cm" svg:height="3.4cm" svg:x="13.9cm" svg:y="15.3cm">
          <text:p/>
          <draw:enhanced-geometry svg:viewBox="0 0 21600 21600" draw:type="rectangle" draw:enhanced-path="M 0 0 L 21600 0 21600 21600 0 21600 0 0 Z N"/>
        </draw:custom-shape>
        <draw:custom-shape draw:style-name="gr66" draw:text-style-name="P1" draw:layer="layout" svg:width="2.7cm" svg:height="0.4cm" svg:x="11.4cm" svg:y="16.9cm">
          <text:p/>
          <draw:enhanced-geometry svg:viewBox="0 0 21600 21600" draw:type="rectangle" draw:enhanced-path="M 0 0 L 21600 0 21600 21600 0 21600 0 0 Z N"/>
        </draw:custom-shape>
      </draw:page>
      <draw:page draw:name="page23" draw:style-name="dp1" draw:master-page-name="標準">
        <draw:path draw:style-name="gr38" draw:text-style-name="P1" draw:layer="layout" svg:width="29.699cm" svg:height="20.999cm" svg:x="0cm" svg:y="0cm" svg:viewBox="0 0 29700 21000" svg:d="m0 0c9900 33 19800 66 29700 99l-186 20900-29514 1z">
          <text:p/>
        </draw:path>
        <draw:polygon draw:style-name="gr45" draw:text-style-name="P1" draw:layer="layout" svg:width="19.499cm" svg:height="5.199cm" svg:x="10.2cm" svg:y="8.1cm" svg:viewBox="0 0 19500 5200" draw:points="0,5100 4900,0 19500,0 19500,5200">
          <text:p/>
        </draw:polygon>
        <draw:custom-shape draw:style-name="gr17" draw:text-style-name="P1" draw:layer="layout" svg:width="3.5cm" svg:height="0.4cm" svg:x="24.8cm" svg:y="10.5cm">
          <text:p/>
          <draw:enhanced-geometry svg:viewBox="0 0 21600 21600" draw:type="rectangle" draw:enhanced-path="M 0 0 L 21600 0 21600 21600 0 21600 0 0 Z N"/>
        </draw:custom-shape>
        <draw:custom-shape draw:style-name="gr17" draw:text-style-name="P1" draw:layer="layout" svg:width="3.5cm" svg:height="0.4cm" svg:x="18.1cm" svg:y="10.4cm">
          <text:p/>
          <draw:enhanced-geometry svg:viewBox="0 0 21600 21600" draw:type="rectangle" draw:enhanced-path="M 0 0 L 21600 0 21600 21600 0 21600 0 0 Z N"/>
        </draw:custom-shape>
        <draw:path draw:style-name="gr74" draw:text-style-name="P1" draw:layer="layout" svg:width="11.899cm" svg:height="7.899cm" svg:x="8cm" svg:y="13.1cm" svg:viewBox="0 0 11900 7900" svg:d="m2400 0 9500 200-3000 3500-300 4200-7600-100v-4200zm-1000-3600zm9601 7401z">
          <text:p/>
        </draw:path>
        <draw:custom-shape draw:style-name="gr17" draw:text-style-name="P1" draw:layer="layout" svg:width="3.5cm" svg:height="0.4cm" draw:transform="rotate (1.5707963267949) translate (12.9cm 19.8cm)">
          <text:p/>
          <draw:enhanced-geometry svg:viewBox="0 0 21600 21600" draw:type="rectangle" draw:enhanced-path="M 0 0 L 21600 0 21600 21600 0 21600 0 0 Z N"/>
        </draw:custom-shape>
        <draw:custom-shape draw:style-name="gr17" draw:text-style-name="P1" draw:layer="layout" svg:width="3.5cm" svg:height="0.4cm" draw:transform="rotate (0.785398163397448) translate (13.542cm 14.275cm)">
          <text:p/>
          <draw:enhanced-geometry svg:viewBox="0 0 21600 21600" draw:type="rectangle" draw:enhanced-path="M 0 0 L 21600 0 21600 21600 0 21600 0 0 Z N"/>
        </draw:custom-shape>
      </draw:page>
      <draw:page draw:name="page24" draw:style-name="dp1" draw:master-page-name="標準">
        <draw:path draw:style-name="gr38" draw:text-style-name="P1" draw:layer="layout" svg:width="29.699cm" svg:height="20.999cm" svg:x="0cm" svg:y="0.4cm" svg:viewBox="0 0 29700 21000" svg:d="m0 0c9900 33 19800 66 29700 99l-186 20900-29514 1z">
          <text:p/>
        </draw:path>
        <draw:custom-shape draw:style-name="gr66" draw:text-style-name="P1" draw:layer="layout" svg:width="7.8cm" svg:height="21cm" svg:x="10.5cm" svg:y="0cm">
          <text:p/>
          <draw:enhanced-geometry svg:viewBox="0 0 21600 21600" draw:type="rectangle" draw:enhanced-path="M 0 0 L 21600 0 21600 21600 0 21600 0 0 Z N"/>
        </draw:custom-shape>
        <draw:custom-shape draw:style-name="gr45" draw:text-style-name="P1" draw:layer="layout" svg:width="29.7cm" svg:height="5.2cm" svg:x="0cm" svg:y="8.1cm">
          <text:p/>
          <draw:enhanced-geometry svg:viewBox="0 0 21600 21600" draw:type="rectangle" draw:enhanced-path="M 0 0 L 21600 0 21600 21600 0 21600 0 0 Z N"/>
        </draw:custom-shape>
        <draw:custom-shape draw:style-name="gr17" draw:text-style-name="P1" draw:layer="layout" svg:width="3.5cm" svg:height="0.4cm" svg:x="24.8cm" svg:y="10.5cm">
          <text:p/>
          <draw:enhanced-geometry svg:viewBox="0 0 21600 21600" draw:type="rectangle" draw:enhanced-path="M 0 0 L 21600 0 21600 21600 0 21600 0 0 Z N"/>
        </draw:custom-shape>
        <draw:custom-shape draw:style-name="gr17" draw:text-style-name="P1" draw:layer="layout" svg:width="3.5cm" svg:height="0.4cm" svg:x="18.1cm" svg:y="10.4cm">
          <text:p/>
          <draw:enhanced-geometry svg:viewBox="0 0 21600 21600" draw:type="rectangle" draw:enhanced-path="M 0 0 L 21600 0 21600 21600 0 21600 0 0 Z N"/>
        </draw:custom-shape>
        <draw:custom-shape draw:style-name="gr17" draw:text-style-name="P1" draw:layer="layout" svg:width="3.5cm" svg:height="0.4cm" svg:x="12.8cm" svg:y="10.4cm">
          <text:p/>
          <draw:enhanced-geometry svg:viewBox="0 0 21600 21600" draw:type="rectangle" draw:enhanced-path="M 0 0 L 21600 0 21600 21600 0 21600 0 0 Z N"/>
        </draw:custom-shape>
        <draw:custom-shape draw:style-name="gr17" draw:text-style-name="P1" draw:layer="layout" svg:width="3.5cm" svg:height="0.4cm" svg:x="5cm" svg:y="10.3cm">
          <text:p/>
          <draw:enhanced-geometry svg:viewBox="0 0 21600 21600" draw:type="rectangle" draw:enhanced-path="M 0 0 L 21600 0 21600 21600 0 21600 0 0 Z N"/>
        </draw:custom-shape>
        <draw:custom-shape draw:style-name="gr57" draw:text-style-name="P1" draw:layer="layout" svg:width="6cm" svg:height="0.8cm" svg:x="11.2cm" svg:y="1.3cm">
          <text:p/>
          <draw:enhanced-geometry svg:viewBox="0 0 21600 21600" draw:type="rectangle" draw:enhanced-path="M 0 0 L 21600 0 21600 21600 0 21600 0 0 Z N"/>
        </draw:custom-shape>
        <draw:custom-shape draw:style-name="gr57" draw:text-style-name="P1" draw:layer="layout" svg:width="6cm" svg:height="0.8cm" svg:x="11.2cm" svg:y="3.7cm">
          <text:p/>
          <draw:enhanced-geometry svg:viewBox="0 0 21600 21600" draw:type="rectangle" draw:enhanced-path="M 0 0 L 21600 0 21600 21600 0 21600 0 0 Z N"/>
        </draw:custom-shape>
        <draw:custom-shape draw:style-name="gr57" draw:text-style-name="P1" draw:layer="layout" svg:width="6cm" svg:height="0.8cm" svg:x="11.3cm" svg:y="6.2cm">
          <text:p/>
          <draw:enhanced-geometry svg:viewBox="0 0 21600 21600" draw:type="rectangle" draw:enhanced-path="M 0 0 L 21600 0 21600 21600 0 21600 0 0 Z N"/>
        </draw:custom-shape>
        <draw:custom-shape draw:style-name="gr57" draw:text-style-name="P1" draw:layer="layout" svg:width="6cm" svg:height="0.8cm" svg:x="11.3cm" svg:y="14.9cm">
          <text:p/>
          <draw:enhanced-geometry svg:viewBox="0 0 21600 21600" draw:type="rectangle" draw:enhanced-path="M 0 0 L 21600 0 21600 21600 0 21600 0 0 Z N"/>
        </draw:custom-shape>
        <draw:custom-shape draw:style-name="gr57" draw:text-style-name="P1" draw:layer="layout" svg:width="6cm" svg:height="0.8cm" svg:x="11.4cm" svg:y="17.4cm">
          <text:p/>
          <draw:enhanced-geometry svg:viewBox="0 0 21600 21600" draw:type="rectangle" draw:enhanced-path="M 0 0 L 21600 0 21600 21600 0 21600 0 0 Z N"/>
        </draw:custom-shape>
        <draw:custom-shape draw:style-name="gr57" draw:text-style-name="P1" draw:layer="layout" svg:width="6cm" svg:height="0.8cm" svg:x="11.4cm" svg:y="19.8cm">
          <text:p/>
          <draw:enhanced-geometry svg:viewBox="0 0 21600 21600" draw:type="rectangle" draw:enhanced-path="M 0 0 L 21600 0 21600 21600 0 21600 0 0 Z N"/>
        </draw:custom-shape>
        <draw:custom-shape draw:style-name="gr47" draw:text-style-name="P1" draw:layer="layout" svg:width="0.3cm" svg:height="21.3cm" svg:x="12.3cm" svg:y="0.1cm">
          <text:p/>
          <draw:enhanced-geometry svg:viewBox="0 0 21600 21600" draw:type="rectangle" draw:enhanced-path="M 0 0 L 21600 0 21600 21600 0 21600 0 0 Z N"/>
        </draw:custom-shape>
        <draw:custom-shape draw:style-name="gr47" draw:text-style-name="P1" draw:layer="layout" svg:width="0.3cm" svg:height="21.3cm" svg:x="16.3cm" svg:y="0.1cm">
          <text:p/>
          <draw:enhanced-geometry svg:viewBox="0 0 21600 21600" draw:type="rectangle" draw:enhanced-path="M 0 0 L 21600 0 21600 21600 0 21600 0 0 Z N"/>
        </draw:custom-shape>
        <draw:custom-shape draw:style-name="gr17" draw:text-style-name="P1" draw:layer="layout" svg:width="0.3cm" svg:height="21.3cm" svg:x="12.1cm" svg:y="0cm">
          <text:p/>
          <draw:enhanced-geometry svg:viewBox="0 0 21600 21600" draw:type="rectangle" draw:enhanced-path="M 0 0 L 21600 0 21600 21600 0 21600 0 0 Z N"/>
        </draw:custom-shape>
        <draw:custom-shape draw:style-name="gr17" draw:text-style-name="P1" draw:layer="layout" svg:width="0.3cm" svg:height="21.3cm" svg:x="16.1cm" svg:y="0cm">
          <text:p/>
          <draw:enhanced-geometry svg:viewBox="0 0 21600 21600" draw:type="rectangle" draw:enhanced-path="M 0 0 L 21600 0 21600 21600 0 21600 0 0 Z N"/>
        </draw:custom-shape>
        <draw:g>
          <draw:custom-shape draw:style-name="gr62" draw:text-style-name="P1" draw:layer="layout" svg:width="2.283cm" svg:height="0.321cm" svg:x="17.723cm" svg:y="11.625cm">
            <text:p/>
            <draw:enhanced-geometry svg:viewBox="0 0 21600 21600" draw:mirror-horizontal="false" draw:mirror-vertical="false" draw:type="rectangle" draw:enhanced-path="M 0 0 L 21600 0 21600 21600 0 21600 0 0 Z N"/>
          </draw:custom-shape>
          <draw:custom-shape draw:style-name="gr59" draw:text-style-name="P1" draw:layer="layout" svg:width="0.38cm" svg:height="0.321cm" svg:x="17.924cm" svg:y="11.625cm">
            <text:p/>
            <draw:enhanced-geometry svg:viewBox="0 0 21600 21600" draw:mirror-horizontal="false" draw:mirror-vertical="false" draw:type="rectangle" draw:enhanced-path="M 0 0 L 21600 0 21600 21600 0 21600 0 0 Z N"/>
          </draw:custom-shape>
          <draw:custom-shape draw:style-name="gr59" draw:text-style-name="P1" draw:layer="layout" svg:width="0.38cm" svg:height="0.321cm" svg:x="18.665cm" svg:y="11.625cm">
            <text:p/>
            <draw:enhanced-geometry svg:viewBox="0 0 21600 21600" draw:mirror-horizontal="false" draw:mirror-vertical="false" draw:type="rectangle" draw:enhanced-path="M 0 0 L 21600 0 21600 21600 0 21600 0 0 Z N"/>
          </draw:custom-shape>
          <draw:custom-shape draw:style-name="gr59" draw:text-style-name="P1" draw:layer="layout" svg:width="0.38cm" svg:height="0.321cm" svg:x="19.446cm" svg:y="11.625cm">
            <text:p/>
            <draw:enhanced-geometry svg:viewBox="0 0 21600 21600" draw:mirror-horizontal="false" draw:mirror-vertical="false" draw:type="rectangle" draw:enhanced-path="M 0 0 L 21600 0 21600 21600 0 21600 0 0 Z N"/>
          </draw:custom-shape>
        </draw:g>
        <draw:g>
          <draw:polygon draw:style-name="gr62" draw:text-style-name="P1" draw:layer="layout" svg:width="0.449cm" svg:height="7.768cm" svg:x="18.621cm" svg:y="6.531cm" svg:viewBox="0 0 450 7769" draw:points="0,0 450,0 450,7769 0,7769">
            <text:p/>
          </draw:polygon>
          <draw:polygon draw:style-name="gr59" draw:text-style-name="P1" draw:layer="layout" svg:width="0.449cm" svg:height="1.294cm" svg:x="18.621cm" svg:y="7.211cm" svg:viewBox="0 0 450 1295" draw:points="0,0 450,0 450,1295 0,1295">
            <text:p/>
          </draw:polygon>
          <draw:polygon draw:style-name="gr59" draw:text-style-name="P1" draw:layer="layout" svg:width="0.449cm" svg:height="1.294cm" svg:x="18.621cm" svg:y="9.733cm" svg:viewBox="0 0 450 1295" draw:points="0,0 450,0 450,1295 0,1295">
            <text:p/>
          </draw:polygon>
          <draw:polygon draw:style-name="gr59" draw:text-style-name="P1" draw:layer="layout" svg:width="0.449cm" svg:height="1.294cm" svg:x="18.621cm" svg:y="12.392cm" svg:viewBox="0 0 450 1295" draw:points="0,0 450,0 450,1295 0,1295">
            <text:p/>
          </draw:polygon>
        </draw:g>
        <draw:g>
          <draw:custom-shape draw:style-name="gr62" draw:text-style-name="P1" draw:layer="layout" svg:width="3.479cm" svg:height="0.488cm" draw:transform="rotate (-2.61799387799149) translate (20.5cm 7.002cm)">
            <text:p/>
            <draw:enhanced-geometry svg:viewBox="0 0 21600 21600" draw:type="rectangle" draw:enhanced-path="M 0 0 L 21600 0 21600 21600 0 21600 0 0 Z N"/>
          </draw:custom-shape>
          <draw:custom-shape draw:style-name="gr59" draw:text-style-name="P1" draw:layer="layout" svg:width="0.58cm" svg:height="0.488cm" draw:transform="rotate (-2.61799387799149) translate (20.236cm 7.154cm)">
            <text:p/>
            <draw:enhanced-geometry svg:viewBox="0 0 21600 21600" draw:type="rectangle" draw:enhanced-path="M 0 0 L 21600 0 21600 21600 0 21600 0 0 Z N"/>
          </draw:custom-shape>
          <draw:custom-shape draw:style-name="gr59" draw:text-style-name="P1" draw:layer="layout" svg:width="0.581cm" svg:height="0.488cm" draw:transform="rotate (-2.61799387799149) translate (19.258cm 7.719cm)">
            <text:p/>
            <draw:enhanced-geometry svg:viewBox="0 0 21600 21600" draw:type="rectangle" draw:enhanced-path="M 0 0 L 21600 0 21600 21600 0 21600 0 0 Z N"/>
          </draw:custom-shape>
          <draw:custom-shape draw:style-name="gr59" draw:text-style-name="P1" draw:layer="layout" svg:width="0.58cm" svg:height="0.488cm" draw:transform="rotate (-2.61799387799149) translate (18.227cm 8.314cm)">
            <text:p/>
            <draw:enhanced-geometry svg:viewBox="0 0 21600 21600" draw:type="rectangle" draw:enhanced-path="M 0 0 L 21600 0 21600 21600 0 21600 0 0 Z N"/>
          </draw:custom-shape>
        </draw:g>
        <draw:g>
          <draw:custom-shape draw:style-name="gr62" draw:text-style-name="P1" draw:layer="layout" svg:width="3.479cm" svg:height="0.488cm" draw:transform="rotate (-2.61799387799149) translate (20.5cm 7.038cm)">
            <text:p/>
            <draw:enhanced-geometry svg:viewBox="0 0 21600 21600" draw:mirror-vertical="true" draw:mirror-horizontal="false" draw:type="rectangle" draw:enhanced-path="M 0 0 L 21600 0 21600 21600 0 21600 0 0 Z N"/>
          </draw:custom-shape>
          <draw:custom-shape draw:style-name="gr59" draw:text-style-name="P1" draw:layer="layout" svg:width="0.58cm" svg:height="0.49cm" draw:transform="rotate (-2.61799387799149) translate (20.236cm 8.348cm)">
            <text:p/>
            <draw:enhanced-geometry svg:viewBox="0 0 21600 21600" draw:mirror-vertical="true" draw:mirror-horizontal="false" draw:type="rectangle" draw:enhanced-path="M 0 0 L 21600 0 21600 21600 0 21600 0 0 Z N"/>
          </draw:custom-shape>
          <draw:custom-shape draw:style-name="gr59" draw:text-style-name="P1" draw:layer="layout" svg:width="0.581cm" svg:height="0.487cm" draw:transform="rotate (-2.61799387799149) translate (19.258cm 7.77cm)">
            <text:p/>
            <draw:enhanced-geometry svg:viewBox="0 0 21600 21600" draw:mirror-vertical="true" draw:mirror-horizontal="false" draw:type="rectangle" draw:enhanced-path="M 0 0 L 21600 0 21600 21600 0 21600 0 0 Z N"/>
          </draw:custom-shape>
          <draw:custom-shape draw:style-name="gr59" draw:text-style-name="P1" draw:layer="layout" svg:width="0.58cm" svg:height="0.489cm" draw:transform="rotate (-2.61799387799149) translate (18.227cm 7.187cm)">
            <text:p/>
            <draw:enhanced-geometry svg:viewBox="0 0 21600 21600" draw:mirror-vertical="true" draw:mirror-horizontal="false" draw:type="rectangle" draw:enhanced-path="M 0 0 L 21600 0 21600 21600 0 21600 0 0 Z N"/>
          </draw:custom-shape>
        </draw:g>
        <draw:g>
          <draw:polygon draw:style-name="gr62" draw:text-style-name="P1" draw:layer="layout" svg:width="0.223cm" svg:height="8.024cm" draw:transform="rotate (0.258308729295161) translate (16.6341204608527cm 4.44264661910857cm)" svg:viewBox="0 0 224 8025" draw:points="0,0 224,0 224,8025 0,8025">
            <text:p/>
          </draw:polygon>
          <draw:polygon draw:style-name="gr59" draw:text-style-name="P1" draw:layer="layout" svg:width="0.223cm" svg:height="1.337cm" draw:transform="skewX (0.000698131700797751) rotate (0.259355926846357) translate (16.81324522322cm 5.12243518811553cm)" svg:viewBox="0 0 224 1338" draw:points="0,0 224,0 224,1338 0,1338">
            <text:p/>
          </draw:polygon>
          <draw:polygon draw:style-name="gr59" draw:text-style-name="P1" draw:layer="layout" svg:width="0.224cm" svg:height="1.337cm" draw:transform="skewX (-0.000698131700797738) rotate (0.257086998818765) translate (17.4790059368677cm 7.64040923703649cm)" svg:viewBox="0 0 225 1338" draw:points="0,0 224,0 225,1338 1,1338">
            <text:p/>
          </draw:polygon>
          <draw:polygon draw:style-name="gr59" draw:text-style-name="P1" draw:layer="layout" svg:width="0.223cm" svg:height="1.337cm" draw:transform="skewX (0.000698131700797739) rotate (0.259355926846357) translate (18.1801891220126cm 10.2961097380877cm)" svg:viewBox="0 0 224 1338" draw:points="0,0 224,0 224,1338 0,1338">
            <text:p/>
          </draw:polygon>
        </draw:g>
        <draw:custom-shape draw:style-name="gr59" draw:text-style-name="P1" draw:layer="layout" svg:width="3.076cm" svg:height="1.505cm" svg:x="17.371cm" svg:y="8.678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1.282cm" svg:height="1.281cm" svg:x="17.563cm" svg:y="8.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 draw:layer="layout" svg:width="1.282cm" svg:height="1.281cm" svg:x="18.941cm" svg:y="8.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標準">
        <draw:custom-shape draw:style-name="gr32" draw:text-style-name="P1" draw:layer="layout" svg:width="29.7cm" svg:height="20.2cm" svg:x="0cm" svg:y="0cm">
          <text:p/>
          <draw:enhanced-geometry svg:viewBox="0 0 21600 21600" draw:type="rectangle" draw:enhanced-path="M 0 0 L 21600 0 21600 21600 0 21600 0 0 Z N"/>
        </draw:custom-shape>
        <draw:polygon draw:style-name="gr10" draw:text-style-name="P1" draw:layer="layout" svg:width="2.899cm" svg:height="1.299cm" svg:x="2.7cm" svg:y="8.6cm" svg:viewBox="0 0 2900 1300" draw:points="0,1300 1900,0 1200,900 1900,400 2000,700 2900,500 2000,1000">
          <text:p/>
        </draw:polygon>
        <draw:polygon draw:style-name="gr10" draw:text-style-name="P1" draw:layer="layout" svg:width="7.999cm" svg:height="12.999cm" svg:x="5.1cm" svg:y="0.7cm" svg:viewBox="0 0 8000 13000" draw:points="8000,13000 7400,10600 800,900 2000,600 3600,700 2200,0 0,800">
          <text:p/>
        </draw:polygon>
        <draw:polygon draw:style-name="gr10" draw:text-style-name="P1" draw:layer="layout" svg:width="2.599cm" svg:height="0.999cm" svg:x="3.1cm" svg:y="13.4cm" svg:viewBox="0 0 2600 1000" draw:points="0,1000 1600,0 900,900 1600,400 1700,700 2600,500 1700,1000">
          <text:p/>
        </draw:polygon>
        <draw:path draw:style-name="gr10" draw:text-style-name="P1" draw:layer="layout" svg:width="17.058cm" svg:height="16.204cm" svg:x="12.9cm" svg:y="0.095cm" svg:viewBox="0 0 17059 16205" svg:d="m1100 0h15959l-259 11199c-5800-1000-10200 5406-16800 2300 0 0 8300 7100 10700-1700 353-1294-9600-11799-9600-11799z">
          <text:p/>
        </draw:path>
        <draw:path draw:style-name="gr38" draw:text-style-name="P1" draw:layer="layout" svg:width="13.499cm" svg:height="10.681cm" svg:x="16.4cm" svg:y="0.001cm" svg:viewBox="0 0 13500 10682" svg:d="m0 0 13486 100 14 9599-900 500c2600 100-3000 700-4500 400-1315-263-8100-10599-8100-10599z">
          <text:p/>
        </draw:path>
      </draw:page>
      <draw:page draw:name="page26" draw:style-name="dp1" draw:master-page-name="標準">
        <draw:custom-shape draw:style-name="gr32" draw:text-style-name="P1" draw:layer="layout" svg:width="29.7cm" svg:height="14.4cm" svg:x="0cm" svg:y="6.6cm">
          <text:p/>
          <draw:enhanced-geometry svg:viewBox="0 0 21600 21600" draw:mirror-vertical="true" draw:type="rectangle" draw:enhanced-path="M 0 0 L 21600 0 21600 21600 0 21600 0 0 Z N"/>
        </draw:custom-shape>
        <draw:custom-shape draw:style-name="gr32" draw:text-style-name="P1" draw:layer="layout" svg:width="29.7cm" svg:height="4.5cm" svg:x="0cm" svg:y="0cm">
          <text:p/>
          <draw:enhanced-geometry svg:viewBox="0 0 21600 21600" draw:type="rectangle" draw:enhanced-path="M 0 0 L 21600 0 21600 21600 0 21600 0 0 Z N"/>
        </draw:custom-shape>
        <draw:polygon draw:style-name="gr10" draw:text-style-name="P1" draw:layer="layout" svg:width="2.899cm" svg:height="1.299cm" svg:x="2.7cm" svg:y="8.6cm" svg:viewBox="0 0 2900 1300" draw:points="0,1300 1900,0 1200,900 1900,400 2000,700 2900,500 2000,1000">
          <text:p/>
        </draw:polygon>
        <draw:polygon draw:style-name="gr10" draw:text-style-name="P1" draw:layer="layout" svg:width="2.599cm" svg:height="0.999cm" svg:x="3.1cm" svg:y="13.4cm" svg:viewBox="0 0 2600 1000" draw:points="0,1000 1600,0 900,900 1600,400 1700,700 2600,500 1700,1000">
          <text:p/>
        </draw:polygon>
        <draw:path draw:style-name="gr10" draw:text-style-name="P1" draw:layer="layout" svg:width="19.958cm" svg:height="14.504cm" svg:x="10cm" svg:y="0.095cm" svg:viewBox="0 0 19959 14505" svg:d="m4000 0h15959l-259 11199c-5800-1000-14500 706-19700 3306 4100-4900 2500-1100 4900-9900 353-1294-900-4605-900-4605z">
          <text:p/>
        </draw:path>
        <draw:path draw:style-name="gr38" draw:text-style-name="P1" draw:layer="layout" svg:width="13.499cm" svg:height="9.698cm" svg:x="16.4cm" svg:y="0.001cm" svg:viewBox="0 0 13500 9699" svg:d="m0 0 13486 100 14 9599-4400-4300c2600 100-2300 1600-3800 1300-1315-263-5300-6699-5300-6699z">
          <text:p/>
        </draw:path>
        <draw:polygon draw:style-name="gr17" draw:text-style-name="P1" draw:layer="layout" svg:width="1.699cm" svg:height="8.199cm" svg:x="8.7cm" svg:y="6.2cm" svg:viewBox="0 0 1700 8200" draw:points="0,8200 500,0 1400,0 1700,8200">
          <text:p/>
        </draw:polygon>
        <draw:custom-shape draw:style-name="gr17" draw:text-style-name="P1" draw:layer="layout" svg:width="1.2cm" svg:height="1.2cm" svg:x="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1.4cm" svg:height="1cm" svg:x="8.9cm" svg:y="5.2cm">
          <text:p/>
          <draw:enhanced-geometry svg:viewBox="0 0 21600 21600" draw:type="rectangle" draw:enhanced-path="M 0 0 L 21600 0 21600 21600 0 21600 0 0 Z N"/>
        </draw:custom-shape>
        <draw:custom-shape draw:style-name="gr76" draw:text-style-name="P1" draw:layer="layout" svg:width="1.4cm" svg:height="0.9cm" svg:x="8.9cm" svg:y="5.3cm">
          <text:p/>
          <draw:enhanced-geometry svg:viewBox="0 0 21600 21600" draw:type="rectangle" draw:enhanced-path="M 0 0 L 21600 0 21600 21600 0 21600 0 0 Z N"/>
        </draw:custom-shape>
        <draw:custom-shape draw:style-name="gr46" draw:text-style-name="P1" draw:layer="layout" svg:width="3.5cm" svg:height="1.5cm" svg:x="7.7cm" svg:y="13.3cm">
          <text:p/>
          <draw:enhanced-geometry svg:viewBox="0 0 21600 21600" draw:type="rectangle" draw:enhanced-path="M 0 0 L 21600 0 21600 21600 0 21600 0 0 Z N"/>
        </draw:custom-shape>
        <draw:polygon draw:style-name="gr77" draw:text-style-name="P1" draw:layer="layout" svg:width="16.499cm" svg:height="2.099cm" svg:x="9.7cm" svg:y="4.4cm" svg:viewBox="0 0 16500 2100" draw:points="307,1200 16500,0 16500,2100 0,1500">
          <text:p/>
        </draw:polygon>
        <draw:polygon draw:style-name="gr78" draw:text-style-name="P1" draw:layer="layout" svg:width="10.099cm" svg:height="2.099cm" svg:x="0cm" svg:y="4.4cm" svg:viewBox="0 0 10100 2100" draw:points="9912,1200 0,0 0,2100 10100,1500">
          <text:p/>
        </draw:polygon>
      </draw:page>
      <draw:page draw:name="page27" draw:style-name="dp1" draw:master-page-name="標準">
        <draw:custom-shape draw:style-name="gr32" draw:text-style-name="P1" draw:layer="layout" svg:width="29.7cm" svg:height="20.2cm" svg:x="0cm" svg:y="0cm">
          <text:p/>
          <draw:enhanced-geometry svg:viewBox="0 0 21600 21600" draw:type="rectangle" draw:enhanced-path="M 0 0 L 21600 0 21600 21600 0 21600 0 0 Z N"/>
        </draw:custom-shape>
        <draw:path draw:style-name="gr10" draw:text-style-name="P1" draw:layer="layout" svg:width="25.917cm" svg:height="17.549cm" svg:x="4.082cm" svg:y="-0.05cm" svg:viewBox="0 0 25918 17550" svg:d="m9959 0h15959l-259 11199c-5800-1000-19000 9306-24800 5506-3300-5600 3800-4900 6200-13700 353-1294 2900-3005 2900-3005z">
          <text:p/>
        </draw:path>
        <draw:path draw:style-name="gr38" draw:text-style-name="P1" draw:layer="layout" svg:width="23.78cm" svg:height="15.898cm" svg:x="6.119cm" svg:y="0.001cm" svg:viewBox="0 0 23781 15899" svg:d="m10281 0 13486 100 14 9599-23200 6200c-3400-4400 9300-12300 7800-12600-1315-263 1900-3299 1900-3299z">
          <text:p/>
        </draw:path>
        <draw:g>
          <draw:custom-shape draw:style-name="gr17" draw:text-style-name="P1" draw:layer="layout" svg:width="7.3cm" svg:height="3.9cm" svg:x="16.6cm" svg:y="9.1cm">
            <text:p/>
            <draw:enhanced-geometry svg:viewBox="0 0 21600 21600" draw:type="rectangle" draw:enhanced-path="M 0 0 L 21600 0 21600 21600 0 21600 0 0 Z N"/>
          </draw:custom-shape>
          <draw:custom-shape draw:style-name="gr18" draw:text-style-name="P1" draw:layer="layout" svg:width="9.3cm" svg:height="2.2cm" svg:x="15.6cm" svg:y="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9" draw:text-style-name="P1" draw:layer="layout" svg:width="5.099cm" svg:height="3.2cm" svg:x="17.7cm" svg:y="9.5cm">
            <text:p/>
            <draw:enhanced-geometry svg:viewBox="0 0 21600 21600" draw:type="rectangle" draw:enhanced-path="M 0 0 L 21600 0 21600 21600 0 21600 0 0 Z N"/>
          </draw:custom-shape>
          <draw:path draw:style-name="gr20" draw:text-style-name="P1" draw:layer="layout" svg:width="5.099cm" svg:height="3.2cm" svg:x="17.7cm" svg:y="9.5cm" svg:viewBox="0 0 5100 3201" svg:d="m2450 0h199v1538h2451v124h-2451v1539h-199v-1539h-2450v-124h2450zm-2450-1538zm5100 3201z">
            <text:p/>
          </draw:path>
        </draw:g>
      </draw:page>
      <draw:page draw:name="page28" draw:style-name="dp1" draw:master-page-name="標準">
        <draw:custom-shape draw:style-name="gr32" draw:text-style-name="P1" draw:layer="layout" svg:width="29.7cm" svg:height="20.2cm" svg:x="0cm" svg:y="0cm">
          <text:p/>
          <draw:enhanced-geometry svg:viewBox="0 0 21600 21600" draw:type="rectangle" draw:enhanced-path="M 0 0 L 21600 0 21600 21600 0 21600 0 0 Z N"/>
        </draw:custom-shape>
        <draw:polygon draw:style-name="gr10" draw:text-style-name="P1" draw:layer="layout" svg:width="2.899cm" svg:height="1.299cm" svg:x="2.7cm" svg:y="8.6cm" svg:viewBox="0 0 2900 1300" draw:points="0,1300 1900,0 1200,900 1900,400 2000,700 2900,500 2000,1000">
          <text:p/>
        </draw:polygon>
        <draw:polygon draw:style-name="gr10" draw:text-style-name="P1" draw:layer="layout" svg:width="2.599cm" svg:height="0.999cm" svg:x="3.1cm" svg:y="13.4cm" svg:viewBox="0 0 2600 1000" draw:points="0,1000 1600,0 900,900 1600,400 1700,700 2600,500 1700,1000">
          <text:p/>
        </draw:polygon>
        <draw:path draw:style-name="gr10" draw:text-style-name="P1" draw:layer="layout" svg:width="16.431cm" svg:height="12.32cm" svg:x="13.527cm" svg:y="0.095cm" svg:viewBox="0 0 16432 12321" svg:d="m553 0h15879l-258 11122c-5771-993-1201-8717-4201-8317-6800-2600-700 11800-4400 9200-10500 500-7020-12005-7020-12005z">
          <text:p/>
        </draw:path>
        <draw:path draw:style-name="gr38" draw:text-style-name="P1" draw:layer="layout" svg:width="13.485cm" svg:height="9.598cm" svg:x="16.4cm" svg:y="0.001cm" svg:viewBox="0 0 13486 9599" svg:d="m0 0 13486 100-186 9499-2400-8400c-11600-700-7700 7700-9200 7400-1315-263-1700-8599-1700-8599z">
          <text:p/>
        </draw:path>
        <draw:g>
          <draw:polygon draw:style-name="gr54" draw:text-style-name="P1" draw:layer="layout" svg:width="4.254cm" svg:height="3.477cm" draw:transform="skewX (-0.348018652847669) rotate (-0.34819318577287) translate (13.6003315683571cm 5.03525327102311cm)" svg:viewBox="0 0 4255 3478" draw:points="0,1786 3574,0 4255,1128 1362,3478">
            <text:p/>
          </draw:polygon>
          <draw:polygon draw:style-name="gr79" draw:text-style-name="P1" draw:layer="layout" svg:width="1.192cm" svg:height="1.127cm" draw:transform="skewX (-0.346796922371273) rotate (-0.348193185772869) translate (16.1601840606767cm 6.36440904117856cm)" svg:viewBox="0 0 1193 1128" draw:points="1193,1034 170,0 0,94 1023,1128">
            <text:p/>
          </draw:polygon>
          <draw:polygon draw:style-name="gr80" draw:text-style-name="P1" draw:layer="layout" svg:width="1.191cm" svg:height="1.221cm" draw:transform="skewX (-0.348542251623268) rotate (-0.348542251623268) translate (15.6800361674693cm 6.49004165882818cm)" svg:viewBox="0 0 1192 1222" draw:points="1192,1128 170,0 0,0 1192,1222">
            <text:p/>
          </draw:polygon>
          <draw:polygon draw:style-name="gr81" draw:text-style-name="P1" draw:layer="layout" svg:width="1.02cm" svg:height="1.127cm" draw:transform="skewX (-0.34784411992247) rotate (-0.34801865284767) translate (16.640070305715cm 6.23864983127748cm)" svg:viewBox="0 0 1021 1128" draw:points="1021,1034 170,0 0,94 851,1128">
            <text:p/>
          </draw:polygon>
          <draw:polygon draw:style-name="gr82" draw:text-style-name="P1" draw:layer="layout" svg:width="1.361cm" svg:height="1.315cm" draw:transform="skewX (-0.34766958699727) rotate (-0.34801865284767) translate (15.3600654921706cm 6.47398013009775cm)" svg:viewBox="0 0 1362 1316" draw:points="1362,1222 170,0 0,94 1192,1316">
            <text:p/>
          </draw:polygon>
          <draw:polygon draw:style-name="gr83" draw:text-style-name="P1" draw:layer="layout" svg:width="2.041cm" svg:height="1.503cm" draw:transform="skewX (-0.348193185772869) rotate (-0.34801865284767) translate (14.5599643559681cm 6.3836397652626cm)" svg:viewBox="0 0 2042 1504" draw:points="2042,1316 681,0 0,282 1532,1504">
            <text:p/>
          </draw:polygon>
          <draw:polygon draw:style-name="gr84" draw:text-style-name="P1" draw:layer="layout" svg:width="1.871cm" svg:height="1.691cm" draw:transform="skewX (-0.348193185772869) rotate (-0.34801865284767) translate (13.75996789318cm 6.59318564414723cm)" svg:viewBox="0 0 1872 1692" draw:points="1872,1410 511,0 0,188 1532,1692">
            <text:p/>
          </draw:polygon>
          <draw:polygon draw:style-name="gr80" draw:text-style-name="P1" draw:layer="layout" svg:width="1.19cm" svg:height="1.127cm" draw:transform="skewX (-0.348542251623268) rotate (-0.348367718698069) translate (15.8400389451702cm 6.54815777204925cm)" svg:viewBox="0 0 1191 1128" draw:points="1191,1128 170,0 0,0 1021,1128">
            <text:p/>
          </draw:polygon>
          <draw:polygon draw:style-name="gr85" draw:text-style-name="P1" draw:layer="layout" svg:width="1.02cm" svg:height="1.033cm" draw:transform="skewX (-0.348716784548467) rotate (-0.348367718698069) translate (16.4800500692097cm 6.38049578512908cm)" svg:viewBox="0 0 1021 1034" draw:points="1021,1034 170,0 0,0">
            <text:p/>
          </draw:polygon>
          <draw:polygon draw:style-name="gr80" draw:text-style-name="P1" draw:layer="layout" svg:width="1.19cm" svg:height="1.221cm" draw:transform="skewX (-0.348542251623268) rotate (-0.348367718698069) translate (15.8400389451702cm 6.34815777204925cm)" svg:viewBox="0 0 1191 1222" draw:points="1191,1128 170,0 0,0 1191,1222">
            <text:p/>
          </draw:polygon>
        </draw:g>
        <draw:g>
          <draw:polygon draw:style-name="gr54" draw:text-style-name="P1" draw:layer="layout" svg:width="3.799cm" svg:height="3.699cm" draw:transform="rotate (-0.390779219521531) translate (14.2439178577933cm 3.58373970864869cm)" svg:viewBox="0 0 3800 3700" draw:points="0,1900 3192,0 3800,1200 1216,3700">
            <text:p/>
          </draw:polygon>
          <draw:polygon draw:style-name="gr79" draw:text-style-name="P1" draw:layer="layout" svg:width="1.063cm" svg:height="1.199cm" draw:transform="rotate (-0.390779219521531) translate (16.3402119252462cm 4.87995542478617cm)" svg:viewBox="0 0 1064 1200" draw:points="1064,1100 152,0 0,100 912,1200">
            <text:p/>
          </draw:polygon>
          <draw:polygon draw:style-name="gr80" draw:text-style-name="P1" draw:layer="layout" svg:width="1.063cm" svg:height="1.299cm" draw:transform="rotate (-0.390779219521531) translate (15.80431591004cm 4.98364467633207cm)" svg:viewBox="0 0 1064 1300" draw:points="1064,1200 152,0 0,0 1064,1300">
            <text:p/>
          </draw:polygon>
          <draw:polygon draw:style-name="gr81" draw:text-style-name="P1" draw:layer="layout" svg:width="0.911cm" svg:height="1.199cm" draw:transform="rotate (-0.390779219521531) translate (16.8761079404524cm 4.77626617324026cm)" svg:viewBox="0 0 912 1200" draw:points="912,1100 152,0 0,100 760,1200">
            <text:p/>
          </draw:polygon>
          <draw:polygon draw:style-name="gr82" draw:text-style-name="P1" draw:layer="layout" svg:width="1.215cm" svg:height="1.399cm" draw:transform="rotate (-0.390779219521531) translate (15.4851428005849cm 4.96030959114357cm)" svg:viewBox="0 0 1216 1400" draw:points="1216,1300 152,0 0,100 1064,1400">
            <text:p/>
          </draw:polygon>
          <draw:polygon draw:style-name="gr83" draw:text-style-name="P1" draw:layer="layout" svg:width="1.823cm" svg:height="1.599cm" draw:transform="rotate (-0.390779219521531) translate (14.7062554772883cm 4.8557412517294cm)" svg:viewBox="0 0 1824 1600" draw:points="1824,1400 608,0 0,300 1368,1600">
            <text:p/>
          </draw:polygon>
          <draw:polygon draw:style-name="gr84" draw:text-style-name="P1" draw:layer="layout" svg:width="1.671cm" svg:height="1.799cm" draw:transform="rotate (-0.390779219521531) translate (13.8130954519447cm 5.02855667097258cm)" svg:viewBox="0 0 1672 1800" draw:points="1672,1500 456,0 0,200 1368,1800">
            <text:p/>
          </draw:polygon>
          <draw:polygon draw:style-name="gr80" draw:text-style-name="P1" draw:layer="layout" svg:width="1.063cm" svg:height="1.199cm" draw:transform="rotate (-0.390779219521531) translate (15.9448570144264cm 5.04154284536922cm)" svg:viewBox="0 0 1064 1200" draw:points="1064,1200 152,0 0,0 912,1200">
            <text:p/>
          </draw:polygon>
          <draw:polygon draw:style-name="gr85" draw:text-style-name="P1" draw:layer="layout" svg:width="0.911cm" svg:height="1.099cm" draw:transform="rotate (-0.390779219521531) translate (16.6593850347013cm 4.90329050997468cm)" svg:viewBox="0 0 912 1100" draw:points="912,1100 152,0 0,0">
            <text:p/>
          </draw:polygon>
          <draw:polygon draw:style-name="gr80" draw:text-style-name="P1" draw:layer="layout" svg:width="1.063cm" svg:height="1.299cm" draw:transform="rotate (-0.390779219521531) translate (16.0210388157911cm 4.85662033959765cm)" svg:viewBox="0 0 1064 1300" draw:points="1064,1200 152,0 0,0 1064,1300">
            <text:p/>
          </draw:polygon>
        </draw:g>
        <draw:g>
          <draw:polygon draw:style-name="gr54" draw:text-style-name="P1" draw:layer="layout" svg:width="3.999cm" svg:height="3.699cm" draw:transform="rotate (-0.521155314645507) translate (14.0855933634253cm 2.05083276622902cm)" svg:viewBox="0 0 4000 3700" draw:points="0,1900 3360,0 4000,1200 1280,3700">
            <text:p/>
          </draw:polygon>
          <draw:polygon draw:style-name="gr79" draw:text-style-name="P1" draw:layer="layout" svg:width="1.119cm" svg:height="1.199cm" draw:transform="rotate (-0.521155314645507) translate (16.1065864415594cm 3.67230955549678cm)" svg:viewBox="0 0 1120 1200" draw:points="1120,1100 160,0 0,100 960,1200">
            <text:p/>
          </draw:polygon>
          <draw:polygon draw:style-name="gr80" draw:text-style-name="P1" draw:layer="layout" svg:width="1.119cm" svg:height="1.299cm" draw:transform="rotate (-0.521155314645507) translate (15.5409443355757cm 3.69349936291287cm)" svg:viewBox="0 0 1120 1300" draw:points="1120,1200 160,0 0,0 1120,1300">
            <text:p/>
          </draw:polygon>
          <draw:polygon draw:style-name="gr81" draw:text-style-name="P1" draw:layer="layout" svg:width="0.959cm" svg:height="1.199cm" draw:transform="rotate (-0.521155314645507) translate (16.6722285475431cm 3.6511197480807cm)" svg:viewBox="0 0 960 1200" draw:points="960,1100 160,0 0,100 800,1200">
            <text:p/>
          </draw:polygon>
          <draw:polygon draw:style-name="gr82" draw:text-style-name="P1" draw:layer="layout" svg:width="1.279cm" svg:height="1.399cm" draw:transform="rotate (-0.521155314645507) translate (15.2136378392755cm 3.62090144641591cm)" svg:viewBox="0 0 1280 1400" draw:points="1280,1300 160,0 0,100 1120,1400">
            <text:p/>
          </draw:polygon>
          <draw:polygon draw:style-name="gr83" draw:text-style-name="P1" draw:layer="layout" svg:width="1.919cm" svg:height="1.599cm" draw:transform="rotate (-0.521155314645507) translate (14.4202657190362cm 3.39604442778635cm)" svg:viewBox="0 0 1920 1600" draw:points="1920,1400 640,0 0,300 1440,1600">
            <text:p/>
          </draw:polygon>
          <draw:polygon draw:style-name="gr84" draw:text-style-name="P1" draw:layer="layout" svg:width="1.759cm" svg:height="1.799cm" draw:transform="rotate (-0.521155314645508) translate (13.4775288757301cm 3.43136077347983cm)" svg:viewBox="0 0 1760 1800" draw:points="1760,1500 480,0 0,200 1440,1800">
            <text:p/>
          </draw:polygon>
          <draw:polygon draw:style-name="gr80" draw:text-style-name="P1" draw:layer="layout" svg:width="1.119cm" svg:height="1.199cm" draw:transform="rotate (-0.521155314645508) translate (15.6797034632147cm 3.77316054854852cm)" svg:viewBox="0 0 1120 1200" draw:points="1120,1200 160,0 0,0 960,1200">
            <text:p/>
          </draw:polygon>
          <draw:polygon draw:style-name="gr85" draw:text-style-name="P1" draw:layer="layout" svg:width="0.959cm" svg:height="1.099cm" draw:transform="rotate (-0.521155314645507) translate (16.4338929378596cm 3.74490747199373cm)" svg:viewBox="0 0 960 1100" draw:points="960,1100 160,0 0,0">
            <text:p/>
          </draw:polygon>
          <draw:polygon draw:style-name="gr80" draw:text-style-name="P1" draw:layer="layout" svg:width="1.119cm" svg:height="1.299cm" draw:transform="rotate (-0.521155314645508) translate (15.7792799452592cm 3.59971163899983cm)" svg:viewBox="0 0 1120 1300" draw:points="1120,1200 160,0 0,0 1120,1300">
            <text:p/>
          </draw:polygon>
        </draw:g>
        <draw:g>
          <draw:polygon draw:style-name="gr54" draw:text-style-name="P1" draw:layer="layout" svg:width="3.705cm" svg:height="3.755cm" draw:transform="skewX (-0.125489173218392) rotate (-0.393920812175121) translate (13.604263092838cm 1.09476101691374cm)" svg:viewBox="0 0 3706 3756" draw:points="0,1928 3113,0 3706,1218 1185,3756">
            <text:p/>
          </draw:polygon>
          <draw:polygon draw:style-name="gr79" draw:text-style-name="P1" draw:layer="layout" svg:width="1.036cm" svg:height="1.217cm" draw:transform="skewX (-0.125838239068791) rotate (-0.39409534510032) translate (15.6858794271619cm 2.39963194741201cm)" svg:viewBox="0 0 1037 1218" draw:points="1037,1117 148,0 0,102 889,1218">
            <text:p/>
          </draw:polygon>
          <draw:polygon draw:style-name="gr80" draw:text-style-name="P1" draw:layer="layout" svg:width="1.036cm" svg:height="1.318cm" draw:transform="skewX (-0.126536370769589) rotate (-0.394968009726317) translate (15.1938846174575cm 2.52475952020853cm)" svg:viewBox="0 0 1037 1319" draw:points="1037,1217 148,0 0,0 1037,1319">
            <text:p/>
          </draw:polygon>
          <draw:polygon draw:style-name="gr81" draw:text-style-name="P1" draw:layer="layout" svg:width="0.888cm" svg:height="1.218cm" draw:transform="skewX (-0.124965574442794) rotate (-0.393746279249921) translate (16.1779782850782cm 2.2744635643713cm)" svg:viewBox="0 0 889 1219" draw:points="889,1117 148,0 0,101 741,1219">
            <text:p/>
          </draw:polygon>
          <draw:polygon draw:style-name="gr82" draw:text-style-name="P1" draw:layer="layout" svg:width="1.185cm" svg:height="1.421cm" draw:transform="skewX (-0.125314640293193) rotate (-0.393920812175121) translate (14.8929582301966cm 2.50974316145116cm)" svg:viewBox="0 0 1186 1422" draw:points="1186,1320 148,0 0,102 1038,1422">
            <text:p/>
          </draw:polygon>
          <draw:polygon draw:style-name="gr83" draw:text-style-name="P1" draw:layer="layout" svg:width="1.777cm" svg:height="1.624cm" draw:transform="skewX (-0.125489173218392) rotate (-0.393920812175121) translate (14.1542550221682cm 2.42254650421835cm)" svg:viewBox="0 0 1778 1625" draw:points="1778,1422 593,0 0,304 1334,1625">
            <text:p/>
          </draw:polygon>
          <draw:polygon draw:style-name="gr84" draw:text-style-name="P1" draw:layer="layout" svg:width="1.63cm" svg:height="1.827cm" draw:transform="skewX (-0.124616508592395) rotate (-0.393920812175121) translate (13.3343398796458cm 2.63133083283979cm)" svg:viewBox="0 0 1631 1828" draw:points="1631,1523 445,0 0,203 1335,1828">
            <text:p/>
          </draw:polygon>
          <draw:polygon draw:style-name="gr80" draw:text-style-name="P1" draw:layer="layout" svg:width="1.036cm" svg:height="1.217cm" draw:transform="skewX (-0.126536370769589) rotate (-0.394968009726317) translate (15.3307483552442cm 2.58167312252258cm)" svg:viewBox="0 0 1037 1218" draw:points="1037,1217 148,0 0,0 889,1218">
            <text:p/>
          </draw:polygon>
          <draw:polygon draw:style-name="gr85" draw:text-style-name="P1" draw:layer="layout" svg:width="0.887cm" svg:height="1.116cm" draw:transform="skewX (-0.126536370769589) rotate (-0.39426987802552) translate (15.9868044546409cm 2.41478784509109cm)" svg:viewBox="0 0 888 1117" draw:points="888,1117 148,0 0,0">
            <text:p/>
          </draw:polygon>
          <draw:polygon draw:style-name="gr80" draw:text-style-name="P1" draw:layer="layout" svg:width="1.036cm" svg:height="1.318cm" draw:transform="skewX (-0.126536370769589) rotate (-0.394968009726317) translate (15.3850627717227cm 2.3843529920549cm)" svg:viewBox="0 0 1037 1319" draw:points="1037,1217 148,0 0,0 1037,1319">
            <text:p/>
          </draw:polygon>
        </draw:g>
        <draw:g>
          <draw:polygon draw:style-name="gr54" draw:text-style-name="P1" draw:layer="layout" svg:width="3.92cm" svg:height="2.214cm" draw:transform="skewX (0.258134196369961) rotate (-2.25705978867907) translate (17.0743229976031cm 1.71907090122616cm)" svg:viewBox="0 0 3921 2215" draw:points="3921,1137 628,0 0,719 2666,2215">
            <text:p/>
          </draw:polygon>
          <draw:polygon draw:style-name="gr79" draw:text-style-name="P1" draw:layer="layout" svg:width="1.097cm" svg:height="0.717cm" draw:transform="skewX (0.25865779514556) rotate (-2.25671072282867) translate (16.7300940142415cm 1.76089981712779cm)" svg:viewBox="0 0 1098 718" draw:points="0,658 941,0 1098,60 157,718">
            <text:p/>
          </draw:polygon>
          <draw:polygon draw:style-name="gr80" draw:text-style-name="P1" draw:layer="layout" svg:width="1.097cm" svg:height="0.778cm" draw:transform="skewX (0.257610597594363) rotate (-2.25740885452947) translate (16.3236719829743cm 1.97479367867928cm)" svg:viewBox="0 0 1098 779" draw:points="0,719 941,0 1098,0 0,779">
            <text:p/>
          </draw:polygon>
          <draw:polygon draw:style-name="gr81" draw:text-style-name="P1" draw:layer="layout" svg:width="0.939cm" svg:height="0.717cm" draw:transform="skewX (0.260054058547155) rotate (-2.25671072282867) translate (17.0371572823018cm 1.66953496675102cm)" svg:viewBox="0 0 940 718" draw:points="0,658 783,0 940,60 157,718">
            <text:p/>
          </draw:polygon>
          <draw:polygon draw:style-name="gr82" draw:text-style-name="P1" draw:layer="layout" svg:width="1.252cm" svg:height="0.838cm" draw:transform="skewX (0.260054058547155) rotate (-2.25758338745467) translate (16.1867234469122cm 2.04781390363082cm)" svg:viewBox="0 0 1253 839" draw:points="0,779 1096,0 1253,60 157,839">
            <text:p/>
          </draw:polygon>
          <draw:polygon draw:style-name="gr83" draw:text-style-name="P1" draw:layer="layout" svg:width="1.881cm" svg:height="0.958cm" draw:transform="skewX (0.258134196369961) rotate (-2.25758338745467) translate (16.0158016627466cm 2.06766233508809cm)" svg:viewBox="0 0 1882 959" draw:points="0,839 1254,0 1882,179 471,959">
            <text:p/>
          </draw:polygon>
          <draw:polygon draw:style-name="gr84" draw:text-style-name="P1" draw:layer="layout" svg:width="1.724cm" svg:height="1.076cm" draw:transform="skewX (0.259181393921158) rotate (-2.25653618990347) translate (15.2372025690403cm 2.54378793179462cm)" svg:viewBox="0 0 1725 1077" draw:points="0,897 1255,0 1725,120 314,1077">
            <text:p/>
          </draw:polygon>
          <draw:polygon draw:style-name="gr80" draw:text-style-name="P1" draw:layer="layout" svg:width="1.099cm" svg:height="0.716cm" draw:transform="skewX (0.257086998818765) rotate (-2.25583805820267) translate (16.4231240685063cm 1.85092508896737cm)" svg:viewBox="0 0 1100 717" draw:points="0,717 943,0 1100,0 157,717">
            <text:p/>
          </draw:polygon>
          <draw:polygon draw:style-name="gr85" draw:text-style-name="P1" draw:layer="layout" svg:width="0.94cm" svg:height="0.657cm" draw:transform="skewX (0.259530459771557) rotate (-2.25618712405307) translate (16.8653987362507cm 1.68961328864942cm)" svg:viewBox="0 0 941 658" draw:points="0,658 784,0 941,0">
            <text:p/>
          </draw:polygon>
          <draw:polygon draw:style-name="gr80" draw:text-style-name="P1" draw:layer="layout" svg:width="1.097cm" svg:height="0.776cm" draw:transform="skewX (0.259530459771557) rotate (-2.25583805820267) translate (16.4945305198714cm 1.95273328582756cm)" svg:viewBox="0 0 1098 777" draw:points="0,717 941,0 1098,0 0,777">
            <text:p/>
          </draw:polygon>
        </draw:g>
        <draw:g>
          <draw:polygon draw:style-name="gr54" draw:text-style-name="P1" draw:layer="layout" svg:width="2.499cm" svg:height="3.699cm" draw:transform="rotate (-0.750142512507163) translate (15.1367349524009cm -1.25262346577642cm)" svg:viewBox="0 0 2500 3700" draw:points="0,1900 2100,0 2500,1200 800,3700">
            <text:p/>
          </draw:polygon>
          <draw:polygon draw:style-name="gr79" draw:text-style-name="P1" draw:layer="layout" svg:width="0.699cm" svg:height="1.199cm" draw:transform="rotate (-0.750142512507163) translate (16.0345844922668cm 0.13080206664755cm)" svg:viewBox="0 0 700 1200" draw:points="700,1100 100,0 0,100 600,1200">
            <text:p/>
          </draw:polygon>
          <draw:polygon draw:style-name="gr80" draw:text-style-name="P1" draw:layer="layout" svg:width="0.699cm" svg:height="1.299cm" draw:transform="rotate (-0.750142512507163) translate (15.6105840680734cm 0.145756674091274cm)" svg:viewBox="0 0 700 1300" draw:points="700,1200 100,0 0,0 700,1300">
            <text:p/>
          </draw:polygon>
          <draw:polygon draw:style-name="gr81" draw:text-style-name="P1" draw:layer="layout" svg:width="0.599cm" svg:height="1.199cm" draw:transform="rotate (-0.750142512507163) translate (16.4585849164602cm 0.11584745920383cm)" svg:viewBox="0 0 600 1200" draw:points="600,1100 100,0 0,100 500,1200">
            <text:p/>
          </draw:polygon>
          <draw:polygon draw:style-name="gr82" draw:text-style-name="P1" draw:layer="layout" svg:width="0.799cm" svg:height="1.399cm" draw:transform="rotate (-0.750142512507163) translate (15.3960914214027cm 0.0825672404475654cm)" svg:viewBox="0 0 800 1400" draw:points="800,1300 100,0 0,100 700,1400">
            <text:p/>
          </draw:polygon>
          <draw:polygon draw:style-name="gr83" draw:text-style-name="P1" draw:layer="layout" svg:width="1.199cm" svg:height="1.599cm" draw:transform="rotate (-0.750142512507163) translate (14.8939469561218cm -0.111985929631471cm)" svg:viewBox="0 0 1200 1600" draw:points="1200,1400 400,0 0,300 900,1600">
            <text:p/>
          </draw:polygon>
          <draw:polygon draw:style-name="gr84" draw:text-style-name="P1" draw:layer="layout" svg:width="1.099cm" svg:height="1.799cm" draw:transform="rotate (-0.750142512507163) translate (14.1872795824661cm -0.0870615838919348cm)" svg:viewBox="0 0 1100 1800" draw:points="1100,1500 300,0 0,200 900,1800">
            <text:p/>
          </draw:polygon>
          <draw:polygon draw:style-name="gr80" draw:text-style-name="P1" draw:layer="layout" svg:width="0.699cm" svg:height="1.199cm" draw:transform="rotate (-0.750142512507163) translate (15.6837432400129cm 0.213930976882893cm)" svg:viewBox="0 0 700 1200" draw:points="700,1200 100,0 0,0 600,1200">
            <text:p/>
          </draw:polygon>
          <draw:polygon draw:style-name="gr85" draw:text-style-name="P1" draw:layer="layout" svg:width="0.599cm" svg:height="1.099cm" draw:transform="rotate (-0.750142512507163) translate (16.2490771389375cm 0.193991500291261cm)" svg:viewBox="0 0 600 1100" draw:points="600,1100 100,0 0,0">
            <text:p/>
          </draw:polygon>
          <draw:polygon draw:style-name="gr80" draw:text-style-name="P1" draw:layer="layout" svg:width="0.699cm" svg:height="1.299cm" draw:transform="rotate (-0.750142512507163) translate (15.8200918455961cm 0.0676126330038378cm)" svg:viewBox="0 0 700 1300" draw:points="700,1200 100,0 0,0 700,1300">
            <text:p/>
          </draw:polygon>
        </draw:g>
      </draw:page>
      <draw:page draw:name="page29" draw:style-name="dp1" draw:master-page-name="標準">
        <draw:custom-shape draw:style-name="gr32" draw:text-style-name="P1" draw:layer="layout" svg:width="29.7cm" svg:height="21cm" svg:x="0cm" svg:y="0cm">
          <text:p/>
          <draw:enhanced-geometry svg:viewBox="0 0 21600 21600" draw:type="rectangle" draw:enhanced-path="M 0 0 L 21600 0 21600 21600 0 21600 0 0 Z N"/>
        </draw:custom-shape>
        <draw:polygon draw:style-name="gr10" draw:text-style-name="P1" draw:layer="layout" svg:width="2.899cm" svg:height="1.299cm" svg:x="8cm" svg:y="8.1cm" svg:viewBox="0 0 2900 1300" draw:points="0,1300 1900,0 1200,900 1900,400 2000,700 2900,500 2000,1000">
          <text:p/>
        </draw:polygon>
        <draw:polygon draw:style-name="gr10" draw:text-style-name="P1" draw:layer="layout" svg:width="2.599cm" svg:height="0.999cm" svg:x="9.8cm" svg:y="9.1cm" svg:viewBox="0 0 2600 1000" draw:points="0,1000 1600,0 900,900 1600,400 1700,700 2600,500 1700,1000">
          <text:p/>
        </draw:polygon>
        <draw:polygon draw:style-name="gr10" draw:text-style-name="P1" draw:layer="layout" svg:width="2.599cm" svg:height="0.999cm" svg:x="11.5cm" svg:y="11.6cm" svg:viewBox="0 0 2600 1000" draw:points="0,1000 1600,0 900,900 1600,400 1700,700 2600,500 1700,1000">
          <text:p/>
        </draw:polygon>
      </draw:page>
      <draw:page draw:name="page30" draw:style-name="dp1" draw:master-page-name="標準">
        <draw:custom-shape draw:style-name="gr46" draw:text-style-name="P1" draw:layer="layout" svg:width="4.672cm" svg:height="8.91cm" svg:x="11.448cm" svg:y="2.45cm">
          <text:p/>
          <draw:enhanced-geometry svg:viewBox="0 0 21600 21600" draw:mirror-horizontal="false" draw:mirror-vertical="false" draw:type="rectangle" draw:enhanced-path="M 0 0 L 21600 0 21600 21600 0 21600 0 0 Z N"/>
        </draw:custom-shape>
        <draw:custom-shape draw:style-name="gr46" draw:text-style-name="P1" draw:layer="layout" svg:width="4.672cm" svg:height="8.91cm" svg:x="6.667cm" svg:y="2.45cm">
          <text:p/>
          <draw:enhanced-geometry svg:viewBox="0 0 21600 21600" draw:mirror-horizontal="false" draw:mirror-vertical="false" draw:type="rectangle" draw:enhanced-path="M 0 0 L 21600 0 21600 21600 0 21600 0 0 Z N"/>
        </draw:custom-shape>
        <draw:custom-shape draw:style-name="gr46" draw:text-style-name="P1" draw:layer="layout" svg:width="4.672cm" svg:height="8.91cm" svg:x="1.669cm" svg:y="2.45cm">
          <text:p/>
          <draw:enhanced-geometry svg:viewBox="0 0 21600 21600" draw:mirror-horizontal="false" draw:mirror-vertical="false" draw:type="rectangle" draw:enhanced-path="M 0 0 L 21600 0 21600 21600 0 21600 0 0 Z N"/>
        </draw:custom-shape>
        <draw:path draw:style-name="gr86" draw:text-style-name="P1" draw:layer="layout" svg:width="7.08cm" svg:height="6.48cm" svg:x="1.65cm" svg:y="13.52cm" svg:viewBox="0 0 7081 6481" svg:d="m60 6481v-5010l-60-181h5550v5010l61 181zm-5551-6481zm7021 6481z">
          <text:p/>
        </draw:path>
        <draw:custom-shape draw:style-name="gr48" draw:text-style-name="P1" draw:layer="layout" svg:width="5.04cm" svg:height="1.17cm" svg:x="1.92cm" svg:y="15.68cm">
          <text:p/>
          <draw:enhanced-geometry svg:viewBox="0 0 21600 21600" draw:type="rectangle" draw:enhanced-path="M 0 0 L 21600 0 21600 21600 0 21600 0 0 Z N"/>
        </draw:custom-shape>
        <draw:custom-shape draw:style-name="gr48" draw:text-style-name="P1" draw:layer="layout" svg:width="5.04cm" svg:height="1.17cm" svg:x="1.92cm" svg:y="16.94cm">
          <text:p/>
          <draw:enhanced-geometry svg:viewBox="0 0 21600 21600" draw:type="rectangle" draw:enhanced-path="M 0 0 L 21600 0 21600 21600 0 21600 0 0 Z N"/>
        </draw:custom-shape>
        <draw:custom-shape draw:style-name="gr48" draw:text-style-name="P1" draw:layer="layout" svg:width="5.04cm" svg:height="1.17cm" svg:x="1.92cm" svg:y="18.29cm">
          <text:p/>
          <draw:enhanced-geometry svg:viewBox="0 0 21600 21600" draw:type="rectangle" draw:enhanced-path="M 0 0 L 21600 0 21600 21600 0 21600 0 0 Z N"/>
        </draw:custom-shape>
        <draw:g>
          <draw:custom-shape draw:style-name="gr17" draw:text-style-name="P1" draw:layer="layout" svg:width="3.151cm" svg:height="2.607cm" svg:x="7.428cm" svg:y="8.644cm">
            <text:p/>
            <draw:enhanced-geometry svg:viewBox="0 0 21600 21600" draw:mirror-horizontal="false" draw:mirror-vertical="false" draw:type="rectangle" draw:enhanced-path="M 0 0 L 21600 0 21600 21600 0 21600 0 0 Z N"/>
          </draw:custom-shape>
          <draw:custom-shape draw:style-name="gr69" draw:text-style-name="P1" draw:layer="layout" svg:width="4.672cm" svg:height="1.63cm" svg:x="6.776cm" svg:y="7.231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32" draw:text-style-name="P1" draw:layer="layout" svg:width="1.521cm" svg:height="1.304cm" svg:x="7.645cm" svg:y="9.513cm">
            <text:p/>
            <draw:enhanced-geometry svg:viewBox="0 0 21600 21600" draw:mirror-horizontal="false" draw:mirror-vertical="false" draw:type="rectangle" draw:enhanced-path="M 0 0 L 21600 0 21600 21600 0 21600 0 0 Z N"/>
          </draw:custom-shape>
          <draw:custom-shape draw:style-name="gr70" draw:text-style-name="P1" draw:layer="layout" svg:width="1.087cm" svg:height="1.412cm" svg:x="9.492cm" svg:y="9.839cm">
            <text:p/>
            <draw:enhanced-geometry svg:viewBox="0 0 21600 21600" draw:mirror-horizontal="false" draw:mirror-vertical="false" draw:type="rectangle" draw:enhanced-path="M 0 0 L 21600 0 21600 21600 0 21600 0 0 Z N"/>
          </draw:custom-shape>
        </draw:g>
        <draw:g>
          <draw:custom-shape draw:style-name="gr17" draw:text-style-name="P1" draw:layer="layout" svg:width="3.151cm" svg:height="2.607cm" svg:x="11.991cm" svg:y="8.644cm">
            <text:p/>
            <draw:enhanced-geometry svg:viewBox="0 0 21600 21600" draw:mirror-horizontal="false" draw:mirror-vertical="false" draw:type="rectangle" draw:enhanced-path="M 0 0 L 21600 0 21600 21600 0 21600 0 0 Z N"/>
          </draw:custom-shape>
          <draw:custom-shape draw:style-name="gr71" draw:text-style-name="P1" draw:layer="layout" svg:width="4.672cm" svg:height="1.63cm" svg:x="11.339cm" svg:y="7.231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32" draw:text-style-name="P1" draw:layer="layout" svg:width="1.521cm" svg:height="1.304cm" svg:x="12.209cm" svg:y="9.513cm">
            <text:p/>
            <draw:enhanced-geometry svg:viewBox="0 0 21600 21600" draw:mirror-horizontal="false" draw:mirror-vertical="false" draw:type="rectangle" draw:enhanced-path="M 0 0 L 21600 0 21600 21600 0 21600 0 0 Z N"/>
          </draw:custom-shape>
          <draw:custom-shape draw:style-name="gr70" draw:text-style-name="P1" draw:layer="layout" svg:width="1.086cm" svg:height="1.412cm" svg:x="14.056cm" svg:y="9.839cm">
            <text:p/>
            <draw:enhanced-geometry svg:viewBox="0 0 21600 21600" draw:mirror-horizontal="false" draw:mirror-vertical="false" draw:type="rectangle" draw:enhanced-path="M 0 0 L 21600 0 21600 21600 0 21600 0 0 Z N"/>
          </draw:custom-shape>
        </draw:g>
        <draw:g>
          <draw:custom-shape draw:style-name="gr17" draw:text-style-name="P1" draw:layer="layout" svg:width="3.151cm" svg:height="2.607cm" svg:x="2.212cm" svg:y="8.644cm">
            <text:p/>
            <draw:enhanced-geometry svg:viewBox="0 0 21600 21600" draw:mirror-horizontal="false" draw:mirror-vertical="false" draw:type="rectangle" draw:enhanced-path="M 0 0 L 21600 0 21600 21600 0 21600 0 0 Z N"/>
          </draw:custom-shape>
          <draw:custom-shape draw:style-name="gr61" draw:text-style-name="P1" draw:layer="layout" svg:width="4.672cm" svg:height="1.63cm" svg:x="1.56cm" svg:y="7.231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ustom-shape draw:style-name="gr32" draw:text-style-name="P1" draw:layer="layout" svg:width="1.521cm" svg:height="1.304cm" svg:x="2.429cm" svg:y="9.513cm">
            <text:p/>
            <draw:enhanced-geometry svg:viewBox="0 0 21600 21600" draw:mirror-horizontal="false" draw:mirror-vertical="false" draw:type="rectangle" draw:enhanced-path="M 0 0 L 21600 0 21600 21600 0 21600 0 0 Z N"/>
          </draw:custom-shape>
          <draw:custom-shape draw:style-name="gr70" draw:text-style-name="P1" draw:layer="layout" svg:width="1.087cm" svg:height="1.412cm" svg:x="4.276cm" svg:y="9.839cm">
            <text:p/>
            <draw:enhanced-geometry svg:viewBox="0 0 21600 21600" draw:mirror-horizontal="false" draw:mirror-vertical="false" draw:type="rectangle" draw:enhanced-path="M 0 0 L 21600 0 21600 21600 0 21600 0 0 Z N"/>
          </draw:custom-shape>
        </draw:g>
        <draw:custom-shape draw:style-name="gr17" draw:text-style-name="P1" draw:layer="layout" svg:width="0.72cm" svg:height="4.14cm" svg:x="19.11cm" svg:y="14.33cm">
          <text:p/>
          <draw:enhanced-geometry svg:viewBox="0 0 21600 21600" draw:type="rectangle" draw:enhanced-path="M 0 0 L 21600 0 21600 21600 0 21600 0 0 Z N"/>
        </draw:custom-shape>
        <draw:custom-shape draw:style-name="gr17" draw:text-style-name="P1" draw:layer="layout" svg:width="10.8cm" svg:height="3.96cm" svg:x="17.4cm" svg:y="6.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 draw:layer="layout" svg:width="3.15cm" svg:height="3.15cm" svg:x="24.6cm" svg:y="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3.15cm" svg:height="3.15cm" svg:x="21.27cm" svg:y="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3.15cm" svg:height="3.15cm" svg:x="17.85cm" svg:y="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 draw:layer="layout" svg:width="5.04cm" svg:height="1.17cm" svg:x="1.92cm" svg:y="15.68cm">
          <text:p/>
          <draw:enhanced-geometry svg:viewBox="0 0 21600 21600" draw:type="rectangle" draw:enhanced-path="M 0 0 L 21600 0 21600 21600 0 21600 0 0 Z N"/>
        </draw:custom-shape>
        <draw:custom-shape draw:style-name="gr48" draw:text-style-name="P1" draw:layer="layout" svg:width="5.04cm" svg:height="1.17cm" svg:x="1.92cm" svg:y="16.94cm">
          <text:p/>
          <draw:enhanced-geometry svg:viewBox="0 0 21600 21600" draw:type="rectangle" draw:enhanced-path="M 0 0 L 21600 0 21600 21600 0 21600 0 0 Z N"/>
        </draw:custom-shape>
        <draw:custom-shape draw:style-name="gr48" draw:text-style-name="P1" draw:layer="layout" svg:width="5.04cm" svg:height="1.17cm" svg:x="1.92cm" svg:y="18.29cm">
          <text:p/>
          <draw:enhanced-geometry svg:viewBox="0 0 21600 21600" draw:type="rectangle" draw:enhanced-path="M 0 0 L 21600 0 21600 21600 0 21600 0 0 Z N"/>
        </draw:custom-shape>
        <draw:path draw:style-name="gr86" draw:text-style-name="P1" draw:layer="layout" svg:width="3.21cm" svg:height="6.48cm" svg:x="7.079cm" svg:y="13.519cm" svg:viewBox="0 0 3211 6481" svg:d="m27 6481v-5010l-27-181h2517v5010l27 181zm-2517-6481zm3184 6481z">
          <text:p/>
        </draw:path>
        <draw:custom-shape draw:style-name="gr48" draw:text-style-name="P1" draw:layer="layout" svg:width="2.286cm" svg:height="1.17cm" svg:x="7.201cm" svg:y="15.679cm">
          <text:p/>
          <draw:enhanced-geometry svg:viewBox="0 0 21600 21600" draw:type="rectangle" draw:enhanced-path="M 0 0 L 21600 0 21600 21600 0 21600 0 0 Z N"/>
        </draw:custom-shape>
        <draw:custom-shape draw:style-name="gr48" draw:text-style-name="P1" draw:layer="layout" svg:width="2.286cm" svg:height="1.17cm" svg:x="7.201cm" svg:y="16.939cm">
          <text:p/>
          <draw:enhanced-geometry svg:viewBox="0 0 21600 21600" draw:type="rectangle" draw:enhanced-path="M 0 0 L 21600 0 21600 21600 0 21600 0 0 Z N"/>
        </draw:custom-shape>
        <draw:custom-shape draw:style-name="gr48" draw:text-style-name="P1" draw:layer="layout" svg:width="2.286cm" svg:height="1.17cm" svg:x="7.201cm" svg:y="18.289cm">
          <text:p/>
          <draw:enhanced-geometry svg:viewBox="0 0 21600 21600" draw:type="rectangle" draw:enhanced-path="M 0 0 L 21600 0 21600 21600 0 21600 0 0 Z N"/>
        </draw:custom-shape>
        <draw:custom-shape draw:style-name="gr48" draw:text-style-name="P1" draw:layer="layout" svg:width="2.286cm" svg:height="1.17cm" svg:x="7.201cm" svg:y="15.679cm">
          <text:p/>
          <draw:enhanced-geometry svg:viewBox="0 0 21600 21600" draw:type="rectangle" draw:enhanced-path="M 0 0 L 21600 0 21600 21600 0 21600 0 0 Z N"/>
        </draw:custom-shape>
        <draw:custom-shape draw:style-name="gr48" draw:text-style-name="P1" draw:layer="layout" svg:width="2.286cm" svg:height="1.17cm" svg:x="7.201cm" svg:y="16.939cm">
          <text:p/>
          <draw:enhanced-geometry svg:viewBox="0 0 21600 21600" draw:type="rectangle" draw:enhanced-path="M 0 0 L 21600 0 21600 21600 0 21600 0 0 Z N"/>
        </draw:custom-shape>
        <draw:custom-shape draw:style-name="gr48" draw:text-style-name="P1" draw:layer="layout" svg:width="2.286cm" svg:height="1.17cm" svg:x="7.201cm" svg:y="18.289cm">
          <text:p/>
          <draw:enhanced-geometry svg:viewBox="0 0 21600 21600" draw:type="rectangle" draw:enhanced-path="M 0 0 L 21600 0 21600 21600 0 21600 0 0 Z N"/>
        </draw:custom-shape>
        <draw:path draw:style-name="gr86" draw:text-style-name="P1" draw:layer="layout" svg:width="7.08cm" svg:height="6.48cm" svg:x="9.57cm" svg:y="13.521cm" svg:viewBox="0 0 7081 6481" svg:d="m60 6481v-5010l-60-181h5550v5010l61 181zm-5551-6481zm7021 6481z">
          <text:p/>
        </draw:path>
        <draw:custom-shape draw:style-name="gr48" draw:text-style-name="P1" draw:layer="layout" svg:width="5.04cm" svg:height="1.17cm" svg:x="9.84cm" svg:y="15.681cm">
          <text:p/>
          <draw:enhanced-geometry svg:viewBox="0 0 21600 21600" draw:type="rectangle" draw:enhanced-path="M 0 0 L 21600 0 21600 21600 0 21600 0 0 Z N"/>
        </draw:custom-shape>
        <draw:custom-shape draw:style-name="gr48" draw:text-style-name="P1" draw:layer="layout" svg:width="5.04cm" svg:height="1.17cm" svg:x="9.84cm" svg:y="16.941cm">
          <text:p/>
          <draw:enhanced-geometry svg:viewBox="0 0 21600 21600" draw:type="rectangle" draw:enhanced-path="M 0 0 L 21600 0 21600 21600 0 21600 0 0 Z N"/>
        </draw:custom-shape>
        <draw:custom-shape draw:style-name="gr48" draw:text-style-name="P1" draw:layer="layout" svg:width="5.04cm" svg:height="1.17cm" svg:x="9.84cm" svg:y="18.291cm">
          <text:p/>
          <draw:enhanced-geometry svg:viewBox="0 0 21600 21600" draw:type="rectangle" draw:enhanced-path="M 0 0 L 21600 0 21600 21600 0 21600 0 0 Z N"/>
        </draw:custom-shape>
        <draw:custom-shape draw:style-name="gr48" draw:text-style-name="P1" draw:layer="layout" svg:width="5.04cm" svg:height="1.17cm" svg:x="9.84cm" svg:y="15.681cm">
          <text:p/>
          <draw:enhanced-geometry svg:viewBox="0 0 21600 21600" draw:type="rectangle" draw:enhanced-path="M 0 0 L 21600 0 21600 21600 0 21600 0 0 Z N"/>
        </draw:custom-shape>
        <draw:custom-shape draw:style-name="gr48" draw:text-style-name="P1" draw:layer="layout" svg:width="5.04cm" svg:height="1.17cm" svg:x="9.84cm" svg:y="16.941cm">
          <text:p/>
          <draw:enhanced-geometry svg:viewBox="0 0 21600 21600" draw:type="rectangle" draw:enhanced-path="M 0 0 L 21600 0 21600 21600 0 21600 0 0 Z N"/>
        </draw:custom-shape>
        <draw:custom-shape draw:style-name="gr48" draw:text-style-name="P1" draw:layer="layout" svg:width="5.04cm" svg:height="1.17cm" svg:x="9.84cm" svg:y="18.291cm">
          <text:p/>
          <draw:enhanced-geometry svg:viewBox="0 0 21600 21600" draw:type="rectangle" draw:enhanced-path="M 0 0 L 21600 0 21600 21600 0 21600 0 0 Z N"/>
        </draw:custom-shape>
        <draw:path draw:style-name="gr86" draw:text-style-name="P1" draw:layer="layout" svg:width="3.21cm" svg:height="6.48cm" svg:x="14.999cm" svg:y="13.52cm" svg:viewBox="0 0 3211 6481" svg:d="m27 6481v-5010l-27-181h2517v5010l27 181zm-2517-6481zm3184 6481z">
          <text:p/>
        </draw:path>
        <draw:custom-shape draw:style-name="gr48" draw:text-style-name="P1" draw:layer="layout" svg:width="2.286cm" svg:height="1.17cm" svg:x="15.121cm" svg:y="15.68cm">
          <text:p/>
          <draw:enhanced-geometry svg:viewBox="0 0 21600 21600" draw:type="rectangle" draw:enhanced-path="M 0 0 L 21600 0 21600 21600 0 21600 0 0 Z N"/>
        </draw:custom-shape>
        <draw:custom-shape draw:style-name="gr48" draw:text-style-name="P1" draw:layer="layout" svg:width="2.286cm" svg:height="1.17cm" svg:x="15.121cm" svg:y="16.94cm">
          <text:p/>
          <draw:enhanced-geometry svg:viewBox="0 0 21600 21600" draw:type="rectangle" draw:enhanced-path="M 0 0 L 21600 0 21600 21600 0 21600 0 0 Z N"/>
        </draw:custom-shape>
        <draw:custom-shape draw:style-name="gr48" draw:text-style-name="P1" draw:layer="layout" svg:width="2.286cm" svg:height="1.17cm" svg:x="15.121cm" svg:y="18.29cm">
          <text:p/>
          <draw:enhanced-geometry svg:viewBox="0 0 21600 21600" draw:type="rectangle" draw:enhanced-path="M 0 0 L 21600 0 21600 21600 0 21600 0 0 Z N"/>
        </draw:custom-shape>
        <draw:custom-shape draw:style-name="gr48" draw:text-style-name="P1" draw:layer="layout" svg:width="2.286cm" svg:height="1.17cm" svg:x="15.121cm" svg:y="15.68cm">
          <text:p/>
          <draw:enhanced-geometry svg:viewBox="0 0 21600 21600" draw:type="rectangle" draw:enhanced-path="M 0 0 L 21600 0 21600 21600 0 21600 0 0 Z N"/>
        </draw:custom-shape>
        <draw:custom-shape draw:style-name="gr48" draw:text-style-name="P1" draw:layer="layout" svg:width="2.286cm" svg:height="1.17cm" svg:x="15.121cm" svg:y="16.94cm">
          <text:p/>
          <draw:enhanced-geometry svg:viewBox="0 0 21600 21600" draw:type="rectangle" draw:enhanced-path="M 0 0 L 21600 0 21600 21600 0 21600 0 0 Z N"/>
        </draw:custom-shape>
        <draw:custom-shape draw:style-name="gr48" draw:text-style-name="P1" draw:layer="layout" svg:width="2.286cm" svg:height="1.17cm" svg:x="15.121cm" svg:y="18.29cm">
          <text:p/>
          <draw:enhanced-geometry svg:viewBox="0 0 21600 21600" draw:type="rectangle" draw:enhanced-path="M 0 0 L 21600 0 21600 21600 0 21600 0 0 Z N"/>
        </draw:custom-shape>
        <draw:custom-shape draw:style-name="gr46" draw:text-style-name="P1" draw:layer="layout" svg:width="5.4cm" svg:height="2.61cm" svg:x="1.74cm" svg:y="12.26cm">
          <text:p/>
          <draw:enhanced-geometry svg:viewBox="0 0 21600 21600" draw:type="rectangle" draw:enhanced-path="M 0 0 L 21600 0 21600 21600 0 21600 0 0 Z N"/>
        </draw:custom-shape>
        <draw:custom-shape draw:style-name="gr45" draw:text-style-name="P1" draw:layer="layout" svg:width="1.62cm" svg:height="1.62cm" svg:x="2.28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45cm" svg:height="2.7cm" svg:x="1.2cm" svg:y="12.17cm">
          <text:p/>
          <draw:enhanced-geometry svg:viewBox="0 0 21600 21600" draw:type="rectangle" draw:enhanced-path="M 0 0 L 21600 0 21600 21600 0 21600 0 0 Z N"/>
        </draw:custom-shape>
        <draw:custom-shape draw:style-name="gr17" draw:text-style-name="P1" draw:layer="layout" svg:width="0.45cm" svg:height="5.22cm" svg:x="1.2cm" svg:y="14.78cm">
          <text:p/>
          <draw:enhanced-geometry svg:viewBox="0 0 21600 21600" draw:type="rectangle" draw:enhanced-path="M 0 0 L 21600 0 21600 21600 0 21600 0 0 Z N"/>
        </draw:custom-shape>
        <draw:custom-shape draw:style-name="gr17" draw:text-style-name="P1" draw:layer="layout" svg:width="10.8cm" svg:height="3.96cm" svg:x="17.31cm" svg:y="10.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 draw:layer="layout" svg:width="3.15cm" svg:height="3.15cm" svg:x="24.51cm" svg:y="1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1" draw:layer="layout" svg:width="3.15cm" svg:height="3.15cm" svg:x="21.18cm" svg:y="10.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3.15cm" svg:height="3.15cm" svg:x="17.76cm" svg:y="1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71cm" svg:height="4.14cm" svg:x="18.12cm" svg:y="14.33cm">
          <text:p/>
          <draw:enhanced-geometry svg:viewBox="0 0 21600 21600" draw:type="rectangle" draw:enhanced-path="M 0 0 L 21600 0 21600 21600 0 21600 0 0 Z N"/>
        </draw:custom-shape>
        <draw:custom-shape draw:style-name="gr17" draw:text-style-name="P1" draw:layer="layout" svg:width="0.99cm" svg:height="4.14cm" svg:x="18.84cm" svg:y="14.33cm">
          <text:p/>
          <draw:enhanced-geometry svg:viewBox="0 0 21600 21600" draw:type="rectangle" draw:enhanced-path="M 0 0 L 21600 0 21600 21600 0 21600 0 0 Z N"/>
        </draw:custom-shape>
        <draw:custom-shape draw:style-name="gr17" draw:text-style-name="P1" draw:layer="layout" svg:width="0.72cm" svg:height="4.14cm" svg:x="19.29cm" svg:y="2.18cm">
          <text:p/>
          <draw:enhanced-geometry svg:viewBox="0 0 21600 21600" draw:type="rectangle" draw:enhanced-path="M 0 0 L 21600 0 21600 21600 0 21600 0 0 Z N"/>
        </draw:custom-shape>
        <draw:custom-shape draw:style-name="gr17" draw:text-style-name="P1" draw:layer="layout" svg:width="1.71cm" svg:height="4.14cm" svg:x="18.3cm" svg:y="2.18cm">
          <text:p/>
          <draw:enhanced-geometry svg:viewBox="0 0 21600 21600" draw:type="rectangle" draw:enhanced-path="M 0 0 L 21600 0 21600 21600 0 21600 0 0 Z N"/>
        </draw:custom-shape>
        <draw:custom-shape draw:style-name="gr17" draw:text-style-name="P1" draw:layer="layout" svg:width="0.99cm" svg:height="4.14cm" svg:x="19.02cm" svg:y="2.18cm">
          <text:p/>
          <draw:enhanced-geometry svg:viewBox="0 0 21600 21600" draw:type="rectangle" draw:enhanced-path="M 0 0 L 21600 0 21600 21600 0 21600 0 0 Z N"/>
        </draw:custom-shape>
        <draw:custom-shape draw:style-name="gr17" draw:text-style-name="P1" draw:layer="layout" svg:width="1.71cm" svg:height="4.14cm" svg:x="19.92cm" svg:y="14.33cm">
          <text:p/>
          <draw:enhanced-geometry svg:viewBox="0 0 21600 21600" draw:type="rectangle" draw:enhanced-path="M 0 0 L 21600 0 21600 21600 0 21600 0 0 Z N"/>
        </draw:custom-shape>
        <draw:custom-shape draw:style-name="gr17" draw:text-style-name="P1" draw:layer="layout" svg:width="1.44cm" svg:height="4.14cm" svg:x="20.01cm" svg:y="2.18cm">
          <text:p/>
          <draw:enhanced-geometry svg:viewBox="0 0 21600 21600" draw:type="rectangle" draw:enhanced-path="M 0 0 L 21600 0 21600 21600 0 21600 0 0 Z N"/>
        </draw:custom-shape>
        <draw:custom-shape draw:style-name="gr17" draw:text-style-name="P1" draw:layer="layout" svg:width="5.76cm" svg:height="1.44cm" svg:x="18.21cm" svg:y="0.74cm">
          <text:p/>
          <draw:enhanced-geometry svg:viewBox="0 0 21600 21600" draw:type="rectangle" draw:enhanced-path="M 0 0 L 21600 0 21600 21600 0 21600 0 0 Z N"/>
        </draw:custom-shape>
        <draw:custom-shape draw:style-name="gr17" draw:text-style-name="P1" draw:layer="layout" svg:width="5.76cm" svg:height="1.44cm" svg:x="18.12cm" svg:y="18.47cm">
          <text:p/>
          <draw:enhanced-geometry svg:viewBox="0 0 21600 21600" draw:type="rectangle" draw:enhanced-path="M 0 0 L 21600 0 21600 21600 0 21600 0 0 Z N"/>
        </draw:custom-shape>
        <draw:g>
          <draw:custom-shape draw:style-name="gr17" draw:text-style-name="P1" draw:layer="layout" svg:width="3.151cm" svg:height="3.03cm" svg:x="7.428cm" svg:y="2.559cm">
            <text:p/>
            <draw:enhanced-geometry svg:viewBox="0 0 21600 21600" draw:mirror-vertical="true" draw:mirror-horizontal="false" draw:type="rectangle" draw:enhanced-path="M 0 0 L 21600 0 21600 21600 0 21600 0 0 Z N"/>
          </draw:custom-shape>
          <draw:custom-shape draw:style-name="gr69" draw:text-style-name="P1" draw:layer="layout" svg:width="4.672cm" svg:height="1.894cm" svg:x="6.776cm" svg:y="5.337cm">
            <text:p/>
            <draw:enhanced-geometry svg:viewBox="0 0 21600 21600" draw:mirror-vertical="true" draw:mirror-horizontal="false" draw:glue-points="10800 0 5400 10800 10800 21600 16200 10800" draw:text-areas="5400 10800 16200 21600" draw:type="flowchart-extract" draw:enhanced-path="M 10800 0 L 21600 21600 0 21600 10800 0 Z N"/>
          </draw:custom-shape>
          <draw:custom-shape draw:style-name="gr32" draw:text-style-name="P1" draw:layer="layout" svg:width="1.521cm" svg:height="1.515cm" svg:x="7.645cm" svg:y="3.061cm">
            <text:p/>
            <draw:enhanced-geometry svg:viewBox="0 0 21600 21600" draw:mirror-vertical="true" draw:mirror-horizontal="false" draw:type="rectangle" draw:enhanced-path="M 0 0 L 21600 0 21600 21600 0 21600 0 0 Z N"/>
          </draw:custom-shape>
          <draw:custom-shape draw:style-name="gr70" draw:text-style-name="P1" draw:layer="layout" svg:width="1.087cm" svg:height="1.642cm" svg:x="9.492cm" svg:y="2.559cm">
            <text:p/>
            <draw:enhanced-geometry svg:viewBox="0 0 21600 21600" draw:mirror-vertical="true" draw:mirror-horizontal="false" draw:type="rectangle" draw:enhanced-path="M 0 0 L 21600 0 21600 21600 0 21600 0 0 Z N"/>
          </draw:custom-shape>
        </draw:g>
        <draw:g>
          <draw:custom-shape draw:style-name="gr17" draw:text-style-name="P1" draw:layer="layout" svg:width="3.095cm" svg:height="2.977cm" svg:x="12.101cm" svg:y="2.447cm">
            <text:p/>
            <draw:enhanced-geometry svg:viewBox="0 0 21600 21600" draw:mirror-vertical="true" draw:type="rectangle" draw:enhanced-path="M 0 0 L 21600 0 21600 21600 0 21600 0 0 Z N"/>
          </draw:custom-shape>
          <draw:custom-shape draw:style-name="gr71" draw:text-style-name="P1" draw:layer="layout" svg:width="4.59cm" svg:height="1.86cm" svg:x="11.46cm" svg:y="5.18cm">
            <text:p/>
            <draw:enhanced-geometry svg:viewBox="0 0 21600 21600" draw:mirror-vertical="true" draw:glue-points="10800 0 5400 10800 10800 21600 16200 10800" draw:text-areas="5400 10800 16200 21600" draw:type="flowchart-extract" draw:enhanced-path="M 10800 0 L 21600 21600 0 21600 10800 0 Z N"/>
          </draw:custom-shape>
          <draw:custom-shape draw:style-name="gr32" draw:text-style-name="P1" draw:layer="layout" svg:width="1.494cm" svg:height="1.488cm" svg:x="12.314cm" svg:y="2.947cm">
            <text:p/>
            <draw:enhanced-geometry svg:viewBox="0 0 21600 21600" draw:mirror-vertical="true" draw:type="rectangle" draw:enhanced-path="M 0 0 L 21600 0 21600 21600 0 21600 0 0 Z N"/>
          </draw:custom-shape>
          <draw:custom-shape draw:style-name="gr70" draw:text-style-name="P1" draw:layer="layout" svg:width="1.067cm" svg:height="1.613cm" svg:x="14.129cm" svg:y="2.447cm">
            <text:p/>
            <draw:enhanced-geometry svg:viewBox="0 0 21600 21600" draw:mirror-vertical="true" draw:type="rectangle" draw:enhanced-path="M 0 0 L 21600 0 21600 21600 0 21600 0 0 Z N"/>
          </draw:custom-shape>
        </draw:g>
        <draw:g>
          <draw:custom-shape draw:style-name="gr17" draw:text-style-name="P1" draw:layer="layout" svg:width="3.151cm" svg:height="3.03cm" svg:x="2.212cm" svg:y="2.559cm">
            <text:p/>
            <draw:enhanced-geometry svg:viewBox="0 0 21600 21600" draw:mirror-vertical="true" draw:mirror-horizontal="false" draw:type="rectangle" draw:enhanced-path="M 0 0 L 21600 0 21600 21600 0 21600 0 0 Z N"/>
          </draw:custom-shape>
          <draw:custom-shape draw:style-name="gr61" draw:text-style-name="P1" draw:layer="layout" svg:width="4.672cm" svg:height="1.894cm" svg:x="1.56cm" svg:y="5.337cm">
            <text:p/>
            <draw:enhanced-geometry svg:viewBox="0 0 21600 21600" draw:mirror-vertical="true" draw:mirror-horizontal="false" draw:glue-points="10800 0 5400 10800 10800 21600 16200 10800" draw:text-areas="5400 10800 16200 21600" draw:type="flowchart-extract" draw:enhanced-path="M 10800 0 L 21600 21600 0 21600 10800 0 Z N"/>
          </draw:custom-shape>
          <draw:custom-shape draw:style-name="gr32" draw:text-style-name="P1" draw:layer="layout" svg:width="1.521cm" svg:height="1.515cm" svg:x="2.429cm" svg:y="3.061cm">
            <text:p/>
            <draw:enhanced-geometry svg:viewBox="0 0 21600 21600" draw:mirror-vertical="true" draw:mirror-horizontal="false" draw:type="rectangle" draw:enhanced-path="M 0 0 L 21600 0 21600 21600 0 21600 0 0 Z N"/>
          </draw:custom-shape>
          <draw:custom-shape draw:style-name="gr70" draw:text-style-name="P1" draw:layer="layout" svg:width="1.087cm" svg:height="1.642cm" svg:x="4.276cm" svg:y="2.559cm">
            <text:p/>
            <draw:enhanced-geometry svg:viewBox="0 0 21600 21600" draw:mirror-vertical="true" draw:mirror-horizontal="false" draw:type="rectangle" draw:enhanced-path="M 0 0 L 21600 0 21600 21600 0 21600 0 0 Z N"/>
          </draw:custom-shape>
        </draw:g>
      </draw:page>
      <draw:page draw:name="page31" draw:style-name="dp1" draw:master-page-name="標準">
        <draw:path draw:style-name="gr87" draw:text-style-name="P1" draw:layer="layout" svg:width="12.999cm" svg:height="2.39cm" svg:x="2cm" svg:y="4.85cm" svg:viewBox="0 0 13000 2391" svg:d="m200 1011c800-2400 6291 201 6800 400 448 175 2319 398 2800 300 465-95 500 100 1100-600 376-439 300-900 700-1100-200 500 0 800 200 900 0 200 700 100 1200-100-100 600-1500 400-2600 1400-397 361-8900 100-10400-100 0-400 100-100 200-700l1500 400z">
          <text:p/>
        </draw:path>
        <draw:custom-shape draw:style-name="gr46" draw:text-style-name="P1" draw:layer="layout" svg:width="0.2cm" svg:height="0.3cm" svg:x="3.6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1" draw:layer="layout" svg:width="13.699cm" svg:height="2.14cm" svg:x="0.8cm" svg:y="5.609cm" svg:viewBox="0 0 13700 2141" svg:d="m6374 990-883-737-663 604-2285-371 491 563-2371 61 1559 446-2222 173 1880 335 8035 77 1391-213 2394 172-1410-446 1067-137-726-253-531 36-2948-15 917-451-1966 350 149-776zm-8252-408z">
          <text:p/>
        </draw:path>
        <draw:path draw:style-name="gr10" draw:text-style-name="P1" draw:layer="layout" svg:width="3.199cm" svg:height="2.349cm" svg:x="4.1cm" svg:y="2.7cm" svg:viewBox="0 0 3200 2350" svg:d="m1400 2350c200-1700-1400-2200-1400-2200 400-600 1200 800 1700 700 200 100 800-800 1500-300-500-600-1500 800-1700 1800z">
          <text:p/>
        </draw:path>
        <draw:path draw:style-name="gr89" draw:text-style-name="P1" draw:layer="layout" svg:width="8.999cm" svg:height="3.399cm" svg:x="18.701cm" svg:y="2.4cm" svg:viewBox="0 0 9000 3400" svg:d="m600 1300c-500 1500-600 1900-600 1900h600l100-600 400-300 600 300-200 600c0 0 800 100 700 100s200-700 200-700l900-300c0 0 500 300 500 200s200 500 200 500v300h600l200-700c0 0 700 100 600 100s300 700 300 700h700l-600-1200 1000-700 1200 400 700 500 300-300-1000-600-1200-700-1900-200-900 400-900 300-800-800-800-500-1100 300z">
          <text:p/>
        </draw:path>
        <draw:custom-shape draw:style-name="gr46" draw:text-style-name="P1" draw:layer="layout" svg:width="1.7cm" svg:height="0.4cm" svg:x="19.401cm" svg:y="3.7cm">
          <text:p/>
          <draw:enhanced-geometry svg:viewBox="0 0 21600 21600" draw:type="rectangle" draw:enhanced-path="M 0 0 L 21600 0 21600 21600 0 21600 0 0 Z N"/>
        </draw:custom-shape>
        <draw:custom-shape draw:style-name="gr46" draw:text-style-name="P1" draw:layer="layout" svg:width="1.7cm" svg:height="0.4cm" svg:x="19.401cm" svg:y="3.7cm">
          <text:p/>
          <draw:enhanced-geometry svg:viewBox="0 0 21600 21600" draw:type="rectangle" draw:enhanced-path="M 0 0 L 21600 0 21600 21600 0 21600 0 0 Z N"/>
        </draw:custom-shape>
        <draw:custom-shape draw:style-name="gr46" draw:text-style-name="P1" draw:layer="layout" svg:width="1.7cm" svg:height="0.4cm" svg:x="19.401cm" svg:y="3.7cm">
          <text:p/>
          <draw:enhanced-geometry svg:viewBox="0 0 21600 21600" draw:type="rectangle" draw:enhanced-path="M 0 0 L 21600 0 21600 21600 0 21600 0 0 Z N"/>
        </draw:custom-shape>
        <draw:custom-shape draw:style-name="gr70" draw:text-style-name="P1" draw:layer="layout" svg:width="1.7cm" svg:height="0.4cm" svg:x="19.401cm" svg:y="3.7cm">
          <text:p/>
          <draw:enhanced-geometry svg:viewBox="0 0 21600 21600" draw:type="rectangle" draw:enhanced-path="M 0 0 L 21600 0 21600 21600 0 21600 0 0 Z N"/>
        </draw:custom-shape>
        <draw:custom-shape draw:style-name="gr70" draw:text-style-name="P1" draw:layer="layout" svg:width="0.6cm" svg:height="0.4cm" svg:x="24.201cm" svg:y="5.1cm">
          <text:p/>
          <draw:enhanced-geometry svg:viewBox="0 0 21600 21600" draw:type="rectangle" draw:enhanced-path="M 0 0 L 21600 0 21600 21600 0 21600 0 0 Z N"/>
        </draw:custom-shape>
        <draw:custom-shape draw:style-name="gr70" draw:text-style-name="P1" draw:layer="layout" svg:width="0.5cm" svg:height="0.4cm" svg:x="20.501cm" svg:y="4.9cm">
          <text:p/>
          <draw:enhanced-geometry svg:viewBox="0 0 21600 21600" draw:type="rectangle" draw:enhanced-path="M 0 0 L 21600 0 21600 21600 0 21600 0 0 Z N"/>
        </draw:custom-shape>
        <draw:custom-shape draw:style-name="gr70" draw:text-style-name="P1" draw:layer="layout" svg:width="0.5cm" svg:height="0.4cm" svg:x="19.101cm" svg:y="4.5cm">
          <text:p/>
          <draw:enhanced-geometry svg:viewBox="0 0 21600 21600" draw:type="rectangle" draw:enhanced-path="M 0 0 L 21600 0 21600 21600 0 21600 0 0 Z N"/>
        </draw:custom-shape>
        <draw:custom-shape draw:style-name="gr70" draw:text-style-name="P1" draw:layer="layout" svg:width="0.6cm" svg:height="1cm" svg:x="22.101cm" svg:y="3.6cm">
          <text:p/>
          <draw:enhanced-geometry svg:viewBox="0 0 21600 21600" draw:type="rectangle" draw:enhanced-path="M 0 0 L 21600 0 21600 21600 0 21600 0 0 Z N"/>
        </draw:custom-shape>
        <draw:path draw:style-name="gr90" draw:text-style-name="P1" draw:layer="layout" svg:width="3.4cm" svg:height="2.8cm" svg:x="18.2cm" svg:y="1.299cm" svg:viewBox="0 0 3401 2801" svg:d="m1700 700 178 5 172 16 165 25 586-645 219 975 96 80 84 87 70 92 56 97 40 102 25 106 9 110-9 110-25 106-40 102-56 97-70 92-84 87-96 80-108 74-120 67-130 60-141 51-149 44-157 34-165 25-172 16-178 5-178-5-172-16-165-25-157-34-149-44-141-51-130-60-119-67-109-74-96-80-84-87-70-92-56-97-40-102-25-106-9-110 9-110 25-106 40-102 56-97 70-92 400-1243 922 705zm-1522-5zm3401 2101z">
          <text:p/>
        </draw:path>
        <draw:custom-shape draw:style-name="gr70" draw:text-style-name="P1" draw:layer="layout" svg:width="0.2cm" svg:height="0.5cm" svg:x="19.601cm" svg:y="2cm">
          <text:p/>
          <draw:enhanced-geometry svg:viewBox="0 0 21600 21600" draw:type="rectangle" draw:enhanced-path="M 0 0 L 21600 0 21600 21600 0 21600 0 0 Z N"/>
        </draw:custom-shape>
        <draw:custom-shape draw:style-name="gr70" draw:text-style-name="P1" draw:layer="layout" svg:width="0.6cm" svg:height="1cm" svg:x="23.701cm" svg:y="3.2cm">
          <text:p/>
          <draw:enhanced-geometry svg:viewBox="0 0 21600 21600" draw:type="rectangle" draw:enhanced-path="M 0 0 L 21600 0 21600 21600 0 21600 0 0 Z N"/>
        </draw:custom-shape>
        <draw:custom-shape draw:style-name="gr70" draw:text-style-name="P1" draw:layer="layout" svg:width="0.2cm" svg:height="0.5cm" svg:x="20.301cm" svg:y="2cm">
          <text:p/>
          <draw:enhanced-geometry svg:viewBox="0 0 21600 21600" draw:type="rectangle" draw:enhanced-path="M 0 0 L 21600 0 21600 21600 0 21600 0 0 Z N"/>
        </draw:custom-shape>
        <draw:custom-shape draw:style-name="gr59" draw:text-style-name="P1" draw:layer="layout" svg:width="0.5cm" svg:height="0.4cm" svg:x="19.001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 draw:layer="layout" svg:width="0.5cm" svg:height="0.4cm" svg:x="20.301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9" draw:text-style-name="P1" draw:layer="layout" svg:width="1.799cm" svg:height="0.338cm" svg:x="19.001cm" svg:y="3.361cm" svg:viewBox="0 0 1800 339" svg:d="m0 100c300 300 700 200 900-100-100 300 700 300 900 0 0 400-700 400-900 200-200 200-900 200-900-100z">
          <text:p/>
        </draw:path>
        <draw:custom-shape draw:style-name="gr70" draw:text-style-name="P1" draw:layer="layout" svg:width="0.6cm" svg:height="0.4cm" svg:x="22.901cm" svg:y="5.1cm">
          <text:p/>
          <draw:enhanced-geometry svg:viewBox="0 0 21600 21600" draw:type="rectangle" draw:enhanced-path="M 0 0 L 21600 0 21600 21600 0 21600 0 0 Z N"/>
        </draw:custom-shape>
        <draw:custom-shape draw:style-name="gr70" draw:text-style-name="P1" draw:layer="layout" svg:width="0.6cm" svg:height="0.5cm" svg:x="25.701cm" svg:y="3.6cm">
          <text:p/>
          <draw:enhanced-geometry svg:viewBox="0 0 21600 21600" draw:type="rectangle" draw:enhanced-path="M 0 0 L 21600 0 21600 21600 0 21600 0 0 Z N"/>
        </draw:custom-shape>
        <draw:custom-shape draw:style-name="gr70" draw:text-style-name="P1" draw:layer="layout" svg:width="0.6cm" svg:height="0.5cm" svg:x="26.701cm" svg:y="4cm">
          <text:p/>
          <draw:enhanced-geometry svg:viewBox="0 0 21600 21600" draw:type="rectangle" draw:enhanced-path="M 0 0 L 21600 0 21600 21600 0 21600 0 0 Z N"/>
        </draw:custom-shape>
        <draw:custom-shape draw:style-name="gr46" draw:text-style-name="P1" draw:layer="layout" svg:width="0.2cm" svg:height="0.2cm" svg:x="19.30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2cm" svg:height="0.2cm" svg:x="20.601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91" draw:text-style-name="P1" draw:layer="layout" svg:width="7.599cm" svg:height="12.699cm" draw:transform="skewX (-7.71920907265212E-017) rotate (-0.582241838465309) translate (15.1836441039162cm 4.96637386843299cm)" svg:viewBox="0 0 7600 12700" draw:points="0,12700 3697,0 7600,12700 6368,12700 5135,10704 2259,10704 1027,12700">
          <text:p/>
        </draw:polygon>
        <draw:custom-shape draw:style-name="gr46" draw:text-style-name="P1" draw:layer="layout" svg:width="6.3cm" svg:height="2cm" draw:transform="rotate (-0.582241838465309) translate (12.082cm 10.587cm)">
          <text:p/>
          <draw:enhanced-geometry svg:viewBox="0 0 21600 21600" draw:type="rectangle" draw:enhanced-path="M 0 0 L 21600 0 21600 21600 0 21600 0 0 Z N"/>
        </draw:custom-shape>
        <draw:custom-shape draw:style-name="gr46" draw:text-style-name="P1" draw:layer="layout" svg:width="4.3cm" svg:height="1.2cm" draw:transform="rotate (-0.582241838465309) translate (14.512cm 8.714cm)">
          <text:p/>
          <draw:enhanced-geometry svg:viewBox="0 0 21600 21600" draw:type="rectangle" draw:enhanced-path="M 0 0 L 21600 0 21600 21600 0 21600 0 0 Z N"/>
        </draw:custom-shape>
        <draw:polygon draw:style-name="gr91" draw:text-style-name="P1" draw:layer="layout" svg:width="7.599cm" svg:height="12.699cm" svg:x="14.672cm" svg:y="7.2cm" svg:viewBox="0 0 7600 12700" draw:points="0,12700 3697,0 7600,12700 6368,12700 5135,10704 2259,10704 1027,12700">
          <text:p/>
        </draw:polygon>
        <draw:custom-shape draw:style-name="gr46" draw:text-style-name="P1" draw:layer="layout" svg:width="6.3cm" svg:height="2cm" svg:x="15.172cm" svg:y="13.6cm">
          <text:p/>
          <draw:enhanced-geometry svg:viewBox="0 0 21600 21600" draw:type="rectangle" draw:enhanced-path="M 0 0 L 21600 0 21600 21600 0 21600 0 0 Z N"/>
        </draw:custom-shape>
        <draw:custom-shape draw:style-name="gr46" draw:text-style-name="P1" draw:layer="layout" svg:width="4.3cm" svg:height="1.2cm" svg:x="16.172cm" svg:y="10.7cm">
          <text:p/>
          <draw:enhanced-geometry svg:viewBox="0 0 21600 21600" draw:type="rectangle" draw:enhanced-path="M 0 0 L 21600 0 21600 21600 0 21600 0 0 Z N"/>
        </draw:custom-shape>
        <draw:polygon draw:style-name="gr91" draw:text-style-name="P1" draw:layer="layout" svg:width="7.599cm" svg:height="12.699cm" draw:transform="skewX (-7.71920907265212E-017) rotate (0.569675467850949) translate (15.3226505978587cm 9.20581015244793cm)" svg:viewBox="0 0 7600 12700" draw:points="0,12700 3697,0 7600,12700 6368,12700 5135,10704 2259,10704 1027,12700">
          <text:p/>
        </draw:polygon>
        <draw:custom-shape draw:style-name="gr46" draw:text-style-name="P1" draw:layer="layout" svg:width="6.3cm" svg:height="2cm" draw:transform="rotate (0.569675467850949) translate (19.195cm 14.325cm)">
          <text:p/>
          <draw:enhanced-geometry svg:viewBox="0 0 21600 21600" draw:type="rectangle" draw:enhanced-path="M 0 0 L 21600 0 21600 21600 0 21600 0 0 Z N"/>
        </draw:custom-shape>
        <draw:custom-shape draw:style-name="gr46" draw:text-style-name="P1" draw:layer="layout" svg:width="4.3cm" svg:height="1.2cm" draw:transform="rotate (0.569675467850949) translate (18.474cm 11.344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6b6b" draw:end-color="#ccffff" draw:start-intensity="100%" draw:end-intensity="100%" draw:angle="0" draw:border="0%"/>
    <draw:gradient draw:name="Gradient_20_12" draw:display-name="Gradient 12" draw:style="linear" draw:start-color="#004a4a" draw:end-color="#94bd5e" draw:start-intensity="100%" draw:end-intensity="100%" draw:angle="0" draw:border="0%"/>
    <draw:gradient draw:name="Gradient_20_7" draw:display-name="Gradient 7" draw:style="linear" draw:start-color="#008080" draw:end-color="#ffffff" draw:start-intensity="100%" draw:end-intensity="100%" draw:angle="0" draw:border="0%"/>
    <draw:gradient draw:name="Gradient_20_9" draw:display-name="Gradient 9" draw:style="linear" draw:start-color="#355e00" draw:end-color="#33cc66" draw:start-intensity="100%" draw:end-intensity="100%" draw:angle="0" draw:border="0%"/>
    <draw:opacity draw:name="Transparency_20_1" draw:display-name="Transparency 1" draw:style="linear" draw:start="50%" draw:end="0%" draw:angle="900" draw:border="0%"/>
    <draw:opacity draw:name="Transparency_20_2" draw:display-name="Transparency 2" draw:style="linear" draw:start="50%" draw:end="0%" draw:angle="2700" draw:border="0%"/>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8-17T09:33:21.25</meta:creation-date>
    <meta:print-date>2014-03-09T11:43:32.66</meta:print-date>
    <dc:date>2014-05-07T08:14:46.88</dc:date>
    <meta:editing-duration>PT21H35M48S</meta:editing-duration>
    <meta:editing-cycles>5</meta:editing-cycles>
    <meta:generator>LibreOffice/3.4$Win32 LibreOffice_project/340m1$Build-203</meta:generator>
    <meta:document-statistic meta:object-count="1100"/>
  </office:meta>
</office:document-meta>
</file>